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03329410862978" table:style-name="ce1">
            <text:p>1,033294109</text:p>
          </table:table-cell>
          <table:table-cell office:value-type="float" office:value="1.06202454697066" table:style-name="ce1">
            <text:p>1,062024547</text:p>
          </table:table-cell>
          <table:table-cell office:value-type="float" office:value="0.30579810393312801" table:style-name="ce1">
            <text:p>0,305798104</text:p>
          </table:table-cell>
          <table:table-cell office:value-type="float" office:value="0.92938307020799604" table:style-name="ce1">
            <text:p>0,9293830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4221025921926" table:style-name="ce1">
            <text:p>1,142210259</text:p>
          </table:table-cell>
          <table:table-cell office:value-type="float" office:value="0.98786522349818795" table:style-name="ce1">
            <text:p>0,987865223</text:p>
          </table:table-cell>
          <table:table-cell office:value-type="float" office:value="-1.17554601192249E-2" table:style-name="ce1">
            <text:p>-0,01175546</text:p>
          </table:table-cell>
          <table:table-cell office:value-type="float" office:value="0.82641296737106595" table:style-name="ce1">
            <text:p>0,826412967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1.25778472263506" table:style-name="ce1">
            <text:p>1,257784723</text:p>
          </table:table-cell>
          <table:table-cell office:value-type="float" office:value="0.96222583229626002" table:style-name="ce1">
            <text:p>0,962225832</text:p>
          </table:table-cell>
          <table:table-cell office:value-type="float" office:value="0.15860931807595499" table:style-name="ce1">
            <text:p>0,158609318</text:p>
          </table:table-cell>
          <table:table-cell office:value-type="float" office:value="0.88029478544653605" table:style-name="ce1">
            <text:p>0,88029478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022245402670799" table:style-name="ce1">
            <text:p>1,20222454</text:p>
          </table:table-cell>
          <table:table-cell office:value-type="float" office:value="0.98991208512298501" table:style-name="ce1">
            <text:p>0,989912085</text:p>
          </table:table-cell>
          <table:table-cell office:value-type="float" office:value="0.115178016616075" table:style-name="ce1">
            <text:p>0,115178017</text:p>
          </table:table-cell>
          <table:table-cell office:value-type="float" office:value="0.88265093379674697" table:style-name="ce1">
            <text:p>0,882650934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44274779886352" table:style-name="ce1">
            <text:p>1,442747799</text:p>
          </table:table-cell>
          <table:table-cell office:value-type="float" office:value="0.89771095770315101" table:style-name="ce1">
            <text:p>0,897710958</text:p>
          </table:table-cell>
          <table:table-cell office:value-type="float" office:value="-0.14615050669475099" table:style-name="ce1">
            <text:p>-0,146150507</text:p>
          </table:table-cell>
          <table:table-cell office:value-type="float" office:value="0.788044441445791" table:style-name="ce1">
            <text:p>0,78804444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8134188715194" table:style-name="ce1">
            <text:p>1,281341887</text:p>
          </table:table-cell>
          <table:table-cell office:value-type="float" office:value="0.94871479721974805" table:style-name="ce1">
            <text:p>0,948714797</text:p>
          </table:table-cell>
          <table:table-cell office:value-type="float" office:value="-8.2967326730609692E-3" table:style-name="ce1">
            <text:p>-0,008296733</text:p>
          </table:table-cell>
          <table:table-cell office:value-type="float" office:value="0.84227714210027105" table:style-name="ce1">
            <text:p>0,842277142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1.2819091896705399" table:style-name="ce1">
            <text:p>1,28190919</text:p>
          </table:table-cell>
          <table:table-cell office:value-type="float" office:value="0.94491462932868397" table:style-name="ce1">
            <text:p>0,944914629</text:p>
          </table:table-cell>
          <table:table-cell office:value-type="float" office:value="-7.6299332659659103E-2" table:style-name="ce1">
            <text:p>-0,076299333</text:p>
          </table:table-cell>
          <table:table-cell office:value-type="float" office:value="0.81753298590630297" table:style-name="ce1">
            <text:p>0,81753298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37720158260128" table:style-name="ce1">
            <text:p>1,377201583</text:p>
          </table:table-cell>
          <table:table-cell office:value-type="float" office:value="0.93102762317561105" table:style-name="ce1">
            <text:p>0,931027623</text:p>
          </table:table-cell>
          <table:table-cell office:value-type="float" office:value="7.7655286649298605E-2" table:style-name="ce1">
            <text:p>0,077655287</text:p>
          </table:table-cell>
          <table:table-cell office:value-type="float" office:value="0.87167313527891499" table:style-name="ce1">
            <text:p>0,871673135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1.4012216415396499" table:style-name="ce1">
            <text:p>1,401221642</text:p>
          </table:table-cell>
          <table:table-cell office:value-type="float" office:value="0.90877590540420605" table:style-name="ce1">
            <text:p>0,908775905</text:p>
          </table:table-cell>
          <table:table-cell office:value-type="float" office:value="-8.6814251058369193E-2" table:style-name="ce1">
            <text:p>-0,086814251</text:p>
          </table:table-cell>
          <table:table-cell office:value-type="float" office:value="0.81446269051198705" table:style-name="ce1">
            <text:p>0,81446269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42386546398906" table:style-name="ce1">
            <text:p>1,423865464</text:p>
          </table:table-cell>
          <table:table-cell office:value-type="float" office:value="0.90210093768003896" table:style-name="ce1">
            <text:p>0,902100938</text:p>
          </table:table-cell>
          <table:table-cell office:value-type="float" office:value="-0.117026266187244" table:style-name="ce1">
            <text:p>-0,117026266</text:p>
          </table:table-cell>
          <table:table-cell office:value-type="float" office:value="0.801063660361643" table:style-name="ce1">
            <text:p>0,80106366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1.2994184268028299" table:style-name="ce1">
            <text:p>1,299418427</text:p>
          </table:table-cell>
          <table:table-cell office:value-type="float" office:value="0.942549003250855" table:style-name="ce1">
            <text:p>0,942549003</text:p>
          </table:table-cell>
          <table:table-cell office:value-type="float" office:value="-3.4080679420221298E-2" table:style-name="ce1">
            <text:p>-0,034080679</text:p>
          </table:table-cell>
          <table:table-cell office:value-type="float" office:value="0.83314397816596297" table:style-name="ce1">
            <text:p>0,83314397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309111870386601" table:style-name="ce1">
            <text:p>1,330911187</text:p>
          </table:table-cell>
          <table:table-cell office:value-type="float" office:value="0.923589424806457" table:style-name="ce1">
            <text:p>0,923589425</text:p>
          </table:table-cell>
          <table:table-cell office:value-type="float" office:value="-0.121037316538971" table:style-name="ce1">
            <text:p>-0,121037317</text:p>
          </table:table-cell>
          <table:table-cell office:value-type="float" office:value="0.80290223606245203" table:style-name="ce1">
            <text:p>0,802902236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1.3044471153275601" table:style-name="ce1">
            <text:p>1,304447115</text:p>
          </table:table-cell>
          <table:table-cell office:value-type="float" office:value="0.95498260328506301" table:style-name="ce1">
            <text:p>0,954982603</text:p>
          </table:table-cell>
          <table:table-cell office:value-type="float" office:value="9.5669830284505999E-2" table:style-name="ce1">
            <text:p>0,09566983</text:p>
          </table:table-cell>
          <table:table-cell office:value-type="float" office:value="0.87799047317510104" table:style-name="ce1">
            <text:p>0,87799047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26548766776195" table:style-name="ce1">
            <text:p>1,265487668</text:p>
          </table:table-cell>
          <table:table-cell office:value-type="float" office:value="0.95189515260533797" table:style-name="ce1">
            <text:p>0,951895153</text:p>
          </table:table-cell>
          <table:table-cell office:value-type="float" office:value="-2.0265409397835801E-2" table:style-name="ce1">
            <text:p>-0,020265409</text:p>
          </table:table-cell>
          <table:table-cell office:value-type="float" office:value="0.83648999830673298" table:style-name="ce1">
            <text:p>0,836489998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3837003672746599" table:style-name="ce1">
            <text:p>1,383700367</text:p>
          </table:table-cell>
          <table:table-cell office:value-type="float" office:value="0.91744883936738897" table:style-name="ce1">
            <text:p>0,917448839</text:p>
          </table:table-cell>
          <table:table-cell office:value-type="float" office:value="-0.105774368161273" table:style-name="ce1">
            <text:p>-0,105774368</text:p>
          </table:table-cell>
          <table:table-cell office:value-type="float" office:value="0.81213809926339298" table:style-name="ce1">
            <text:p>0,81213809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3509781820037099" table:style-name="ce1">
            <text:p>1,350978182</text:p>
          </table:table-cell>
          <table:table-cell office:value-type="float" office:value="0.90805440485679501" table:style-name="ce1">
            <text:p>0,908054405</text:p>
          </table:table-cell>
          <table:table-cell office:value-type="float" office:value="-0.168809012311225" table:style-name="ce1">
            <text:p>-0,168809012</text:p>
          </table:table-cell>
          <table:table-cell office:value-type="float" office:value="0.77852567501313297" table:style-name="ce1">
            <text:p>0,778525675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.244872770528" table:style-name="ce1">
            <text:p>1,244872771</text:p>
          </table:table-cell>
          <table:table-cell office:value-type="float" office:value="0.94734678791487104" table:style-name="ce1">
            <text:p>0,947346788</text:p>
          </table:table-cell>
          <table:table-cell office:value-type="float" office:value="-0.13346223470653701" table:style-name="ce1">
            <text:p>-0,133462235</text:p>
          </table:table-cell>
          <table:table-cell office:value-type="float" office:value="0.80173197902610904" table:style-name="ce1">
            <text:p>0,80173197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2796694293384701" table:style-name="ce1">
            <text:p>1,279669429</text:p>
          </table:table-cell>
          <table:table-cell office:value-type="float" office:value="0.96888969377201695" table:style-name="ce1">
            <text:p>0,968889694</text:p>
          </table:table-cell>
          <table:table-cell office:value-type="float" office:value="0.28023046215998398" table:style-name="ce1">
            <text:p>0,280230462</text:p>
          </table:table-cell>
          <table:table-cell office:value-type="float" office:value="0.91670501397067194" table:style-name="ce1">
            <text:p>0,916705014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.2723998662734199" table:style-name="ce1">
            <text:p>1,272399866</text:p>
          </table:table-cell>
          <table:table-cell office:value-type="float" office:value="0.94343213254357206" table:style-name="ce1">
            <text:p>0,943432133</text:p>
          </table:table-cell>
          <table:table-cell office:value-type="float" office:value="-8.7523429225453406E-2" table:style-name="ce1">
            <text:p>-0,087523429</text:p>
          </table:table-cell>
          <table:table-cell office:value-type="float" office:value="0.81467793794388899" table:style-name="ce1">
            <text:p>0,81467793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4253329387426" table:style-name="ce1">
            <text:p>1,342533294</text:p>
          </table:table-cell>
          <table:table-cell office:value-type="float" office:value="0.91820958269311304" table:style-name="ce1">
            <text:p>0,918209583</text:p>
          </table:table-cell>
          <table:table-cell office:value-type="float" office:value="-0.17937708137400701" table:style-name="ce1">
            <text:p>-0,179377081</text:p>
          </table:table-cell>
          <table:table-cell office:value-type="float" office:value="0.78681326918245598" table:style-name="ce1">
            <text:p>0,786813269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1.2502983439872" table:style-name="ce1">
            <text:p>1,250298344</text:p>
          </table:table-cell>
          <table:table-cell office:value-type="float" office:value="0.94784007036806806" table:style-name="ce1">
            <text:p>0,94784007</text:p>
          </table:table-cell>
          <table:table-cell office:value-type="float" office:value="-3.6725790853644899E-2" table:style-name="ce1">
            <text:p>-0,036725791</text:p>
          </table:table-cell>
          <table:table-cell office:value-type="float" office:value="0.82166403120423204" table:style-name="ce1">
            <text:p>0,82166403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18084610192399" table:style-name="ce1">
            <text:p>1,241808461</text:p>
          </table:table-cell>
          <table:table-cell office:value-type="float" office:value="0.95491863715744996" table:style-name="ce1">
            <text:p>0,954918637</text:p>
          </table:table-cell>
          <table:table-cell office:value-type="float" office:value="4.8539955154325298E-2" table:style-name="ce1">
            <text:p>0,048539955</text:p>
          </table:table-cell>
          <table:table-cell office:value-type="float" office:value="0.84759277673317801" table:style-name="ce1">
            <text:p>0,847592777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1.21885478742082" table:style-name="ce1">
            <text:p>1,218854787</text:p>
          </table:table-cell>
          <table:table-cell office:value-type="float" office:value="0.97156879274518904" table:style-name="ce1">
            <text:p>0,971568793</text:p>
          </table:table-cell>
          <table:table-cell office:value-type="float" office:value="9.2657460413462497E-2" table:style-name="ce1">
            <text:p>0,09265746</text:p>
          </table:table-cell>
          <table:table-cell office:value-type="float" office:value="0.86500784279259701" table:style-name="ce1">
            <text:p>0,86500784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2098016635656299" table:style-name="ce1">
            <text:p>1,209801664</text:p>
          </table:table-cell>
          <table:table-cell office:value-type="float" office:value="0.97809017282305799" table:style-name="ce1">
            <text:p>0,978090173</text:p>
          </table:table-cell>
          <table:table-cell office:value-type="float" office:value="0.122302888626509" table:style-name="ce1">
            <text:p>0,122302889</text:p>
          </table:table-cell>
          <table:table-cell office:value-type="float" office:value="0.87516947821990498" table:style-name="ce1">
            <text:p>0,875169478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1.33353691011313" table:style-name="ce1">
            <text:p>1,33353691</text:p>
          </table:table-cell>
          <table:table-cell office:value-type="float" office:value="0.92878940082789696" table:style-name="ce1">
            <text:p>0,928789401</text:p>
          </table:table-cell>
          <table:table-cell office:value-type="float" office:value="-6.2911198352304104E-2" table:style-name="ce1">
            <text:p>-0,062911198</text:p>
          </table:table-cell>
          <table:table-cell office:value-type="float" office:value="0.81708097881318098" table:style-name="ce1">
            <text:p>0,817080979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3582260509983199" table:style-name="ce1">
            <text:p>1,358226051</text:p>
          </table:table-cell>
          <table:table-cell office:value-type="float" office:value="0.922200401388099" table:style-name="ce1">
            <text:p>0,922200401</text:p>
          </table:table-cell>
          <table:table-cell office:value-type="float" office:value="-1.06098754369452E-2" table:style-name="ce1">
            <text:p>-0,010609875</text:p>
          </table:table-cell>
          <table:table-cell office:value-type="float" office:value="0.82444414792551102" table:style-name="ce1">
            <text:p>0,824444148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1.26888951524932" table:style-name="ce1">
            <text:p>1,268889515</text:p>
          </table:table-cell>
          <table:table-cell office:value-type="float" office:value="0.94802280567961505" table:style-name="ce1">
            <text:p>0,948022806</text:p>
          </table:table-cell>
          <table:table-cell office:value-type="float" office:value="3.7125190412924197E-2" table:style-name="ce1">
            <text:p>0,03712519</text:p>
          </table:table-cell>
          <table:table-cell office:value-type="float" office:value="0.83701302790459298" table:style-name="ce1">
            <text:p>0,83701302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20473606104998" table:style-name="ce1">
            <text:p>1,204736061</text:p>
          </table:table-cell>
          <table:table-cell office:value-type="float" office:value="0.97519265000065802" table:style-name="ce1">
            <text:p>0,97519265</text:p>
          </table:table-cell>
          <table:table-cell office:value-type="float" office:value="0.117003473736756" table:style-name="ce1">
            <text:p>0,117003474</text:p>
          </table:table-cell>
          <table:table-cell office:value-type="float" office:value="0.86559479973742803" table:style-name="ce1">
            <text:p>0,8655948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1.3611147377025099" table:style-name="ce1">
            <text:p>1,361114738</text:p>
          </table:table-cell>
          <table:table-cell office:value-type="float" office:value="0.92762511365417699" table:style-name="ce1">
            <text:p>0,927625114</text:p>
          </table:table-cell>
          <table:table-cell office:value-type="float" office:value="-4.2339035686860697E-2" table:style-name="ce1">
            <text:p>-0,042339036</text:p>
          </table:table-cell>
          <table:table-cell office:value-type="float" office:value="0.83070114234375003" table:style-name="ce1">
            <text:p>0,830701142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2473908615141001" table:style-name="ce1">
            <text:p>1,247390862</text:p>
          </table:table-cell>
          <table:table-cell office:value-type="float" office:value="0.95334548656461704" table:style-name="ce1">
            <text:p>0,953345487</text:p>
          </table:table-cell>
          <table:table-cell office:value-type="float" office:value="-0.117009416222533" table:style-name="ce1">
            <text:p>-0,117009416</text:p>
          </table:table-cell>
          <table:table-cell office:value-type="float" office:value="0.80952265624236897" table:style-name="ce1">
            <text:p>0,809522656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29291294594991" table:style-name="ce1">
            <text:p>1,292912946</text:p>
          </table:table-cell>
          <table:table-cell office:value-type="float" office:value="0.96185881342892998" table:style-name="ce1">
            <text:p>0,961858813</text:p>
          </table:table-cell>
          <table:table-cell office:value-type="float" office:value="0.31813940458233297" table:style-name="ce1">
            <text:p>0,318139405</text:p>
          </table:table-cell>
          <table:table-cell office:value-type="float" office:value="0.92327546701913299" table:style-name="ce1">
            <text:p>0,92327546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25010510797839" table:style-name="ce1">
            <text:p>1,250105108</text:p>
          </table:table-cell>
          <table:table-cell office:value-type="float" office:value="0.95856910319866195" table:style-name="ce1">
            <text:p>0,958569103</text:p>
          </table:table-cell>
          <table:table-cell office:value-type="float" office:value="7.8593735399427295E-2" table:style-name="ce1">
            <text:p>0,078593735</text:p>
          </table:table-cell>
          <table:table-cell office:value-type="float" office:value="0.85725989900662303" table:style-name="ce1">
            <text:p>0,857259899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3144330100984301" table:style-name="ce1">
            <text:p>1,31443301</text:p>
          </table:table-cell>
          <table:table-cell office:value-type="float" office:value="0.92878716920490501" table:style-name="ce1">
            <text:p>0,928787169</text:p>
          </table:table-cell>
          <table:table-cell office:value-type="float" office:value="-0.14354640482025999" table:style-name="ce1">
            <text:p>-0,143546405</text:p>
          </table:table-cell>
          <table:table-cell office:value-type="float" office:value="0.80050843403120897" table:style-name="ce1">
            <text:p>0,80050843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31740745137115" table:style-name="ce1">
            <text:p>1,317407451</text:p>
          </table:table-cell>
          <table:table-cell office:value-type="float" office:value="0.92700872202779305" table:style-name="ce1">
            <text:p>0,927008722</text:p>
          </table:table-cell>
          <table:table-cell office:value-type="float" office:value="-8.2435651897709405E-2" table:style-name="ce1">
            <text:p>-0,082435652</text:p>
          </table:table-cell>
          <table:table-cell office:value-type="float" office:value="0.804585853285125" table:style-name="ce1">
            <text:p>0,804585853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1828085883174599" table:style-name="ce1">
            <text:p>1,182808588</text:p>
          </table:table-cell>
          <table:table-cell office:value-type="float" office:value="0.98718384703498596" table:style-name="ce1">
            <text:p>0,987183847</text:p>
          </table:table-cell>
          <table:table-cell office:value-type="float" office:value="0.15600248528671901" table:style-name="ce1">
            <text:p>0,156002485</text:p>
          </table:table-cell>
          <table:table-cell office:value-type="float" office:value="0.88015119635436301" table:style-name="ce1">
            <text:p>0,88015119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26723819678497" table:style-name="ce1">
            <text:p>1,267238197</text:p>
          </table:table-cell>
          <table:table-cell office:value-type="float" office:value="0.95881125320789296" table:style-name="ce1">
            <text:p>0,958811253</text:p>
          </table:table-cell>
          <table:table-cell office:value-type="float" office:value="4.4273784358057199E-2" table:style-name="ce1">
            <text:p>0,044273784</text:p>
          </table:table-cell>
          <table:table-cell office:value-type="float" office:value="0.84948753371178398" table:style-name="ce1">
            <text:p>0,849487534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2356583599278701" table:style-name="ce1">
            <text:p>1,23565836</text:p>
          </table:table-cell>
          <table:table-cell office:value-type="float" office:value="0.98327804767540705" table:style-name="ce1">
            <text:p>0,983278048</text:p>
          </table:table-cell>
          <table:table-cell office:value-type="float" office:value="0.38938087635559299" table:style-name="ce1">
            <text:p>0,389380876</text:p>
          </table:table-cell>
          <table:table-cell office:value-type="float" office:value="0.93871944276642705" table:style-name="ce1">
            <text:p>0,93871944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629105996743999" table:style-name="ce1">
            <text:p>1,2629106</text:p>
          </table:table-cell>
          <table:table-cell office:value-type="float" office:value="0.95906871003346295" table:style-name="ce1">
            <text:p>0,95906871</text:p>
          </table:table-cell>
          <table:table-cell office:value-type="float" office:value="9.3338145876624298E-2" table:style-name="ce1">
            <text:p>0,093338146</text:p>
          </table:table-cell>
          <table:table-cell office:value-type="float" office:value="0.86155915685476303" table:style-name="ce1">
            <text:p>0,861559157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2499760448828401" table:style-name="ce1">
            <text:p>1,249976045</text:p>
          </table:table-cell>
          <table:table-cell office:value-type="float" office:value="0.96702361290341199" table:style-name="ce1">
            <text:p>0,967023613</text:p>
          </table:table-cell>
          <table:table-cell office:value-type="float" office:value="0.199979223746822" table:style-name="ce1">
            <text:p>0,199979224</text:p>
          </table:table-cell>
          <table:table-cell office:value-type="float" office:value="0.88642289847326905" table:style-name="ce1">
            <text:p>0,886422898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3331287208825899" table:style-name="ce1">
            <text:p>1,333128721</text:p>
          </table:table-cell>
          <table:table-cell office:value-type="float" office:value="0.92944976423500403" table:style-name="ce1">
            <text:p>0,929449764</text:p>
          </table:table-cell>
          <table:table-cell office:value-type="float" office:value="-0.13075236558179301" table:style-name="ce1">
            <text:p>-0,130752366</text:p>
          </table:table-cell>
          <table:table-cell office:value-type="float" office:value="0.81051993263179101" table:style-name="ce1">
            <text:p>0,810519933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2639788601739499" table:style-name="ce1">
            <text:p>1,26397886</text:p>
          </table:table-cell>
          <table:table-cell office:value-type="float" office:value="0.96641522402180902" table:style-name="ce1">
            <text:p>0,966415224</text:p>
          </table:table-cell>
          <table:table-cell office:value-type="float" office:value="0.212595732421343" table:style-name="ce1">
            <text:p>0,212595732</text:p>
          </table:table-cell>
          <table:table-cell office:value-type="float" office:value="0.89708046746069003" table:style-name="ce1">
            <text:p>0,89708046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2057063704369799" table:style-name="ce1">
            <text:p>1,20570637</text:p>
          </table:table-cell>
          <table:table-cell office:value-type="float" office:value="0.97951231500386104" table:style-name="ce1">
            <text:p>0,979512315</text:p>
          </table:table-cell>
          <table:table-cell office:value-type="float" office:value="0.22334123633026601" table:style-name="ce1">
            <text:p>0,223341236</text:p>
          </table:table-cell>
          <table:table-cell office:value-type="float" office:value="0.88532777646587202" table:style-name="ce1">
            <text:p>0,885327776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24224758260188" table:style-name="ce1">
            <text:p>1,242247583</text:p>
          </table:table-cell>
          <table:table-cell office:value-type="float" office:value="0.96982174962867596" table:style-name="ce1">
            <text:p>0,96982175</text:p>
          </table:table-cell>
          <table:table-cell office:value-type="float" office:value="0.188676512529523" table:style-name="ce1">
            <text:p>0,188676513</text:p>
          </table:table-cell>
          <table:table-cell office:value-type="float" office:value="0.88417908065183204" table:style-name="ce1">
            <text:p>0,88417908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30208687703566" table:style-name="ce1">
            <text:p>1,302086877</text:p>
          </table:table-cell>
          <table:table-cell office:value-type="float" office:value="0.95795318471264601" table:style-name="ce1">
            <text:p>0,957953185</text:p>
          </table:table-cell>
          <table:table-cell office:value-type="float" office:value="0.27042016981538303" table:style-name="ce1">
            <text:p>0,27042017</text:p>
          </table:table-cell>
          <table:table-cell office:value-type="float" office:value="0.91072735230378699" table:style-name="ce1">
            <text:p>0,910727352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26950450868098" table:style-name="ce1">
            <text:p>1,269504509</text:p>
          </table:table-cell>
          <table:table-cell office:value-type="float" office:value="0.95228814762237302" table:style-name="ce1">
            <text:p>0,952288148</text:p>
          </table:table-cell>
          <table:table-cell office:value-type="float" office:value="4.4758583190839002E-2" table:style-name="ce1">
            <text:p>0,044758583</text:p>
          </table:table-cell>
          <table:table-cell office:value-type="float" office:value="0.84963078463783603" table:style-name="ce1">
            <text:p>0,84963078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32252626729614" table:style-name="ce1">
            <text:p>1,322526267</text:p>
          </table:table-cell>
          <table:table-cell office:value-type="float" office:value="0.93595819997847596" table:style-name="ce1">
            <text:p>0,9359582</text:p>
          </table:table-cell>
          <table:table-cell office:value-type="float" office:value="-6.0444545207532403E-2" table:style-name="ce1">
            <text:p>-0,060444545</text:p>
          </table:table-cell>
          <table:table-cell office:value-type="float" office:value="0.82453723299778003" table:style-name="ce1">
            <text:p>0,824537233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2472510116439499" table:style-name="ce1">
            <text:p>1,247251012</text:p>
          </table:table-cell>
          <table:table-cell office:value-type="float" office:value="0.95513415099467303" table:style-name="ce1">
            <text:p>0,955134151</text:p>
          </table:table-cell>
          <table:table-cell office:value-type="float" office:value="-7.9232722905369493E-2" table:style-name="ce1">
            <text:p>-0,079232723</text:p>
          </table:table-cell>
          <table:table-cell office:value-type="float" office:value="0.81317624691431101" table:style-name="ce1">
            <text:p>0,813176247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212650006963" table:style-name="ce1">
            <text:p>1,221265001</text:p>
          </table:table-cell>
          <table:table-cell office:value-type="float" office:value="0.998571383831657" table:style-name="ce1">
            <text:p>0,998571384</text:p>
          </table:table-cell>
          <table:table-cell office:value-type="float" office:value="0.48204402201680802" table:style-name="ce1">
            <text:p>0,482044022</text:p>
          </table:table-cell>
          <table:table-cell office:value-type="float" office:value="0.96711522288165297" table:style-name="ce1">
            <text:p>0,967115223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2318536262088999" table:style-name="ce1">
            <text:p>1,231853626</text:p>
          </table:table-cell>
          <table:table-cell office:value-type="float" office:value="0.95344881989096697" table:style-name="ce1">
            <text:p>0,95344882</text:p>
          </table:table-cell>
          <table:table-cell office:value-type="float" office:value="-4.8739632524182203E-2" table:style-name="ce1">
            <text:p>-0,048739633</text:p>
          </table:table-cell>
          <table:table-cell office:value-type="float" office:value="0.81368836814680101" table:style-name="ce1">
            <text:p>0,813688368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554656002753599" table:style-name="ce1">
            <text:p>1,2554656</text:p>
          </table:table-cell>
          <table:table-cell office:value-type="float" office:value="0.97007515088677798" table:style-name="ce1">
            <text:p>0,970075151</text:p>
          </table:table-cell>
          <table:table-cell office:value-type="float" office:value="0.24966849828521701" table:style-name="ce1">
            <text:p>0,249668498</text:p>
          </table:table-cell>
          <table:table-cell office:value-type="float" office:value="0.90650375528768601" table:style-name="ce1">
            <text:p>0,906503755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2951382301610801" table:style-name="ce1">
            <text:p>1,29513823</text:p>
          </table:table-cell>
          <table:table-cell office:value-type="float" office:value="0.94622948115933803" table:style-name="ce1">
            <text:p>0,946229481</text:p>
          </table:table-cell>
          <table:table-cell office:value-type="float" office:value="-8.0660697634731306E-3" table:style-name="ce1">
            <text:p>-0,00806607</text:p>
          </table:table-cell>
          <table:table-cell office:value-type="float" office:value="0.84003254678581196" table:style-name="ce1">
            <text:p>0,840032547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21295414470394" table:style-name="ce1">
            <text:p>1,212954145</text:p>
          </table:table-cell>
          <table:table-cell office:value-type="float" office:value="0.97400870371359005" table:style-name="ce1">
            <text:p>0,974008704</text:p>
          </table:table-cell>
          <table:table-cell office:value-type="float" office:value="0.112695620491329" table:style-name="ce1">
            <text:p>0,11269562</text:p>
          </table:table-cell>
          <table:table-cell office:value-type="float" office:value="0.86623286682312495" table:style-name="ce1">
            <text:p>0,866232867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29879268182691" table:style-name="ce1">
            <text:p>1,298792682</text:p>
          </table:table-cell>
          <table:table-cell office:value-type="float" office:value="0.94102893614215" table:style-name="ce1">
            <text:p>0,941028936</text:p>
          </table:table-cell>
          <table:table-cell office:value-type="float" office:value="8.0637581069939596E-2" table:style-name="ce1">
            <text:p>0,080637581</text:p>
          </table:table-cell>
          <table:table-cell office:value-type="float" office:value="0.84885089467337604" table:style-name="ce1">
            <text:p>0,84885089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008893113877299" table:style-name="ce1">
            <text:p>1,200889311</text:p>
          </table:table-cell>
          <table:table-cell office:value-type="float" office:value="0.99326365563777796" table:style-name="ce1">
            <text:p>0,993263656</text:p>
          </table:table-cell>
          <table:table-cell office:value-type="float" office:value="0.44305987449474599" table:style-name="ce1">
            <text:p>0,443059874</text:p>
          </table:table-cell>
          <table:table-cell office:value-type="float" office:value="0.94553729857854596" table:style-name="ce1">
            <text:p>0,945537299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1951587789245799" table:style-name="ce1">
            <text:p>1,195158779</text:p>
          </table:table-cell>
          <table:table-cell office:value-type="float" office:value="0.99276770805746495" table:style-name="ce1">
            <text:p>0,992767708</text:p>
          </table:table-cell>
          <table:table-cell office:value-type="float" office:value="0.55822368927288402" table:style-name="ce1">
            <text:p>0,558223689</text:p>
          </table:table-cell>
          <table:table-cell office:value-type="float" office:value="0.95689280294759305" table:style-name="ce1">
            <text:p>0,95689280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97660300595" table:style-name="ce1">
            <text:p>1,297660301</text:p>
          </table:table-cell>
          <table:table-cell office:value-type="float" office:value="0.94623530839085201" table:style-name="ce1">
            <text:p>0,946235308</text:p>
          </table:table-cell>
          <table:table-cell office:value-type="float" office:value="0.19635117101824201" table:style-name="ce1">
            <text:p>0,196351171</text:p>
          </table:table-cell>
          <table:table-cell office:value-type="float" office:value="0.87161737837729703" table:style-name="ce1">
            <text:p>0,871617378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19617816661198" table:style-name="ce1">
            <text:p>1,196178167</text:p>
          </table:table-cell>
          <table:table-cell office:value-type="float" office:value="0.98907668242166902" table:style-name="ce1">
            <text:p>0,989076682</text:p>
          </table:table-cell>
          <table:table-cell office:value-type="float" office:value="0.42768370953298401" table:style-name="ce1">
            <text:p>0,42768371</text:p>
          </table:table-cell>
          <table:table-cell office:value-type="float" office:value="0.93002576825019501" table:style-name="ce1">
            <text:p>0,93002576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2684166661324501" table:style-name="ce1">
            <text:p>1,268416666</text:p>
          </table:table-cell>
          <table:table-cell office:value-type="float" office:value="0.96306052249658303" table:style-name="ce1">
            <text:p>0,963060522</text:p>
          </table:table-cell>
          <table:table-cell office:value-type="float" office:value="0.41116118471560797" table:style-name="ce1">
            <text:p>0,411161185</text:p>
          </table:table-cell>
          <table:table-cell office:value-type="float" office:value="0.92410156180563896" table:style-name="ce1">
            <text:p>0,924101562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2162419736688901" table:style-name="ce1">
            <text:p>1,216241974</text:p>
          </table:table-cell>
          <table:table-cell office:value-type="float" office:value="0.98366494302111296" table:style-name="ce1">
            <text:p>0,983664943</text:p>
          </table:table-cell>
          <table:table-cell office:value-type="float" office:value="0.306788500165389" table:style-name="ce1">
            <text:p>0,3067885</text:p>
          </table:table-cell>
          <table:table-cell office:value-type="float" office:value="0.91432162061267197" table:style-name="ce1">
            <text:p>0,91432162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2922305261851299" table:style-name="ce1">
            <text:p>1,292230526</text:p>
          </table:table-cell>
          <table:table-cell office:value-type="float" office:value="0.95404356396439305" table:style-name="ce1">
            <text:p>0,954043564</text:p>
          </table:table-cell>
          <table:table-cell office:value-type="float" office:value="0.16540254712048499" table:style-name="ce1">
            <text:p>0,165402547</text:p>
          </table:table-cell>
          <table:table-cell office:value-type="float" office:value="0.88156076951369899" table:style-name="ce1">
            <text:p>0,88156077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25536468784335" table:style-name="ce1">
            <text:p>1,255364688</text:p>
          </table:table-cell>
          <table:table-cell office:value-type="float" office:value="0.96250670175928998" table:style-name="ce1">
            <text:p>0,962506702</text:p>
          </table:table-cell>
          <table:table-cell office:value-type="float" office:value="0.14590113763517201" table:style-name="ce1">
            <text:p>0,145901138</text:p>
          </table:table-cell>
          <table:table-cell office:value-type="float" office:value="0.87571206274269298" table:style-name="ce1">
            <text:p>0,87571206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2231727912458601" table:style-name="ce1">
            <text:p>1,223172791</text:p>
          </table:table-cell>
          <table:table-cell office:value-type="float" office:value="0.97131206762142197" table:style-name="ce1">
            <text:p>0,971312068</text:p>
          </table:table-cell>
          <table:table-cell office:value-type="float" office:value="0.182569026222728" table:style-name="ce1">
            <text:p>0,182569026</text:p>
          </table:table-cell>
          <table:table-cell office:value-type="float" office:value="0.87608809142769895" table:style-name="ce1">
            <text:p>0,876088091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2458630019862" table:style-name="ce1">
            <text:p>1,245863002</text:p>
          </table:table-cell>
          <table:table-cell office:value-type="float" office:value="0.965117541578566" table:style-name="ce1">
            <text:p>0,965117542</text:p>
          </table:table-cell>
          <table:table-cell office:value-type="float" office:value="0.121749004662366" table:style-name="ce1">
            <text:p>0,121749005</text:p>
          </table:table-cell>
          <table:table-cell office:value-type="float" office:value="0.86949421488369905" table:style-name="ce1">
            <text:p>0,86949421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1754395329639999" table:style-name="ce1">
            <text:p>1,175439533</text:p>
          </table:table-cell>
          <table:table-cell office:value-type="float" office:value="1.0002234240571" table:style-name="ce1">
            <text:p>1,000223424</text:p>
          </table:table-cell>
          <table:table-cell office:value-type="float" office:value="0.32489944995056003" table:style-name="ce1">
            <text:p>0,32489945</text:p>
          </table:table-cell>
          <table:table-cell office:value-type="float" office:value="0.92192178233295297" table:style-name="ce1">
            <text:p>0,921921782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21358406881547" table:style-name="ce1">
            <text:p>1,213584069</text:p>
          </table:table-cell>
          <table:table-cell office:value-type="float" office:value="0.98196102798539397" table:style-name="ce1">
            <text:p>0,981961028</text:p>
          </table:table-cell>
          <table:table-cell office:value-type="float" office:value="0.148937841734191" table:style-name="ce1">
            <text:p>0,148937842</text:p>
          </table:table-cell>
          <table:table-cell office:value-type="float" office:value="0.88478501818347299" table:style-name="ce1">
            <text:p>0,88478501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27201435611683" table:style-name="ce1">
            <text:p>1,272014356</text:p>
          </table:table-cell>
          <table:table-cell office:value-type="float" office:value="0.98454306912506795" table:style-name="ce1">
            <text:p>0,984543069</text:p>
          </table:table-cell>
          <table:table-cell office:value-type="float" office:value="1.0575857756978" table:style-name="ce1">
            <text:p>1,057585776</text:p>
          </table:table-cell>
          <table:table-cell office:value-type="float" office:value="1.0573721393750799" table:style-name="ce1">
            <text:p>1,057372139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20891238892325" table:style-name="ce1">
            <text:p>1,208912389</text:p>
          </table:table-cell>
          <table:table-cell office:value-type="float" office:value="0.99708061374063095" table:style-name="ce1">
            <text:p>0,997080614</text:p>
          </table:table-cell>
          <table:table-cell office:value-type="float" office:value="0.79543953589862504" table:style-name="ce1">
            <text:p>0,795439536</text:p>
          </table:table-cell>
          <table:table-cell office:value-type="float" office:value="0.99809424654109202" table:style-name="ce1">
            <text:p>0,99809424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2563609494078201" table:style-name="ce1">
            <text:p>1,256360949</text:p>
          </table:table-cell>
          <table:table-cell office:value-type="float" office:value="0.98018444242283698" table:style-name="ce1">
            <text:p>0,980184442</text:p>
          </table:table-cell>
          <table:table-cell office:value-type="float" office:value="0.64856555477033795" table:style-name="ce1">
            <text:p>0,648565555</text:p>
          </table:table-cell>
          <table:table-cell office:value-type="float" office:value="0.97954531522009203" table:style-name="ce1">
            <text:p>0,979545315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2261529275162699" table:style-name="ce1">
            <text:p>1,226152928</text:p>
          </table:table-cell>
          <table:table-cell office:value-type="float" office:value="0.99482077785911804" table:style-name="ce1">
            <text:p>0,994820778</text:p>
          </table:table-cell>
          <table:table-cell office:value-type="float" office:value="0.64788467535218597" table:style-name="ce1">
            <text:p>0,647884675</text:p>
          </table:table-cell>
          <table:table-cell office:value-type="float" office:value="0.98612705122362898" table:style-name="ce1">
            <text:p>0,98612705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18289379645932" table:style-name="ce1">
            <text:p>1,182893796</text:p>
          </table:table-cell>
          <table:table-cell office:value-type="float" office:value="0.98946480379888901" table:style-name="ce1">
            <text:p>0,989464804</text:p>
          </table:table-cell>
          <table:table-cell office:value-type="float" office:value="0.28037339872222899" table:style-name="ce1">
            <text:p>0,280373399</text:p>
          </table:table-cell>
          <table:table-cell office:value-type="float" office:value="0.90207184471999002" table:style-name="ce1">
            <text:p>0,902071845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1881652518839101" table:style-name="ce1">
            <text:p>1,188165252</text:p>
          </table:table-cell>
          <table:table-cell office:value-type="float" office:value="1.00022375270157" table:style-name="ce1">
            <text:p>1,000223753</text:p>
          </table:table-cell>
          <table:table-cell office:value-type="float" office:value="0.385419758783899" table:style-name="ce1">
            <text:p>0,385419759</text:p>
          </table:table-cell>
          <table:table-cell office:value-type="float" office:value="0.93743358834058599" table:style-name="ce1">
            <text:p>0,93743358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1898832895913201" table:style-name="ce1">
            <text:p>1,18988329</text:p>
          </table:table-cell>
          <table:table-cell office:value-type="float" office:value="1.0159107563199701" table:style-name="ce1">
            <text:p>1,015910756</text:p>
          </table:table-cell>
          <table:table-cell office:value-type="float" office:value="1.0297612405171901" table:style-name="ce1">
            <text:p>1,029761241</text:p>
          </table:table-cell>
          <table:table-cell office:value-type="float" office:value="1.0585544785855101" table:style-name="ce1">
            <text:p>1,058554479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.3318712188958199" table:style-name="ce1">
            <text:p>1,331871219</text:p>
          </table:table-cell>
          <table:table-cell office:value-type="float" office:value="0.96129916601439303" table:style-name="ce1">
            <text:p>0,961299166</text:p>
          </table:table-cell>
          <table:table-cell office:value-type="float" office:value="0.73315874523989399" table:style-name="ce1">
            <text:p>0,733158745</text:p>
          </table:table-cell>
          <table:table-cell office:value-type="float" office:value="0.99783112592270296" table:style-name="ce1">
            <text:p>0,997831126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1757313007196899" table:style-name="ce1">
            <text:p>1,175731301</text:p>
          </table:table-cell>
          <table:table-cell office:value-type="float" office:value="1.0236448449406701" table:style-name="ce1">
            <text:p>1,023644845</text:p>
          </table:table-cell>
          <table:table-cell office:value-type="float" office:value="0.93743532584540501" table:style-name="ce1">
            <text:p>0,937435326</text:p>
          </table:table-cell>
          <table:table-cell office:value-type="float" office:value="1.0549872891299299" table:style-name="ce1">
            <text:p>1,054987289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2451233680363101" table:style-name="ce1">
            <text:p>1,245123368</text:p>
          </table:table-cell>
          <table:table-cell office:value-type="float" office:value="1.00696958637908" table:style-name="ce1">
            <text:p>1,006969586</text:p>
          </table:table-cell>
          <table:table-cell office:value-type="float" office:value="0.918156999921377" table:style-name="ce1">
            <text:p>0,918157</text:p>
          </table:table-cell>
          <table:table-cell office:value-type="float" office:value="1.0600405586597701" table:style-name="ce1">
            <text:p>1,06004055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34290839540146" table:style-name="ce1">
            <text:p>1,342908395</text:p>
          </table:table-cell>
          <table:table-cell office:value-type="float" office:value="0.995207842331016" table:style-name="ce1">
            <text:p>0,995207842</text:p>
          </table:table-cell>
          <table:table-cell office:value-type="float" office:value="1.44031647445596" table:style-name="ce1">
            <text:p>1,440316474</text:p>
          </table:table-cell>
          <table:table-cell office:value-type="float" office:value="1.1636901780793101" table:style-name="ce1">
            <text:p>1,163690178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3005246986610499" table:style-name="ce1">
            <text:p>1,300524699</text:p>
          </table:table-cell>
          <table:table-cell office:value-type="float" office:value="0.97561059048491305" table:style-name="ce1">
            <text:p>0,97561059</text:p>
          </table:table-cell>
          <table:table-cell office:value-type="float" office:value="0.55630706016883102" table:style-name="ce1">
            <text:p>0,55630706</text:p>
          </table:table-cell>
          <table:table-cell office:value-type="float" office:value="0.98378832477033695" table:style-name="ce1">
            <text:p>0,98378832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2335821141382699" table:style-name="ce1">
            <text:p>1,233582114</text:p>
          </table:table-cell>
          <table:table-cell office:value-type="float" office:value="0.99765083600593296" table:style-name="ce1">
            <text:p>0,997650836</text:p>
          </table:table-cell>
          <table:table-cell office:value-type="float" office:value="0.80806000653841104" table:style-name="ce1">
            <text:p>0,808060007</text:p>
          </table:table-cell>
          <table:table-cell office:value-type="float" office:value="1.02651177932287" table:style-name="ce1">
            <text:p>1,026511779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2673628098776399" table:style-name="ce1">
            <text:p>1,26736281</text:p>
          </table:table-cell>
          <table:table-cell office:value-type="float" office:value="0.976822495795723" table:style-name="ce1">
            <text:p>0,976822496</text:p>
          </table:table-cell>
          <table:table-cell office:value-type="float" office:value="0.52679661600237404" table:style-name="ce1">
            <text:p>0,526796616</text:p>
          </table:table-cell>
          <table:table-cell office:value-type="float" office:value="0.96223528761757904" table:style-name="ce1">
            <text:p>0,96223528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2305823258043" table:style-name="ce1">
            <text:p>1,230582326</text:p>
          </table:table-cell>
          <table:table-cell office:value-type="float" office:value="1.02656499560392" table:style-name="ce1">
            <text:p>1,026564996</text:p>
          </table:table-cell>
          <table:table-cell office:value-type="float" office:value="1.59608978505244" table:style-name="ce1">
            <text:p>1,596089785</text:p>
          </table:table-cell>
          <table:table-cell office:value-type="float" office:value="1.1848475664868201" table:style-name="ce1">
            <text:p>1,184847566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2234317088148901" table:style-name="ce1">
            <text:p>1,223431709</text:p>
          </table:table-cell>
          <table:table-cell office:value-type="float" office:value="0.98501032230166596" table:style-name="ce1">
            <text:p>0,985010322</text:p>
          </table:table-cell>
          <table:table-cell office:value-type="float" office:value="0.40574982708431201" table:style-name="ce1">
            <text:p>0,405749827</text:p>
          </table:table-cell>
          <table:table-cell office:value-type="float" office:value="0.93801102097140698" table:style-name="ce1">
            <text:p>0,93801102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649288396124599" table:style-name="ce1">
            <text:p>1,36492884</text:p>
          </table:table-cell>
          <table:table-cell office:value-type="float" office:value="0.98221387483869105" table:style-name="ce1">
            <text:p>0,982213875</text:p>
          </table:table-cell>
          <table:table-cell office:value-type="float" office:value="1.03944377959116" table:style-name="ce1">
            <text:p>1,03944378</text:p>
          </table:table-cell>
          <table:table-cell office:value-type="float" office:value="1.09822105188269" table:style-name="ce1">
            <text:p>1,098221052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2790022726558501" table:style-name="ce1">
            <text:p>1,279002273</text:p>
          </table:table-cell>
          <table:table-cell office:value-type="float" office:value="0.98492773928212396" table:style-name="ce1">
            <text:p>0,984927739</text:p>
          </table:table-cell>
          <table:table-cell office:value-type="float" office:value="0.78557482943809298" table:style-name="ce1">
            <text:p>0,785574829</text:p>
          </table:table-cell>
          <table:table-cell office:value-type="float" office:value="1.0229297859875499" table:style-name="ce1">
            <text:p>1,02292978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3062009892272799" table:style-name="ce1">
            <text:p>1,306200989</text:p>
          </table:table-cell>
          <table:table-cell office:value-type="float" office:value="1.0076132708143899" table:style-name="ce1">
            <text:p>1,007613271</text:p>
          </table:table-cell>
          <table:table-cell office:value-type="float" office:value="1.0644358768384401" table:style-name="ce1">
            <text:p>1,064435877</text:p>
          </table:table-cell>
          <table:table-cell office:value-type="float" office:value="1.1126009376826" table:style-name="ce1">
            <text:p>1,112600938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1.34854674394143" table:style-name="ce1">
            <text:p>1,348546744</text:p>
          </table:table-cell>
          <table:table-cell office:value-type="float" office:value="0.97960877641709898" table:style-name="ce1">
            <text:p>0,979608776</text:p>
          </table:table-cell>
          <table:table-cell office:value-type="float" office:value="1.02987720015399" table:style-name="ce1">
            <text:p>1,0298772</text:p>
          </table:table-cell>
          <table:table-cell office:value-type="float" office:value="1.0861403195719901" table:style-name="ce1">
            <text:p>1,08614032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2896048392356201" table:style-name="ce1">
            <text:p>1,289604839</text:p>
          </table:table-cell>
          <table:table-cell office:value-type="float" office:value="1.00750670382865" table:style-name="ce1">
            <text:p>1,007506704</text:p>
          </table:table-cell>
          <table:table-cell office:value-type="float" office:value="1.23962690584951" table:style-name="ce1">
            <text:p>1,239626906</text:p>
          </table:table-cell>
          <table:table-cell office:value-type="float" office:value="1.13532910630772" table:style-name="ce1">
            <text:p>1,135329106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3474530847822099" table:style-name="ce1">
            <text:p>1,347453085</text:p>
          </table:table-cell>
          <table:table-cell office:value-type="float" office:value="1.0058517754530201" table:style-name="ce1">
            <text:p>1,005851775</text:p>
          </table:table-cell>
          <table:table-cell office:value-type="float" office:value="1.2847659769670901" table:style-name="ce1">
            <text:p>1,284765977</text:p>
          </table:table-cell>
          <table:table-cell office:value-type="float" office:value="1.16262282335609" table:style-name="ce1">
            <text:p>1,162622823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3299599772339199" table:style-name="ce1">
            <text:p>1,329959977</text:p>
          </table:table-cell>
          <table:table-cell office:value-type="float" office:value="1.01779529543863" table:style-name="ce1">
            <text:p>1,017795295</text:p>
          </table:table-cell>
          <table:table-cell office:value-type="float" office:value="1.5860082500132899" table:style-name="ce1">
            <text:p>1,58600825</text:p>
          </table:table-cell>
          <table:table-cell office:value-type="float" office:value="1.21958679213673" table:style-name="ce1">
            <text:p>1,219586792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1.1720956516358201" table:style-name="ce1">
            <text:p>1,172095652</text:p>
          </table:table-cell>
          <table:table-cell office:value-type="float" office:value="1.0031168333345699" table:style-name="ce1">
            <text:p>1,003116833</text:p>
          </table:table-cell>
          <table:table-cell office:value-type="float" office:value="0.69775934477120105" table:style-name="ce1">
            <text:p>0,697759345</text:p>
          </table:table-cell>
          <table:table-cell office:value-type="float" office:value="0.98546528997178695" table:style-name="ce1">
            <text:p>0,9854652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27473905675343" table:style-name="ce1">
            <text:p>1,274739057</text:p>
          </table:table-cell>
          <table:table-cell office:value-type="float" office:value="0.98900818436496596" table:style-name="ce1">
            <text:p>0,989008184</text:p>
          </table:table-cell>
          <table:table-cell office:value-type="float" office:value="1.0614230324120499" table:style-name="ce1">
            <text:p>1,061423032</text:p>
          </table:table-cell>
          <table:table-cell office:value-type="float" office:value="1.06534333708698" table:style-name="ce1">
            <text:p>1,065343337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1.3536930428860701" table:style-name="ce1">
            <text:p>1,353693043</text:p>
          </table:table-cell>
          <table:table-cell office:value-type="float" office:value="0.97831049826081995" table:style-name="ce1">
            <text:p>0,978310498</text:p>
          </table:table-cell>
          <table:table-cell office:value-type="float" office:value="1.11136106821717" table:style-name="ce1">
            <text:p>1,111361068</text:p>
          </table:table-cell>
          <table:table-cell office:value-type="float" office:value="1.09629261124838" table:style-name="ce1">
            <text:p>1,09629261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35098413187501" table:style-name="ce1">
            <text:p>1,350984132</text:p>
          </table:table-cell>
          <table:table-cell office:value-type="float" office:value="0.97015789439786404" table:style-name="ce1">
            <text:p>0,970157894</text:p>
          </table:table-cell>
          <table:table-cell office:value-type="float" office:value="0.77303142505135602" table:style-name="ce1">
            <text:p>0,773031425</text:p>
          </table:table-cell>
          <table:table-cell office:value-type="float" office:value="1.02984448624589" table:style-name="ce1">
            <text:p>1,029844486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1.38544913542726" table:style-name="ce1">
            <text:p>1,385449135</text:p>
          </table:table-cell>
          <table:table-cell office:value-type="float" office:value="0.98125678488170798" table:style-name="ce1">
            <text:p>0,981256785</text:p>
          </table:table-cell>
          <table:table-cell office:value-type="float" office:value="1.2052725568348901" table:style-name="ce1">
            <text:p>1,205272557</text:p>
          </table:table-cell>
          <table:table-cell office:value-type="float" office:value="1.1199485871522501" table:style-name="ce1">
            <text:p>1,119948587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3660414599216" table:style-name="ce1">
            <text:p>1,36604146</text:p>
          </table:table-cell>
          <table:table-cell office:value-type="float" office:value="1.00039721402159" table:style-name="ce1">
            <text:p>1,000397214</text:p>
          </table:table-cell>
          <table:table-cell office:value-type="float" office:value="1.1643456530107701" table:style-name="ce1">
            <text:p>1,164345653</text:p>
          </table:table-cell>
          <table:table-cell office:value-type="float" office:value="1.14651086189778" table:style-name="ce1">
            <text:p>1,146510862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1.27354119256911" table:style-name="ce1">
            <text:p>1,273541193</text:p>
          </table:table-cell>
          <table:table-cell office:value-type="float" office:value="1.0054917255031699" table:style-name="ce1">
            <text:p>1,005491726</text:p>
          </table:table-cell>
          <table:table-cell office:value-type="float" office:value="1.2563136697521899" table:style-name="ce1">
            <text:p>1,25631367</text:p>
          </table:table-cell>
          <table:table-cell office:value-type="float" office:value="1.1270777029666299" table:style-name="ce1">
            <text:p>1,12707770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46236215291968" table:style-name="ce1">
            <text:p>1,462362153</text:p>
          </table:table-cell>
          <table:table-cell office:value-type="float" office:value="0.95348968689478597" table:style-name="ce1">
            <text:p>0,953489687</text:p>
          </table:table-cell>
          <table:table-cell office:value-type="float" office:value="0.85575612353810304" table:style-name="ce1">
            <text:p>0,855756124</text:p>
          </table:table-cell>
          <table:table-cell office:value-type="float" office:value="1.0576510058553401" table:style-name="ce1">
            <text:p>1,057651006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1.33803031181757" table:style-name="ce1">
            <text:p>1,338030312</text:p>
          </table:table-cell>
          <table:table-cell office:value-type="float" office:value="0.99823674700903398" table:style-name="ce1">
            <text:p>0,998236747</text:p>
          </table:table-cell>
          <table:table-cell office:value-type="float" office:value="1.28940604593011" table:style-name="ce1">
            <text:p>1,289406046</text:p>
          </table:table-cell>
          <table:table-cell office:value-type="float" office:value="1.15089394979573" table:style-name="ce1">
            <text:p>1,1508939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40053412034154" table:style-name="ce1">
            <text:p>1,40053412</text:p>
          </table:table-cell>
          <table:table-cell office:value-type="float" office:value="0.98376326067576703" table:style-name="ce1">
            <text:p>0,983763261</text:p>
          </table:table-cell>
          <table:table-cell office:value-type="float" office:value="1.04274022485356" table:style-name="ce1">
            <text:p>1,042740225</text:p>
          </table:table-cell>
          <table:table-cell office:value-type="float" office:value="1.11276886255402" table:style-name="ce1">
            <text:p>1,112768863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1.3591745437259399" table:style-name="ce1">
            <text:p>1,359174544</text:p>
          </table:table-cell>
          <table:table-cell office:value-type="float" office:value="0.99476640841574904" table:style-name="ce1">
            <text:p>0,994766408</text:p>
          </table:table-cell>
          <table:table-cell office:value-type="float" office:value="1.13695736445326" table:style-name="ce1">
            <text:p>1,136957364</text:p>
          </table:table-cell>
          <table:table-cell office:value-type="float" office:value="1.1274210031906899" table:style-name="ce1">
            <text:p>1,127421003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5720794614319" table:style-name="ce1">
            <text:p>1,572079461</text:p>
          </table:table-cell>
          <table:table-cell office:value-type="float" office:value="0.98507903177380896" table:style-name="ce1">
            <text:p>0,985079032</text:p>
          </table:table-cell>
          <table:table-cell office:value-type="float" office:value="1.5098058080663901" table:style-name="ce1">
            <text:p>1,509805808</text:p>
          </table:table-cell>
          <table:table-cell office:value-type="float" office:value="1.24489409121135" table:style-name="ce1">
            <text:p>1,244894091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1.39685037963616" table:style-name="ce1">
            <text:p>1,39685038</text:p>
          </table:table-cell>
          <table:table-cell office:value-type="float" office:value="0.97640946759748604" table:style-name="ce1">
            <text:p>0,976409468</text:p>
          </table:table-cell>
          <table:table-cell office:value-type="float" office:value="1.31839219369334" table:style-name="ce1">
            <text:p>1,318392194</text:p>
          </table:table-cell>
          <table:table-cell office:value-type="float" office:value="1.14261976926169" table:style-name="ce1">
            <text:p>1,14261976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7829263095289001" table:style-name="ce1">
            <text:p>1,78292631</text:p>
          </table:table-cell>
          <table:table-cell office:value-type="float" office:value="0.92057485376214199" table:style-name="ce1">
            <text:p>0,920574854</text:p>
          </table:table-cell>
          <table:table-cell office:value-type="float" office:value="0.83939246510085996" table:style-name="ce1">
            <text:p>0,839392465</text:p>
          </table:table-cell>
          <table:table-cell office:value-type="float" office:value="1.0877033748804601" table:style-name="ce1">
            <text:p>1,087703375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1.4571036341130901" table:style-name="ce1">
            <text:p>1,457103634</text:p>
          </table:table-cell>
          <table:table-cell office:value-type="float" office:value="0.97720959912224703" table:style-name="ce1">
            <text:p>0,977209599</text:p>
          </table:table-cell>
          <table:table-cell office:value-type="float" office:value="1.20389285042042" table:style-name="ce1">
            <text:p>1,20389285</text:p>
          </table:table-cell>
          <table:table-cell office:value-type="float" office:value="1.15158516206379" table:style-name="ce1">
            <text:p>1,15158516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065110582409599" table:style-name="ce1">
            <text:p>1,406511058</text:p>
          </table:table-cell>
          <table:table-cell office:value-type="float" office:value="1.00478664683908" table:style-name="ce1">
            <text:p>1,004786647</text:p>
          </table:table-cell>
          <table:table-cell office:value-type="float" office:value="1.5597902754905699" table:style-name="ce1">
            <text:p>1,559790275</text:p>
          </table:table-cell>
          <table:table-cell office:value-type="float" office:value="1.2259605216921601" table:style-name="ce1">
            <text:p>1,225960522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1.48911673316633" table:style-name="ce1">
            <text:p>1,489116733</text:p>
          </table:table-cell>
          <table:table-cell office:value-type="float" office:value="0.97570582672355599" table:style-name="ce1">
            <text:p>0,975705827</text:p>
          </table:table-cell>
          <table:table-cell office:value-type="float" office:value="1.4292025622208799" table:style-name="ce1">
            <text:p>1,429202562</text:p>
          </table:table-cell>
          <table:table-cell office:value-type="float" office:value="1.19151195108088" table:style-name="ce1">
            <text:p>1,19151195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65049723186631" table:style-name="ce1">
            <text:p>1,650497232</text:p>
          </table:table-cell>
          <table:table-cell office:value-type="float" office:value="0.95361085013009805" table:style-name="ce1">
            <text:p>0,95361085</text:p>
          </table:table-cell>
          <table:table-cell office:value-type="float" office:value="1.1192263014387001" table:style-name="ce1">
            <text:p>1,119226301</text:p>
          </table:table-cell>
          <table:table-cell office:value-type="float" office:value="1.1545400143850499" table:style-name="ce1">
            <text:p>1,154540014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1.5028521611208401" table:style-name="ce1">
            <text:p>1,502852161</text:p>
          </table:table-cell>
          <table:table-cell office:value-type="float" office:value="0.95855994246376897" table:style-name="ce1">
            <text:p>0,958559942</text:p>
          </table:table-cell>
          <table:table-cell office:value-type="float" office:value="1.1672441725826499" table:style-name="ce1">
            <text:p>1,167244173</text:p>
          </table:table-cell>
          <table:table-cell office:value-type="float" office:value="1.13235317951074" table:style-name="ce1">
            <text:p>1,1323531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40261840923172" table:style-name="ce1">
            <text:p>1,402618409</text:p>
          </table:table-cell>
          <table:table-cell office:value-type="float" office:value="0.97902809093834098" table:style-name="ce1">
            <text:p>0,979028091</text:p>
          </table:table-cell>
          <table:table-cell office:value-type="float" office:value="1.0916970583461301" table:style-name="ce1">
            <text:p>1,091697058</text:p>
          </table:table-cell>
          <table:table-cell office:value-type="float" office:value="1.1098590469059999" table:style-name="ce1">
            <text:p>1,109859047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1.5127006671927099" table:style-name="ce1">
            <text:p>1,512700667</text:p>
          </table:table-cell>
          <table:table-cell office:value-type="float" office:value="0.97562206970943199" table:style-name="ce1">
            <text:p>0,97562207</text:p>
          </table:table-cell>
          <table:table-cell office:value-type="float" office:value="1.32576829482304" table:style-name="ce1">
            <text:p>1,325768295</text:p>
          </table:table-cell>
          <table:table-cell office:value-type="float" office:value="1.1869591250501701" table:style-name="ce1">
            <text:p>1,18695912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49942120286142" table:style-name="ce1">
            <text:p>1,499421203</text:p>
          </table:table-cell>
          <table:table-cell office:value-type="float" office:value="0.96981267339963395" table:style-name="ce1">
            <text:p>0,969812673</text:p>
          </table:table-cell>
          <table:table-cell office:value-type="float" office:value="1.23291428593521" table:style-name="ce1">
            <text:p>1,232914286</text:p>
          </table:table-cell>
          <table:table-cell office:value-type="float" office:value="1.1574021425954899" table:style-name="ce1">
            <text:p>1,157402143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1.60210370495467" table:style-name="ce1">
            <text:p>1,602103705</text:p>
          </table:table-cell>
          <table:table-cell office:value-type="float" office:value="0.94005214860572395" table:style-name="ce1">
            <text:p>0,940052149</text:p>
          </table:table-cell>
          <table:table-cell office:value-type="float" office:value="1.03390842355145" table:style-name="ce1">
            <text:p>1,033908424</text:p>
          </table:table-cell>
          <table:table-cell office:value-type="float" office:value="1.1133695009034199" table:style-name="ce1">
            <text:p>1,11336950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5503320981115001" table:style-name="ce1">
            <text:p>1,550332098</text:p>
          </table:table-cell>
          <table:table-cell office:value-type="float" office:value="0.96573456438202898" table:style-name="ce1">
            <text:p>0,965734564</text:p>
          </table:table-cell>
          <table:table-cell office:value-type="float" office:value="1.11718562406584" table:style-name="ce1">
            <text:p>1,117185624</text:p>
          </table:table-cell>
          <table:table-cell office:value-type="float" office:value="1.1427629965698001" table:style-name="ce1">
            <text:p>1,142762997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1.55574930049148" table:style-name="ce1">
            <text:p>1,5557493</text:p>
          </table:table-cell>
          <table:table-cell office:value-type="float" office:value="0.95135250818264105" table:style-name="ce1">
            <text:p>0,951352508</text:p>
          </table:table-cell>
          <table:table-cell office:value-type="float" office:value="1.13504452957721" table:style-name="ce1">
            <text:p>1,13504453</text:p>
          </table:table-cell>
          <table:table-cell office:value-type="float" office:value="1.13203342394898" table:style-name="ce1">
            <text:p>1,132033424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65927495662397" table:style-name="ce1">
            <text:p>1,659274957</text:p>
          </table:table-cell>
          <table:table-cell office:value-type="float" office:value="0.93368216871645004" table:style-name="ce1">
            <text:p>0,933682169</text:p>
          </table:table-cell>
          <table:table-cell office:value-type="float" office:value="0.92292280760345802" table:style-name="ce1">
            <text:p>0,922922808</text:p>
          </table:table-cell>
          <table:table-cell office:value-type="float" office:value="1.10174503723138" table:style-name="ce1">
            <text:p>1,101745037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1.8228494930814401" table:style-name="ce1">
            <text:p>1,822849493</text:p>
          </table:table-cell>
          <table:table-cell office:value-type="float" office:value="0.93173045701511104" table:style-name="ce1">
            <text:p>0,931730457</text:p>
          </table:table-cell>
          <table:table-cell office:value-type="float" office:value="0.86750628336365998" table:style-name="ce1">
            <text:p>0,867506283</text:p>
          </table:table-cell>
          <table:table-cell office:value-type="float" office:value="1.11348040785729" table:style-name="ce1">
            <text:p>1,113480408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62056828332544" table:style-name="ce1">
            <text:p>1,620568283</text:p>
          </table:table-cell>
          <table:table-cell office:value-type="float" office:value="0.93270974424195296" table:style-name="ce1">
            <text:p>0,932709744</text:p>
          </table:table-cell>
          <table:table-cell office:value-type="float" office:value="0.901188064026472" table:style-name="ce1">
            <text:p>0,901188064</text:p>
          </table:table-cell>
          <table:table-cell office:value-type="float" office:value="1.0898858669684" table:style-name="ce1">
            <text:p>1,089885867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1.78680438233385" table:style-name="ce1">
            <text:p>1,786804382</text:p>
          </table:table-cell>
          <table:table-cell office:value-type="float" office:value="0.91042698125015897" table:style-name="ce1">
            <text:p>0,910426981</text:p>
          </table:table-cell>
          <table:table-cell office:value-type="float" office:value="0.75833664365988496" table:style-name="ce1">
            <text:p>0,758336644</text:p>
          </table:table-cell>
          <table:table-cell office:value-type="float" office:value="1.0633139247821199" table:style-name="ce1">
            <text:p>1,063313925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90582373175047" table:style-name="ce1">
            <text:p>1,905823732</text:p>
          </table:table-cell>
          <table:table-cell office:value-type="float" office:value="0.89562008797167303" table:style-name="ce1">
            <text:p>0,895620088</text:p>
          </table:table-cell>
          <table:table-cell office:value-type="float" office:value="0.68634841397884006" table:style-name="ce1">
            <text:p>0,686348414</text:p>
          </table:table-cell>
          <table:table-cell office:value-type="float" office:value="1.04953924840266" table:style-name="ce1">
            <text:p>1,049539248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1.5869907438798501" table:style-name="ce1">
            <text:p>1,586990744</text:p>
          </table:table-cell>
          <table:table-cell office:value-type="float" office:value="0.95148935689375902" table:style-name="ce1">
            <text:p>0,951489357</text:p>
          </table:table-cell>
          <table:table-cell office:value-type="float" office:value="0.99372272981482701" table:style-name="ce1">
            <text:p>0,99372273</text:p>
          </table:table-cell>
          <table:table-cell office:value-type="float" office:value="1.1163531306466199" table:style-name="ce1">
            <text:p>1,11635313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7298583823460101" table:style-name="ce1">
            <text:p>1,729858382</text:p>
          </table:table-cell>
          <table:table-cell office:value-type="float" office:value="0.92502802029311204" table:style-name="ce1">
            <text:p>0,92502802</text:p>
          </table:table-cell>
          <table:table-cell office:value-type="float" office:value="0.77732284304639099" table:style-name="ce1">
            <text:p>0,777322843</text:p>
          </table:table-cell>
          <table:table-cell office:value-type="float" office:value="1.07231163495348" table:style-name="ce1">
            <text:p>1,072311635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1.5519948008759801" table:style-name="ce1">
            <text:p>1,551994801</text:p>
          </table:table-cell>
          <table:table-cell office:value-type="float" office:value="0.95352284961984102" table:style-name="ce1">
            <text:p>0,95352285</text:p>
          </table:table-cell>
          <table:table-cell office:value-type="float" office:value="1.15826282230022" table:style-name="ce1">
            <text:p>1,158262822</text:p>
          </table:table-cell>
          <table:table-cell office:value-type="float" office:value="1.13495648935681" table:style-name="ce1">
            <text:p>1,134956489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6959898867082699" table:style-name="ce1">
            <text:p>1,695989887</text:p>
          </table:table-cell>
          <table:table-cell office:value-type="float" office:value="0.91929283035503395" table:style-name="ce1">
            <text:p>0,91929283</text:p>
          </table:table-cell>
          <table:table-cell office:value-type="float" office:value="0.84643550979308801" table:style-name="ce1">
            <text:p>0,84643551</text:p>
          </table:table-cell>
          <table:table-cell office:value-type="float" office:value="1.0717527082285101" table:style-name="ce1">
            <text:p>1,071752708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1.71418096699988" table:style-name="ce1">
            <text:p>1,714180967</text:p>
          </table:table-cell>
          <table:table-cell office:value-type="float" office:value="0.92975969497634203" table:style-name="ce1">
            <text:p>0,929759695</text:p>
          </table:table-cell>
          <table:table-cell office:value-type="float" office:value="0.88447934926113403" table:style-name="ce1">
            <text:p>0,884479349</text:p>
          </table:table-cell>
          <table:table-cell office:value-type="float" office:value="1.09672319195257" table:style-name="ce1">
            <text:p>1,09672319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7542479636360999" table:style-name="ce1">
            <text:p>1,754247964</text:p>
          </table:table-cell>
          <table:table-cell office:value-type="float" office:value="0.91455033679211795" table:style-name="ce1">
            <text:p>0,914550337</text:p>
          </table:table-cell>
          <table:table-cell office:value-type="float" office:value="0.78161234823987602" table:style-name="ce1">
            <text:p>0,781612348</text:p>
          </table:table-cell>
          <table:table-cell office:value-type="float" office:value="1.06433026126789" table:style-name="ce1">
            <text:p>1,064330261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1.9238609837848299" table:style-name="ce1">
            <text:p>1,923860984</text:p>
          </table:table-cell>
          <table:table-cell office:value-type="float" office:value="0.887118609218704" table:style-name="ce1">
            <text:p>0,887118609</text:p>
          </table:table-cell>
          <table:table-cell office:value-type="float" office:value="0.74084441685906199" table:style-name="ce1">
            <text:p>0,740844417</text:p>
          </table:table-cell>
          <table:table-cell office:value-type="float" office:value="1.05044390670054" table:style-name="ce1">
            <text:p>1,05044390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350074707298101" table:style-name="ce1">
            <text:p>1,835007471</text:p>
          </table:table-cell>
          <table:table-cell office:value-type="float" office:value="0.91063214585942598" table:style-name="ce1">
            <text:p>0,910632146</text:p>
          </table:table-cell>
          <table:table-cell office:value-type="float" office:value="0.78658781423665103" table:style-name="ce1">
            <text:p>0,786587814</text:p>
          </table:table-cell>
          <table:table-cell office:value-type="float" office:value="1.0767810182595901" table:style-name="ce1">
            <text:p>1,076781018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1.8068566499988601" table:style-name="ce1">
            <text:p>1,80685665</text:p>
          </table:table-cell>
          <table:table-cell office:value-type="float" office:value="0.90739192310033701" table:style-name="ce1">
            <text:p>0,907391923</text:p>
          </table:table-cell>
          <table:table-cell office:value-type="float" office:value="0.80185825968701896" table:style-name="ce1">
            <text:p>0,80185826</text:p>
          </table:table-cell>
          <table:table-cell office:value-type="float" office:value="1.0732685127274699" table:style-name="ce1">
            <text:p>1,073268513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.9261915646557399" table:style-name="ce1">
            <text:p>1,926191565</text:p>
          </table:table-cell>
          <table:table-cell office:value-type="float" office:value="0.88730906132271303" table:style-name="ce1">
            <text:p>0,887309061</text:p>
          </table:table-cell>
          <table:table-cell office:value-type="float" office:value="0.72808662054214801" table:style-name="ce1">
            <text:p>0,728086621</text:p>
          </table:table-cell>
          <table:table-cell office:value-type="float" office:value="1.0554762478940001" table:style-name="ce1">
            <text:p>1,055476248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1.8979054814847001" table:style-name="ce1">
            <text:p>1,897905481</text:p>
          </table:table-cell>
          <table:table-cell office:value-type="float" office:value="0.88367168004088603" table:style-name="ce1">
            <text:p>0,88367168</text:p>
          </table:table-cell>
          <table:table-cell office:value-type="float" office:value="0.64310354667855496" table:style-name="ce1">
            <text:p>0,643103547</text:p>
          </table:table-cell>
          <table:table-cell office:value-type="float" office:value="1.0271248834629401" table:style-name="ce1">
            <text:p>1,027124883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0404254772987098" table:style-name="ce1">
            <text:p>2,040425477</text:p>
          </table:table-cell>
          <table:table-cell office:value-type="float" office:value="0.87536241934418302" table:style-name="ce1">
            <text:p>0,875362419</text:p>
          </table:table-cell>
          <table:table-cell office:value-type="float" office:value="0.64094412731063699" table:style-name="ce1">
            <text:p>0,640944127</text:p>
          </table:table-cell>
          <table:table-cell office:value-type="float" office:value="1.0376659731379401" table:style-name="ce1">
            <text:p>1,037665973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2.1301186816872799" table:style-name="ce1">
            <text:p>2,130118682</text:p>
          </table:table-cell>
          <table:table-cell office:value-type="float" office:value="0.85758412826993302" table:style-name="ce1">
            <text:p>0,857584128</text:p>
          </table:table-cell>
          <table:table-cell office:value-type="float" office:value="0.415704483134678" table:style-name="ce1">
            <text:p>0,415704483</text:p>
          </table:table-cell>
          <table:table-cell office:value-type="float" office:value="0.98432320542885798" table:style-name="ce1">
            <text:p>0,98432320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0818767815875798" table:style-name="ce1">
            <text:p>2,081876782</text:p>
          </table:table-cell>
          <table:table-cell office:value-type="float" office:value="0.85854767047348801" table:style-name="ce1">
            <text:p>0,85854767</text:p>
          </table:table-cell>
          <table:table-cell office:value-type="float" office:value="0.56143330359654098" table:style-name="ce1">
            <text:p>0,561433304</text:p>
          </table:table-cell>
          <table:table-cell office:value-type="float" office:value="1.0047924104975301" table:style-name="ce1">
            <text:p>1,00479241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2.1809536027627301" table:style-name="ce1">
            <text:p>2,180953603</text:p>
          </table:table-cell>
          <table:table-cell office:value-type="float" office:value="0.85755133885841095" table:style-name="ce1">
            <text:p>0,857551339</text:p>
          </table:table-cell>
          <table:table-cell office:value-type="float" office:value="0.38459914664407402" table:style-name="ce1">
            <text:p>0,384599147</text:p>
          </table:table-cell>
          <table:table-cell office:value-type="float" office:value="0.98513616101097601" table:style-name="ce1">
            <text:p>0,985136161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2711360323654199" table:style-name="ce1">
            <text:p>2,271136032</text:p>
          </table:table-cell>
          <table:table-cell office:value-type="float" office:value="0.80287587239029601" table:style-name="ce1">
            <text:p>0,802875872</text:p>
          </table:table-cell>
          <table:table-cell office:value-type="float" office:value="9.9678489980977503E-2" table:style-name="ce1">
            <text:p>0,09967849</text:p>
          </table:table-cell>
          <table:table-cell office:value-type="float" office:value="0.87345798258642504" table:style-name="ce1">
            <text:p>0,873457983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1.9769643495499201" table:style-name="ce1">
            <text:p>1,97696435</text:p>
          </table:table-cell>
          <table:table-cell office:value-type="float" office:value="0.867740668135213" table:style-name="ce1">
            <text:p>0,867740668</text:p>
          </table:table-cell>
          <table:table-cell office:value-type="float" office:value="0.44920636736476199" table:style-name="ce1">
            <text:p>0,449206367</text:p>
          </table:table-cell>
          <table:table-cell office:value-type="float" office:value="0.98376382815283203" table:style-name="ce1">
            <text:p>0,983763828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06518780025633" table:style-name="ce1">
            <text:p>2,0651878</text:p>
          </table:table-cell>
          <table:table-cell office:value-type="float" office:value="0.86996526629954196" table:style-name="ce1">
            <text:p>0,869965266</text:p>
          </table:table-cell>
          <table:table-cell office:value-type="float" office:value="0.52965811797002904" table:style-name="ce1">
            <text:p>0,529658118</text:p>
          </table:table-cell>
          <table:table-cell office:value-type="float" office:value="1.00885580102745" table:style-name="ce1">
            <text:p>1,008855801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2.3205525319306202" table:style-name="ce1">
            <text:p>2,320552532</text:p>
          </table:table-cell>
          <table:table-cell office:value-type="float" office:value="0.83745379762007799" table:style-name="ce1">
            <text:p>0,837453798</text:p>
          </table:table-cell>
          <table:table-cell office:value-type="float" office:value="0.28867555861761401" table:style-name="ce1">
            <text:p>0,288675559</text:p>
          </table:table-cell>
          <table:table-cell office:value-type="float" office:value="0.94380042124052399" table:style-name="ce1">
            <text:p>0,943800421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38200094489964" table:style-name="ce1">
            <text:p>2,382000945</text:p>
          </table:table-cell>
          <table:table-cell office:value-type="float" office:value="0.81312888735034505" table:style-name="ce1">
            <text:p>0,813128887</text:p>
          </table:table-cell>
          <table:table-cell office:value-type="float" office:value="0.15798948697413401" table:style-name="ce1">
            <text:p>0,157989487</text:p>
          </table:table-cell>
          <table:table-cell office:value-type="float" office:value="0.90353067403334197" table:style-name="ce1">
            <text:p>0,903530674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2.1706011315079401" table:style-name="ce1">
            <text:p>2,170601132</text:p>
          </table:table-cell>
          <table:table-cell office:value-type="float" office:value="0.83926737349042702" table:style-name="ce1">
            <text:p>0,839267373</text:p>
          </table:table-cell>
          <table:table-cell office:value-type="float" office:value="0.34202487888151101" table:style-name="ce1">
            <text:p>0,342024879</text:p>
          </table:table-cell>
          <table:table-cell office:value-type="float" office:value="0.95530625175212402" table:style-name="ce1">
            <text:p>0,95530625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31555065714186" table:style-name="ce1">
            <text:p>2,315550657</text:p>
          </table:table-cell>
          <table:table-cell office:value-type="float" office:value="0.82053547577083896" table:style-name="ce1">
            <text:p>0,820535476</text:p>
          </table:table-cell>
          <table:table-cell office:value-type="float" office:value="0.12128720630498301" table:style-name="ce1">
            <text:p>0,121287206</text:p>
          </table:table-cell>
          <table:table-cell office:value-type="float" office:value="0.89583464363411303" table:style-name="ce1">
            <text:p>0,895834644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2.1673947453164502" table:style-name="ce1">
            <text:p>2,167394745</text:p>
          </table:table-cell>
          <table:table-cell office:value-type="float" office:value="0.838747856825791" table:style-name="ce1">
            <text:p>0,838747857</text:p>
          </table:table-cell>
          <table:table-cell office:value-type="float" office:value="0.30628244929639298" table:style-name="ce1">
            <text:p>0,306282449</text:p>
          </table:table-cell>
          <table:table-cell office:value-type="float" office:value="0.94852438030648001" table:style-name="ce1">
            <text:p>0,94852438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1469576458778601" table:style-name="ce1">
            <text:p>2,146957646</text:p>
          </table:table-cell>
          <table:table-cell office:value-type="float" office:value="0.84553394228989198" table:style-name="ce1">
            <text:p>0,845533942</text:p>
          </table:table-cell>
          <table:table-cell office:value-type="float" office:value="0.35132763689584001" table:style-name="ce1">
            <text:p>0,351327637</text:p>
          </table:table-cell>
          <table:table-cell office:value-type="float" office:value="0.95660796246663304" table:style-name="ce1">
            <text:p>0,956607962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2.6266217764372599" table:style-name="ce1">
            <text:p>2,626621776</text:p>
          </table:table-cell>
          <table:table-cell office:value-type="float" office:value="0.77631436530222098" table:style-name="ce1">
            <text:p>0,776314365</text:p>
          </table:table-cell>
          <table:table-cell office:value-type="float" office:value="1.30004853885146E-2" table:style-name="ce1">
            <text:p>0,013000485</text:p>
          </table:table-cell>
          <table:table-cell office:value-type="float" office:value="0.85380526844356097" table:style-name="ce1">
            <text:p>0,853805268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25019207290423" table:style-name="ce1">
            <text:p>2,250192073</text:p>
          </table:table-cell>
          <table:table-cell office:value-type="float" office:value="0.82126401830123896" table:style-name="ce1">
            <text:p>0,821264018</text:p>
          </table:table-cell>
          <table:table-cell office:value-type="float" office:value="0.196516249038032" table:style-name="ce1">
            <text:p>0,196516249</text:p>
          </table:table-cell>
          <table:table-cell office:value-type="float" office:value="0.90620712066445896" table:style-name="ce1">
            <text:p>0,906207121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2.3910384977802899" table:style-name="ce1">
            <text:p>2,391038498</text:p>
          </table:table-cell>
          <table:table-cell office:value-type="float" office:value="0.81644669096204103" table:style-name="ce1">
            <text:p>0,816446691</text:p>
          </table:table-cell>
          <table:table-cell office:value-type="float" office:value="0.15520159061637601" table:style-name="ce1">
            <text:p>0,155201591</text:p>
          </table:table-cell>
          <table:table-cell office:value-type="float" office:value="0.90805191070786895" table:style-name="ce1">
            <text:p>0,908051911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26484781011257" table:style-name="ce1">
            <text:p>2,26484781</text:p>
          </table:table-cell>
          <table:table-cell office:value-type="float" office:value="0.82790672968856205" table:style-name="ce1">
            <text:p>0,82790673</text:p>
          </table:table-cell>
          <table:table-cell office:value-type="float" office:value="0.22574169146048501" table:style-name="ce1">
            <text:p>0,225741691</text:p>
          </table:table-cell>
          <table:table-cell office:value-type="float" office:value="0.92433150683264997" table:style-name="ce1">
            <text:p>0,924331507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2.53460391858694" table:style-name="ce1">
            <text:p>2,534603919</text:p>
          </table:table-cell>
          <table:table-cell office:value-type="float" office:value="0.79803784774015696" table:style-name="ce1">
            <text:p>0,798037848</text:p>
          </table:table-cell>
          <table:table-cell office:value-type="float" office:value="0.130155644684636" table:style-name="ce1">
            <text:p>0,130155645</text:p>
          </table:table-cell>
          <table:table-cell office:value-type="float" office:value="0.88920406310482503" table:style-name="ce1">
            <text:p>0,88920406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4476571767253499" table:style-name="ce1">
            <text:p>2,447657177</text:p>
          </table:table-cell>
          <table:table-cell office:value-type="float" office:value="0.80864534690332601" table:style-name="ce1">
            <text:p>0,808645347</text:p>
          </table:table-cell>
          <table:table-cell office:value-type="float" office:value="0.1060938046638" table:style-name="ce1">
            <text:p>0,106093805</text:p>
          </table:table-cell>
          <table:table-cell office:value-type="float" office:value="0.88875279329846302" table:style-name="ce1">
            <text:p>0,888752793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2.4013872890776802" table:style-name="ce1">
            <text:p>2,401387289</text:p>
          </table:table-cell>
          <table:table-cell office:value-type="float" office:value="0.81256247786137403" table:style-name="ce1">
            <text:p>0,812562478</text:p>
          </table:table-cell>
          <table:table-cell office:value-type="float" office:value="0.11399327890404699" table:style-name="ce1">
            <text:p>0,113993279</text:p>
          </table:table-cell>
          <table:table-cell office:value-type="float" office:value="0.89156085646551797" table:style-name="ce1">
            <text:p>0,89156085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6686605627397499" table:style-name="ce1">
            <text:p>2,668660563</text:p>
          </table:table-cell>
          <table:table-cell office:value-type="float" office:value="0.77455086657430205" table:style-name="ce1">
            <text:p>0,774550867</text:p>
          </table:table-cell>
          <table:table-cell office:value-type="float" office:value="-6.6608604893978504E-2" table:style-name="ce1">
            <text:p>-0,066608605</text:p>
          </table:table-cell>
          <table:table-cell office:value-type="float" office:value="0.83065853678461798" table:style-name="ce1">
            <text:p>0,830658537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2.5545312931838202" table:style-name="ce1">
            <text:p>2,554531293</text:p>
          </table:table-cell>
          <table:table-cell office:value-type="float" office:value="0.78771202175689203" table:style-name="ce1">
            <text:p>0,787712022</text:p>
          </table:table-cell>
          <table:table-cell office:value-type="float" office:value="-3.7457811956637797E-2" table:style-name="ce1">
            <text:p>-0,037457812</text:p>
          </table:table-cell>
          <table:table-cell office:value-type="float" office:value="0.84407906591888904" table:style-name="ce1">
            <text:p>0,84407906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60584181186529" table:style-name="ce1">
            <text:p>2,605841812</text:p>
          </table:table-cell>
          <table:table-cell office:value-type="float" office:value="0.77609618099928301" table:style-name="ce1">
            <text:p>0,776096181</text:p>
          </table:table-cell>
          <table:table-cell office:value-type="float" office:value="-6.9176328861098493E-2" table:style-name="ce1">
            <text:p>-0,069176329</text:p>
          </table:table-cell>
          <table:table-cell office:value-type="float" office:value="0.82413369015823701" table:style-name="ce1">
            <text:p>0,82413369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2.4822043012740802" table:style-name="ce1">
            <text:p>2,482204301</text:p>
          </table:table-cell>
          <table:table-cell office:value-type="float" office:value="0.79595610889717305" table:style-name="ce1">
            <text:p>0,795956109</text:p>
          </table:table-cell>
          <table:table-cell office:value-type="float" office:value="0.124897745293751" table:style-name="ce1">
            <text:p>0,124897745</text:p>
          </table:table-cell>
          <table:table-cell office:value-type="float" office:value="0.88871214761824102" table:style-name="ce1">
            <text:p>0,88871214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3169057549478298" table:style-name="ce1">
            <text:p>2,316905755</text:p>
          </table:table-cell>
          <table:table-cell office:value-type="float" office:value="0.83879146605482402" table:style-name="ce1">
            <text:p>0,838791466</text:p>
          </table:table-cell>
          <table:table-cell office:value-type="float" office:value="0.27880940424151601" table:style-name="ce1">
            <text:p>0,278809404</text:p>
          </table:table-cell>
          <table:table-cell office:value-type="float" office:value="0.95055571913350401" table:style-name="ce1">
            <text:p>0,950555719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2.5991250152139198" table:style-name="ce1">
            <text:p>2,599125015</text:p>
          </table:table-cell>
          <table:table-cell office:value-type="float" office:value="0.76801867947668101" table:style-name="ce1">
            <text:p>0,768018679</text:p>
          </table:table-cell>
          <table:table-cell office:value-type="float" office:value="-0.12003400305735" table:style-name="ce1">
            <text:p>-0,120034003</text:p>
          </table:table-cell>
          <table:table-cell office:value-type="float" office:value="0.81156871179700596" table:style-name="ce1">
            <text:p>0,81156871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8385324069660101" table:style-name="ce1">
            <text:p>2,838532407</text:p>
          </table:table-cell>
          <table:table-cell office:value-type="float" office:value="0.74550715599724704" table:style-name="ce1">
            <text:p>0,745507156</text:p>
          </table:table-cell>
          <table:table-cell office:value-type="float" office:value="-0.18900247776992099" table:style-name="ce1">
            <text:p>-0,189002478</text:p>
          </table:table-cell>
          <table:table-cell office:value-type="float" office:value="0.78453216569710305" table:style-name="ce1">
            <text:p>0,784532166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2.9826205048635801" table:style-name="ce1">
            <text:p>2,982620505</text:p>
          </table:table-cell>
          <table:table-cell office:value-type="float" office:value="0.72517323982597404" table:style-name="ce1">
            <text:p>0,72517324</text:p>
          </table:table-cell>
          <table:table-cell office:value-type="float" office:value="-0.25375690685619201" table:style-name="ce1">
            <text:p>-0,253756907</text:p>
          </table:table-cell>
          <table:table-cell office:value-type="float" office:value="0.74961327786607101" table:style-name="ce1">
            <text:p>0,74961327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7272971943852302" table:style-name="ce1">
            <text:p>2,727297194</text:p>
          </table:table-cell>
          <table:table-cell office:value-type="float" office:value="0.74187626084366598" table:style-name="ce1">
            <text:p>0,741876261</text:p>
          </table:table-cell>
          <table:table-cell office:value-type="float" office:value="-0.196508936388093" table:style-name="ce1">
            <text:p>-0,196508936</text:p>
          </table:table-cell>
          <table:table-cell office:value-type="float" office:value="0.77516342977987895" table:style-name="ce1">
            <text:p>0,77516343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3.09501109558814" table:style-name="ce1">
            <text:p>3,095011096</text:p>
          </table:table-cell>
          <table:table-cell office:value-type="float" office:value="0.71057546623330103" table:style-name="ce1">
            <text:p>0,710575466</text:p>
          </table:table-cell>
          <table:table-cell office:value-type="float" office:value="-0.38807192646028799" table:style-name="ce1">
            <text:p>-0,388071926</text:p>
          </table:table-cell>
          <table:table-cell office:value-type="float" office:value="0.706700230497464" table:style-name="ce1">
            <text:p>0,7067002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8840047163524201" table:style-name="ce1">
            <text:p>2,884004716</text:p>
          </table:table-cell>
          <table:table-cell office:value-type="float" office:value="0.73412534402158103" table:style-name="ce1">
            <text:p>0,734125344</text:p>
          </table:table-cell>
          <table:table-cell office:value-type="float" office:value="-0.299607560683538" table:style-name="ce1">
            <text:p>-0,299607561</text:p>
          </table:table-cell>
          <table:table-cell office:value-type="float" office:value="0.74326585323243699" table:style-name="ce1">
            <text:p>0,743265853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2.7858466431563298" table:style-name="ce1">
            <text:p>2,785846643</text:p>
          </table:table-cell>
          <table:table-cell office:value-type="float" office:value="0.74639322764600902" table:style-name="ce1">
            <text:p>0,746393228</text:p>
          </table:table-cell>
          <table:table-cell office:value-type="float" office:value="-0.14497859598469601" table:style-name="ce1">
            <text:p>-0,144978596</text:p>
          </table:table-cell>
          <table:table-cell office:value-type="float" office:value="0.79697597316373903" table:style-name="ce1">
            <text:p>0,79697597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.0267208521342299" table:style-name="ce1">
            <text:p>3,026720852</text:p>
          </table:table-cell>
          <table:table-cell office:value-type="float" office:value="0.70921766778539996" table:style-name="ce1">
            <text:p>0,709217668</text:p>
          </table:table-cell>
          <table:table-cell office:value-type="float" office:value="-0.373087142182774" table:style-name="ce1">
            <text:p>-0,373087142</text:p>
          </table:table-cell>
          <table:table-cell office:value-type="float" office:value="0.70925774616634396" table:style-name="ce1">
            <text:p>0,709257746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2.8985828041702502" table:style-name="ce1">
            <text:p>2,898582804</text:p>
          </table:table-cell>
          <table:table-cell office:value-type="float" office:value="0.73027180023883898" table:style-name="ce1">
            <text:p>0,7302718</text:p>
          </table:table-cell>
          <table:table-cell office:value-type="float" office:value="-0.24919251110699001" table:style-name="ce1">
            <text:p>-0,249192511</text:p>
          </table:table-cell>
          <table:table-cell office:value-type="float" office:value="0.75534083480949499" table:style-name="ce1">
            <text:p>0,755340835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7572893015946902" table:style-name="ce1">
            <text:p>2,757289302</text:p>
          </table:table-cell>
          <table:table-cell office:value-type="float" office:value="0.75108334369007801" table:style-name="ce1">
            <text:p>0,751083344</text:p>
          </table:table-cell>
          <table:table-cell office:value-type="float" office:value="-0.15968101588874301" table:style-name="ce1">
            <text:p>-0,159681016</text:p>
          </table:table-cell>
          <table:table-cell office:value-type="float" office:value="0.78926155937757903" table:style-name="ce1">
            <text:p>0,789261559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0871774427047698" table:style-name="ce1">
            <text:p>3,087177443</text:p>
          </table:table-cell>
          <table:table-cell office:value-type="float" office:value="0.71371500710100499" table:style-name="ce1">
            <text:p>0,713715007</text:p>
          </table:table-cell>
          <table:table-cell office:value-type="float" office:value="-0.37938842142580298" table:style-name="ce1">
            <text:p>-0,379388421</text:p>
          </table:table-cell>
          <table:table-cell office:value-type="float" office:value="0.707295155964908" table:style-name="ce1">
            <text:p>0,70729515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9838546202800398" table:style-name="ce1">
            <text:p>2,98385462</text:p>
          </table:table-cell>
          <table:table-cell office:value-type="float" office:value="0.70950998915595997" table:style-name="ce1">
            <text:p>0,709509989</text:p>
          </table:table-cell>
          <table:table-cell office:value-type="float" office:value="-0.356862448472341" table:style-name="ce1">
            <text:p>-0,356862448</text:p>
          </table:table-cell>
          <table:table-cell office:value-type="float" office:value="0.71485065996612096" table:style-name="ce1">
            <text:p>0,71485066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0830619814261802" table:style-name="ce1">
            <text:p>3,083061981</text:p>
          </table:table-cell>
          <table:table-cell office:value-type="float" office:value="0.700964612789998" table:style-name="ce1">
            <text:p>0,700964613</text:p>
          </table:table-cell>
          <table:table-cell office:value-type="float" office:value="-0.44882489469236703" table:style-name="ce1">
            <text:p>-0,448824895</text:p>
          </table:table-cell>
          <table:table-cell office:value-type="float" office:value="0.68532223683019799" table:style-name="ce1">
            <text:p>0,685322237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9137843217422899" table:style-name="ce1">
            <text:p>2,913784322</text:p>
          </table:table-cell>
          <table:table-cell office:value-type="float" office:value="0.73479161790752301" table:style-name="ce1">
            <text:p>0,734791618</text:p>
          </table:table-cell>
          <table:table-cell office:value-type="float" office:value="-0.26679779996971897" table:style-name="ce1">
            <text:p>-0,2667978</text:p>
          </table:table-cell>
          <table:table-cell office:value-type="float" office:value="0.75547774071777196" table:style-name="ce1">
            <text:p>0,755477741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2.9372453924599098" table:style-name="ce1">
            <text:p>2,937245392</text:p>
          </table:table-cell>
          <table:table-cell office:value-type="float" office:value="0.71347445139713805" table:style-name="ce1">
            <text:p>0,713474451</text:p>
          </table:table-cell>
          <table:table-cell office:value-type="float" office:value="-0.38643753940915898" table:style-name="ce1">
            <text:p>-0,386437539</text:p>
          </table:table-cell>
          <table:table-cell office:value-type="float" office:value="0.70554171826215195" table:style-name="ce1">
            <text:p>0,70554171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0661664615672501" table:style-name="ce1">
            <text:p>3,066166462</text:p>
          </table:table-cell>
          <table:table-cell office:value-type="float" office:value="0.72536080207398701" table:style-name="ce1">
            <text:p>0,725360802</text:p>
          </table:table-cell>
          <table:table-cell office:value-type="float" office:value="-0.293110005341918" table:style-name="ce1">
            <text:p>-0,293110005</text:p>
          </table:table-cell>
          <table:table-cell office:value-type="float" office:value="0.747153894459191" table:style-name="ce1">
            <text:p>0,747153894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2869632877717598" table:style-name="ce1">
            <text:p>3,286963288</text:p>
          </table:table-cell>
          <table:table-cell office:value-type="float" office:value="0.67941781632690801" table:style-name="ce1">
            <text:p>0,679417816</text:p>
          </table:table-cell>
          <table:table-cell office:value-type="float" office:value="-0.46103676872347998" table:style-name="ce1">
            <text:p>-0,461036769</text:p>
          </table:table-cell>
          <table:table-cell office:value-type="float" office:value="0.67115960815664799" table:style-name="ce1">
            <text:p>0,67115960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2533056898019401" table:style-name="ce1">
            <text:p>3,25330569</text:p>
          </table:table-cell>
          <table:table-cell office:value-type="float" office:value="0.67754993448089995" table:style-name="ce1">
            <text:p>0,677549934</text:p>
          </table:table-cell>
          <table:table-cell office:value-type="float" office:value="-0.41960822056986002" table:style-name="ce1">
            <text:p>-0,419608221</text:p>
          </table:table-cell>
          <table:table-cell office:value-type="float" office:value="0.68072488354190397" table:style-name="ce1">
            <text:p>0,680724884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1972996240791001" table:style-name="ce1">
            <text:p>3,197299624</text:p>
          </table:table-cell>
          <table:table-cell office:value-type="float" office:value="0.69205090800272895" table:style-name="ce1">
            <text:p>0,692050908</text:p>
          </table:table-cell>
          <table:table-cell office:value-type="float" office:value="-0.43060781579673402" table:style-name="ce1">
            <text:p>-0,430607816</text:p>
          </table:table-cell>
          <table:table-cell office:value-type="float" office:value="0.68284232083820495" table:style-name="ce1">
            <text:p>0,682842321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3533791397833701" table:style-name="ce1">
            <text:p>3,35337914</text:p>
          </table:table-cell>
          <table:table-cell office:value-type="float" office:value="0.66612711923672796" table:style-name="ce1">
            <text:p>0,666127119</text:p>
          </table:table-cell>
          <table:table-cell office:value-type="float" office:value="-0.53523396747159102" table:style-name="ce1">
            <text:p>-0,535233967</text:p>
          </table:table-cell>
          <table:table-cell office:value-type="float" office:value="0.64412745465106802" table:style-name="ce1">
            <text:p>0,644127455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10727065508661" table:style-name="ce1">
            <text:p>3,107270655</text:p>
          </table:table-cell>
          <table:table-cell office:value-type="float" office:value="0.701934387448238" table:style-name="ce1">
            <text:p>0,701934387</text:p>
          </table:table-cell>
          <table:table-cell office:value-type="float" office:value="-0.41347907066945999" table:style-name="ce1">
            <text:p>-0,413479071</text:p>
          </table:table-cell>
          <table:table-cell office:value-type="float" office:value="0.694590132540159" table:style-name="ce1">
            <text:p>0,69459013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5041100576417801" table:style-name="ce1">
            <text:p>3,504110058</text:p>
          </table:table-cell>
          <table:table-cell office:value-type="float" office:value="0.64595738640302702" table:style-name="ce1">
            <text:p>0,645957386</text:p>
          </table:table-cell>
          <table:table-cell office:value-type="float" office:value="-0.66238106338730596" table:style-name="ce1">
            <text:p>-0,662381063</text:p>
          </table:table-cell>
          <table:table-cell office:value-type="float" office:value="0.59351857037686795" table:style-name="ce1">
            <text:p>0,59351857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2660593155720199" table:style-name="ce1">
            <text:p>3,266059316</text:p>
          </table:table-cell>
          <table:table-cell office:value-type="float" office:value="0.69037348596617598" table:style-name="ce1">
            <text:p>0,690373486</text:p>
          </table:table-cell>
          <table:table-cell office:value-type="float" office:value="-0.44160327167605001" table:style-name="ce1">
            <text:p>-0,441603272</text:p>
          </table:table-cell>
          <table:table-cell office:value-type="float" office:value="0.67769935203465703" table:style-name="ce1">
            <text:p>0,67769935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3702058536339501" table:style-name="ce1">
            <text:p>3,370205854</text:p>
          </table:table-cell>
          <table:table-cell office:value-type="float" office:value="0.66530869014566896" table:style-name="ce1">
            <text:p>0,66530869</text:p>
          </table:table-cell>
          <table:table-cell office:value-type="float" office:value="-0.56354586132895801" table:style-name="ce1">
            <text:p>-0,563545861</text:p>
          </table:table-cell>
          <table:table-cell office:value-type="float" office:value="0.63708038729824701" table:style-name="ce1">
            <text:p>0,637080387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3.19970775053025" table:style-name="ce1">
            <text:p>3,199707751</text:p>
          </table:table-cell>
          <table:table-cell office:value-type="float" office:value="0.69611514581751299" table:style-name="ce1">
            <text:p>0,696115146</text:p>
          </table:table-cell>
          <table:table-cell office:value-type="float" office:value="-0.48148954663058102" table:style-name="ce1">
            <text:p>-0,481489547</text:p>
          </table:table-cell>
          <table:table-cell office:value-type="float" office:value="0.66977549068782105" table:style-name="ce1">
            <text:p>0,669775491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2770095046043699" table:style-name="ce1">
            <text:p>3,277009505</text:p>
          </table:table-cell>
          <table:table-cell office:value-type="float" office:value="0.67616176977615094" table:style-name="ce1">
            <text:p>0,67616177</text:p>
          </table:table-cell>
          <table:table-cell office:value-type="float" office:value="-0.56215746742587502" table:style-name="ce1">
            <text:p>-0,562157467</text:p>
          </table:table-cell>
          <table:table-cell office:value-type="float" office:value="0.63840972256528195" table:style-name="ce1">
            <text:p>0,638409723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4086951104277001" table:style-name="ce1">
            <text:p>3,40869511</text:p>
          </table:table-cell>
          <table:table-cell office:value-type="float" office:value="0.67757182472889899" table:style-name="ce1">
            <text:p>0,677571825</text:p>
          </table:table-cell>
          <table:table-cell office:value-type="float" office:value="-0.54185502608925296" table:style-name="ce1">
            <text:p>-0,541855026</text:p>
          </table:table-cell>
          <table:table-cell office:value-type="float" office:value="0.64771131815628502" table:style-name="ce1">
            <text:p>0,64771131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4092519765048701" table:style-name="ce1">
            <text:p>3,409251977</text:p>
          </table:table-cell>
          <table:table-cell office:value-type="float" office:value="0.67358184385634901" table:style-name="ce1">
            <text:p>0,673581844</text:p>
          </table:table-cell>
          <table:table-cell office:value-type="float" office:value="-0.46775901022819799" table:style-name="ce1">
            <text:p>-0,46775901</text:p>
          </table:table-cell>
          <table:table-cell office:value-type="float" office:value="0.66878346465648697" table:style-name="ce1">
            <text:p>0,668783465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3.6715218901587798" table:style-name="ce1">
            <text:p>3,67152189</text:p>
          </table:table-cell>
          <table:table-cell office:value-type="float" office:value="0.64016293960672599" table:style-name="ce1">
            <text:p>0,64016294</text:p>
          </table:table-cell>
          <table:table-cell office:value-type="float" office:value="-0.69899915145843405" table:style-name="ce1">
            <text:p>-0,698999151</text:p>
          </table:table-cell>
          <table:table-cell office:value-type="float" office:value="0.57496958641641605" table:style-name="ce1">
            <text:p>0,574969586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3583949367382" table:style-name="ce1">
            <text:p>3,358394937</text:p>
          </table:table-cell>
          <table:table-cell office:value-type="float" office:value="0.67994366444765997" table:style-name="ce1">
            <text:p>0,679943664</text:p>
          </table:table-cell>
          <table:table-cell office:value-type="float" office:value="-0.54464243695213999" table:style-name="ce1">
            <text:p>-0,544642437</text:p>
          </table:table-cell>
          <table:table-cell office:value-type="float" office:value="0.64623732568934" table:style-name="ce1">
            <text:p>0,646237326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3.36751063316281" table:style-name="ce1">
            <text:p>3,367510633</text:p>
          </table:table-cell>
          <table:table-cell office:value-type="float" office:value="0.67064178040149802" table:style-name="ce1">
            <text:p>0,67064178</text:p>
          </table:table-cell>
          <table:table-cell office:value-type="float" office:value="-0.57896237455611299" table:style-name="ce1">
            <text:p>-0,578962375</text:p>
          </table:table-cell>
          <table:table-cell office:value-type="float" office:value="0.62859283711300595" table:style-name="ce1">
            <text:p>0,62859283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3397283183011801" table:style-name="ce1">
            <text:p>3,339728318</text:p>
          </table:table-cell>
          <table:table-cell office:value-type="float" office:value="0.68822552852068197" table:style-name="ce1">
            <text:p>0,688225529</text:p>
          </table:table-cell>
          <table:table-cell office:value-type="float" office:value="-0.52931862503228899" table:style-name="ce1">
            <text:p>-0,529318625</text:p>
          </table:table-cell>
          <table:table-cell office:value-type="float" office:value="0.65930206735557195" table:style-name="ce1">
            <text:p>0,659302067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3.85850889729545" table:style-name="ce1">
            <text:p>3,858508897</text:p>
          </table:table-cell>
          <table:table-cell office:value-type="float" office:value="0.62178213117079295" table:style-name="ce1">
            <text:p>0,621782131</text:p>
          </table:table-cell>
          <table:table-cell office:value-type="float" office:value="-0.77316429981018298" table:style-name="ce1">
            <text:p>-0,7731643</text:p>
          </table:table-cell>
          <table:table-cell office:value-type="float" office:value="0.55096732917374702" table:style-name="ce1">
            <text:p>0,55096732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5029321665833" table:style-name="ce1">
            <text:p>3,502932167</text:p>
          </table:table-cell>
          <table:table-cell office:value-type="float" office:value="0.65428659704409198" table:style-name="ce1">
            <text:p>0,654286597</text:p>
          </table:table-cell>
          <table:table-cell office:value-type="float" office:value="-0.62726835150772597" table:style-name="ce1">
            <text:p>-0,627268352</text:p>
          </table:table-cell>
          <table:table-cell office:value-type="float" office:value="0.61058057206760297" table:style-name="ce1">
            <text:p>0,610580572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77561045505532" table:style-name="ce1">
            <text:p>3,775610455</text:p>
          </table:table-cell>
          <table:table-cell office:value-type="float" office:value="0.62967629811677295" table:style-name="ce1">
            <text:p>0,629676298</text:p>
          </table:table-cell>
          <table:table-cell office:value-type="float" office:value="-0.74092404883477403" table:style-name="ce1">
            <text:p>-0,740924049</text:p>
          </table:table-cell>
          <table:table-cell office:value-type="float" office:value="0.56407696724265299" table:style-name="ce1">
            <text:p>0,564076967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68827302095541" table:style-name="ce1">
            <text:p>3,688273021</text:p>
          </table:table-cell>
          <table:table-cell office:value-type="float" office:value="0.64007315581861002" table:style-name="ce1">
            <text:p>0,640073156</text:p>
          </table:table-cell>
          <table:table-cell office:value-type="float" office:value="-0.70118559579116002" table:style-name="ce1">
            <text:p>-0,701185596</text:p>
          </table:table-cell>
          <table:table-cell office:value-type="float" office:value="0.57816162377823899" table:style-name="ce1">
            <text:p>0,578161624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7144000981860299" table:style-name="ce1">
            <text:p>3,714400098</text:p>
          </table:table-cell>
          <table:table-cell office:value-type="float" office:value="0.64225600332835298" table:style-name="ce1">
            <text:p>0,642256003</text:p>
          </table:table-cell>
          <table:table-cell office:value-type="float" office:value="-0.71062285497452105" table:style-name="ce1">
            <text:p>-0,710622855</text:p>
          </table:table-cell>
          <table:table-cell office:value-type="float" office:value="0.57238058893636801" table:style-name="ce1">
            <text:p>0,57238058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72397035649379" table:style-name="ce1">
            <text:p>3,723970356</text:p>
          </table:table-cell>
          <table:table-cell office:value-type="float" office:value="0.63039373282039401" table:style-name="ce1">
            <text:p>0,630393733</text:p>
          </table:table-cell>
          <table:table-cell office:value-type="float" office:value="-0.77197488463929798" table:style-name="ce1">
            <text:p>-0,771974885</text:p>
          </table:table-cell>
          <table:table-cell office:value-type="float" office:value="0.55003444797237999" table:style-name="ce1">
            <text:p>0,550034448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3.73624556733512" table:style-name="ce1">
            <text:p>3,736245567</text:p>
          </table:table-cell>
          <table:table-cell office:value-type="float" office:value="0.64182732178317503" table:style-name="ce1">
            <text:p>0,641827322</text:p>
          </table:table-cell>
          <table:table-cell office:value-type="float" office:value="-0.74028421768401698" table:style-name="ce1">
            <text:p>-0,740284218</text:p>
          </table:table-cell>
          <table:table-cell office:value-type="float" office:value="0.566638172734788" table:style-name="ce1">
            <text:p>0,566638173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98431947258752" table:style-name="ce1">
            <text:p>3,984319473</text:p>
          </table:table-cell>
          <table:table-cell office:value-type="float" office:value="0.60485113202398599" table:style-name="ce1">
            <text:p>0,604851132</text:p>
          </table:table-cell>
          <table:table-cell office:value-type="float" office:value="-0.84064109709676205" table:style-name="ce1">
            <text:p>-0,840641097</text:p>
          </table:table-cell>
          <table:table-cell office:value-type="float" office:value="0.51678510360790197" table:style-name="ce1">
            <text:p>0,516785104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3.9317451043961" table:style-name="ce1">
            <text:p>3,931745104</text:p>
          </table:table-cell>
          <table:table-cell office:value-type="float" office:value="0.61674092989711904" table:style-name="ce1">
            <text:p>0,61674093</text:p>
          </table:table-cell>
          <table:table-cell office:value-type="float" office:value="-0.81799272968557002" table:style-name="ce1">
            <text:p>-0,81799273</text:p>
          </table:table-cell>
          <table:table-cell office:value-type="float" office:value="0.52094537880994696" table:style-name="ce1">
            <text:p>0,52094537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5189110372542598" table:style-name="ce1">
            <text:p>3,518911037</text:p>
          </table:table-cell>
          <table:table-cell office:value-type="float" office:value="0.66563082142575503" table:style-name="ce1">
            <text:p>0,665630821</text:p>
          </table:table-cell>
          <table:table-cell office:value-type="float" office:value="-0.60749893782591602" table:style-name="ce1">
            <text:p>-0,607498938</text:p>
          </table:table-cell>
          <table:table-cell office:value-type="float" office:value="0.62203919373431105" table:style-name="ce1">
            <text:p>0,622039194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3.7541746059696202" table:style-name="ce1">
            <text:p>3,754174606</text:p>
          </table:table-cell>
          <table:table-cell office:value-type="float" office:value="0.63386066823888598" table:style-name="ce1">
            <text:p>0,633860668</text:p>
          </table:table-cell>
          <table:table-cell office:value-type="float" office:value="-0.730288378334921" table:style-name="ce1">
            <text:p>-0,730288378</text:p>
          </table:table-cell>
          <table:table-cell office:value-type="float" office:value="0.56259070755504803" table:style-name="ce1">
            <text:p>0,562590708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90670446240697" table:style-name="ce1">
            <text:p>3,906704462</text:p>
          </table:table-cell>
          <table:table-cell office:value-type="float" office:value="0.61827560718989405" table:style-name="ce1">
            <text:p>0,618275607</text:p>
          </table:table-cell>
          <table:table-cell office:value-type="float" office:value="-0.81612901911019298" table:style-name="ce1">
            <text:p>-0,816129019</text:p>
          </table:table-cell>
          <table:table-cell office:value-type="float" office:value="0.52902785221339199" table:style-name="ce1">
            <text:p>0,529027852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3.9267361965627501" table:style-name="ce1">
            <text:p>3,926736197</text:p>
          </table:table-cell>
          <table:table-cell office:value-type="float" office:value="0.61665270853278398" table:style-name="ce1">
            <text:p>0,616652709</text:p>
          </table:table-cell>
          <table:table-cell office:value-type="float" office:value="-0.82689879210880901" table:style-name="ce1">
            <text:p>-0,826898792</text:p>
          </table:table-cell>
          <table:table-cell office:value-type="float" office:value="0.52647747946004098" table:style-name="ce1">
            <text:p>0,52647747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1598001961385096" table:style-name="ce1">
            <text:p>4,159800196</text:p>
          </table:table-cell>
          <table:table-cell office:value-type="float" office:value="0.59477509065275702" table:style-name="ce1">
            <text:p>0,594775091</text:p>
          </table:table-cell>
          <table:table-cell office:value-type="float" office:value="-0.91901363886879395" table:style-name="ce1">
            <text:p>-0,919013639</text:p>
          </table:table-cell>
          <table:table-cell office:value-type="float" office:value="0.48089574674169999" table:style-name="ce1">
            <text:p>0,480895747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3.8727495953781599" table:style-name="ce1">
            <text:p>3,872749595</text:p>
          </table:table-cell>
          <table:table-cell office:value-type="float" office:value="0.62932592416188604" table:style-name="ce1">
            <text:p>0,629325924</text:p>
          </table:table-cell>
          <table:table-cell office:value-type="float" office:value="-0.79780499375393099" table:style-name="ce1">
            <text:p>-0,797804994</text:p>
          </table:table-cell>
          <table:table-cell office:value-type="float" office:value="0.53264820805275703" table:style-name="ce1">
            <text:p>0,532648208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2086491706755202" table:style-name="ce1">
            <text:p>4,208649171</text:p>
          </table:table-cell>
          <table:table-cell office:value-type="float" office:value="0.59500514217974698" table:style-name="ce1">
            <text:p>0,595005142</text:p>
          </table:table-cell>
          <table:table-cell office:value-type="float" office:value="-0.93464612078994203" table:style-name="ce1">
            <text:p>-0,934646121</text:p>
          </table:table-cell>
          <table:table-cell office:value-type="float" office:value="0.472412080547084" table:style-name="ce1">
            <text:p>0,472412081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4.0558265524525901" table:style-name="ce1">
            <text:p>4,055826552</text:p>
          </table:table-cell>
          <table:table-cell office:value-type="float" office:value="0.61508930488135605" table:style-name="ce1">
            <text:p>0,615089305</text:p>
          </table:table-cell>
          <table:table-cell office:value-type="float" office:value="-0.82513540830188603" table:style-name="ce1">
            <text:p>-0,825135408</text:p>
          </table:table-cell>
          <table:table-cell office:value-type="float" office:value="0.52195957331901799" table:style-name="ce1">
            <text:p>0,521959573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254700469484803" table:style-name="ce1">
            <text:p>4,225470047</text:p>
          </table:table-cell>
          <table:table-cell office:value-type="float" office:value="0.58854623676054296" table:style-name="ce1">
            <text:p>0,588546237</text:p>
          </table:table-cell>
          <table:table-cell office:value-type="float" office:value="-0.94495529723578897" table:style-name="ce1">
            <text:p>-0,944955297</text:p>
          </table:table-cell>
          <table:table-cell office:value-type="float" office:value="0.47322027433089497" table:style-name="ce1">
            <text:p>0,473220274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3.9279107937950499" table:style-name="ce1">
            <text:p>3,927910794</text:p>
          </table:table-cell>
          <table:table-cell office:value-type="float" office:value="0.61388482053595195" table:style-name="ce1">
            <text:p>0,613884821</text:p>
          </table:table-cell>
          <table:table-cell office:value-type="float" office:value="-0.81731978252349502" table:style-name="ce1">
            <text:p>-0,817319783</text:p>
          </table:table-cell>
          <table:table-cell office:value-type="float" office:value="0.52688093136865799" table:style-name="ce1">
            <text:p>0,526880931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9447312401952299" table:style-name="ce1">
            <text:p>3,94473124</text:p>
          </table:table-cell>
          <table:table-cell office:value-type="float" office:value="0.61766248151507397" table:style-name="ce1">
            <text:p>0,617662482</text:p>
          </table:table-cell>
          <table:table-cell office:value-type="float" office:value="-0.81415010769247997" table:style-name="ce1">
            <text:p>-0,814150108</text:p>
          </table:table-cell>
          <table:table-cell office:value-type="float" office:value="0.52892509408505595" table:style-name="ce1">
            <text:p>0,528925094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3.9797779352560601" table:style-name="ce1">
            <text:p>3,979777935</text:p>
          </table:table-cell>
          <table:table-cell office:value-type="float" office:value="0.61374219652877204" table:style-name="ce1">
            <text:p>0,613742197</text:p>
          </table:table-cell>
          <table:table-cell office:value-type="float" office:value="-0.81618916183404999" table:style-name="ce1">
            <text:p>-0,816189162</text:p>
          </table:table-cell>
          <table:table-cell office:value-type="float" office:value="0.52540815049980705" table:style-name="ce1">
            <text:p>0,52540815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1052815725479803" table:style-name="ce1">
            <text:p>4,105281573</text:p>
          </table:table-cell>
          <table:table-cell office:value-type="float" office:value="0.59740237692730702" table:style-name="ce1">
            <text:p>0,597402377</text:p>
          </table:table-cell>
          <table:table-cell office:value-type="float" office:value="-0.87057509426325197" table:style-name="ce1">
            <text:p>-0,870575094</text:p>
          </table:table-cell>
          <table:table-cell office:value-type="float" office:value="0.503086502696935" table:style-name="ce1">
            <text:p>0,503086503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4.4646842002164604" table:style-name="ce1">
            <text:p>4,4646842</text:p>
          </table:table-cell>
          <table:table-cell office:value-type="float" office:value="0.56621441776972703" table:style-name="ce1">
            <text:p>0,566214418</text:p>
          </table:table-cell>
          <table:table-cell office:value-type="float" office:value="-1.01452845173188" table:style-name="ce1">
            <text:p>-1,014528452</text:p>
          </table:table-cell>
          <table:table-cell office:value-type="float" office:value="0.44110820597476902" table:style-name="ce1">
            <text:p>0,441108206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1102215099268404" table:style-name="ce1">
            <text:p>4,11022151</text:p>
          </table:table-cell>
          <table:table-cell office:value-type="float" office:value="0.59758132621237403" table:style-name="ce1">
            <text:p>0,597581326</text:p>
          </table:table-cell>
          <table:table-cell office:value-type="float" office:value="-0.89739890340403905" table:style-name="ce1">
            <text:p>-0,897398903</text:p>
          </table:table-cell>
          <table:table-cell office:value-type="float" office:value="0.49333760927016801" table:style-name="ce1">
            <text:p>0,493337609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4.3640765330129296" table:style-name="ce1">
            <text:p>4,364076533</text:p>
          </table:table-cell>
          <table:table-cell office:value-type="float" office:value="0.57595646433853698" table:style-name="ce1">
            <text:p>0,575956464</text:p>
          </table:table-cell>
          <table:table-cell office:value-type="float" office:value="-0.99324681300276296" table:style-name="ce1">
            <text:p>-0,993246813</text:p>
          </table:table-cell>
          <table:table-cell office:value-type="float" office:value="0.45123442575677403" table:style-name="ce1">
            <text:p>0,451234426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2481760318919397" table:style-name="ce1">
            <text:p>4,248176032</text:p>
          </table:table-cell>
          <table:table-cell office:value-type="float" office:value="0.57988149228364705" table:style-name="ce1">
            <text:p>0,579881492</text:p>
          </table:table-cell>
          <table:table-cell office:value-type="float" office:value="-0.94409667729796398" table:style-name="ce1">
            <text:p>-0,944096677</text:p>
          </table:table-cell>
          <table:table-cell office:value-type="float" office:value="0.47352766635376797" table:style-name="ce1">
            <text:p>0,473527666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4.2873157928051802" table:style-name="ce1">
            <text:p>4,287315793</text:p>
          </table:table-cell>
          <table:table-cell office:value-type="float" office:value="0.581943246596616" table:style-name="ce1">
            <text:p>0,581943247</text:p>
          </table:table-cell>
          <table:table-cell office:value-type="float" office:value="-0.971353293587774" table:style-name="ce1">
            <text:p>-0,971353294</text:p>
          </table:table-cell>
          <table:table-cell office:value-type="float" office:value="0.46259319465346599" table:style-name="ce1">
            <text:p>0,462593195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2737592491674103" table:style-name="ce1">
            <text:p>4,273759249</text:p>
          </table:table-cell>
          <table:table-cell office:value-type="float" office:value="0.58772742338461403" table:style-name="ce1">
            <text:p>0,587727423</text:p>
          </table:table-cell>
          <table:table-cell office:value-type="float" office:value="-0.94081228784237902" table:style-name="ce1">
            <text:p>-0,940812288</text:p>
          </table:table-cell>
          <table:table-cell office:value-type="float" office:value="0.47800612279030302" table:style-name="ce1">
            <text:p>0,478006123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4.1566613753672499" table:style-name="ce1">
            <text:p>4,156661375</text:p>
          </table:table-cell>
          <table:table-cell office:value-type="float" office:value="0.59926057522327103" table:style-name="ce1">
            <text:p>0,599260575</text:p>
          </table:table-cell>
          <table:table-cell office:value-type="float" office:value="-0.89780117402201498" table:style-name="ce1">
            <text:p>-0,897801174</text:p>
          </table:table-cell>
          <table:table-cell office:value-type="float" office:value="0.49455172119426" table:style-name="ce1">
            <text:p>0,494551721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2743657558686499" table:style-name="ce1">
            <text:p>4,274365756</text:p>
          </table:table-cell>
          <table:table-cell office:value-type="float" office:value="0.587882260636438" table:style-name="ce1">
            <text:p>0,587882261</text:p>
          </table:table-cell>
          <table:table-cell office:value-type="float" office:value="-0.96185969459368303" table:style-name="ce1">
            <text:p>-0,961859695</text:p>
          </table:table-cell>
          <table:table-cell office:value-type="float" office:value="0.46376487059742399" table:style-name="ce1">
            <text:p>0,463764871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4.4322243469736797" table:style-name="ce1">
            <text:p>4,432224347</text:p>
          </table:table-cell>
          <table:table-cell office:value-type="float" office:value="0.57414956282279195" table:style-name="ce1">
            <text:p>0,574149563</text:p>
          </table:table-cell>
          <table:table-cell office:value-type="float" office:value="-1.0169470352351999" table:style-name="ce1">
            <text:p>-1,016947035</text:p>
          </table:table-cell>
          <table:table-cell office:value-type="float" office:value="0.43962939298999199" table:style-name="ce1">
            <text:p>0,439629393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7185677229720904" table:style-name="ce1">
            <text:p>4,718567723</text:p>
          </table:table-cell>
          <table:table-cell office:value-type="float" office:value="0.54949886648835" table:style-name="ce1">
            <text:p>0,549498866</text:p>
          </table:table-cell>
          <table:table-cell office:value-type="float" office:value="-1.12734833760741" table:style-name="ce1">
            <text:p>-1,127348338</text:p>
          </table:table-cell>
          <table:table-cell office:value-type="float" office:value="0.392701569456192" table:style-name="ce1">
            <text:p>0,392701569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4.4837040247382802" table:style-name="ce1">
            <text:p>4,483704025</text:p>
          </table:table-cell>
          <table:table-cell office:value-type="float" office:value="0.56836007891541196" table:style-name="ce1">
            <text:p>0,568360079</text:p>
          </table:table-cell>
          <table:table-cell office:value-type="float" office:value="-1.02567088553838" table:style-name="ce1">
            <text:p>-1,025670886</text:p>
          </table:table-cell>
          <table:table-cell office:value-type="float" office:value="0.43660524501978099" table:style-name="ce1">
            <text:p>0,436605245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4388505041920601" table:style-name="ce1">
            <text:p>4,438850504</text:p>
          </table:table-cell>
          <table:table-cell office:value-type="float" office:value="0.57028883394826102" table:style-name="ce1">
            <text:p>0,570288834</text:p>
          </table:table-cell>
          <table:table-cell office:value-type="float" office:value="-1.0307227526642599" table:style-name="ce1">
            <text:p>-1,030722753</text:p>
          </table:table-cell>
          <table:table-cell office:value-type="float" office:value="0.43635162952938999" table:style-name="ce1">
            <text:p>0,43635163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4.2420571144565802" table:style-name="ce1">
            <text:p>4,242057114</text:p>
          </table:table-cell>
          <table:table-cell office:value-type="float" office:value="0.58534535468166504" table:style-name="ce1">
            <text:p>0,585345355</text:p>
          </table:table-cell>
          <table:table-cell office:value-type="float" office:value="-0.94352198882902705" table:style-name="ce1">
            <text:p>-0,943521989</text:p>
          </table:table-cell>
          <table:table-cell office:value-type="float" office:value="0.47684365286896802" table:style-name="ce1">
            <text:p>0,476843653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3795009084600398" table:style-name="ce1">
            <text:p>4,379500908</text:p>
          </table:table-cell>
          <table:table-cell office:value-type="float" office:value="0.57623352057562305" table:style-name="ce1">
            <text:p>0,576233521</text:p>
          </table:table-cell>
          <table:table-cell office:value-type="float" office:value="-1.0185024088588599" table:style-name="ce1">
            <text:p>-1,018502409</text:p>
          </table:table-cell>
          <table:table-cell office:value-type="float" office:value="0.44159239804025302" table:style-name="ce1">
            <text:p>0,441592398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4.3224773859849002" table:style-name="ce1">
            <text:p>4,322477386</text:p>
          </table:table-cell>
          <table:table-cell office:value-type="float" office:value="0.57985125063975096" table:style-name="ce1">
            <text:p>0,579851251</text:p>
          </table:table-cell>
          <table:table-cell office:value-type="float" office:value="-0.99455964197337099" table:style-name="ce1">
            <text:p>-0,994559642</text:p>
          </table:table-cell>
          <table:table-cell office:value-type="float" office:value="0.45053861146630197" table:style-name="ce1">
            <text:p>0,450538611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4577474300527404" table:style-name="ce1">
            <text:p>4,45774743</text:p>
          </table:table-cell>
          <table:table-cell office:value-type="float" office:value="0.56699386069121605" table:style-name="ce1">
            <text:p>0,566993861</text:p>
          </table:table-cell>
          <table:table-cell office:value-type="float" office:value="-1.0339850787003999" table:style-name="ce1">
            <text:p>-1,033985079</text:p>
          </table:table-cell>
          <table:table-cell office:value-type="float" office:value="0.43272443240382902" table:style-name="ce1">
            <text:p>0,432724432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4.2357148859087204" table:style-name="ce1">
            <text:p>4,235714886</text:p>
          </table:table-cell>
          <table:table-cell office:value-type="float" office:value="0.58359492780189504" table:style-name="ce1">
            <text:p>0,583594928</text:p>
          </table:table-cell>
          <table:table-cell office:value-type="float" office:value="-0.96766261364921202" table:style-name="ce1">
            <text:p>-0,967662614</text:p>
          </table:table-cell>
          <table:table-cell office:value-type="float" office:value="0.46700343539028899" table:style-name="ce1">
            <text:p>0,467003435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56872020877503" table:style-name="ce1">
            <text:p>4,568720209</text:p>
          </table:table-cell>
          <table:table-cell office:value-type="float" office:value="0.55980969881268094" table:style-name="ce1">
            <text:p>0,559809699</text:p>
          </table:table-cell>
          <table:table-cell office:value-type="float" office:value="-1.08189286185068" table:style-name="ce1">
            <text:p>-1,081892862</text:p>
          </table:table-cell>
          <table:table-cell office:value-type="float" office:value="0.41215777313399699" table:style-name="ce1">
            <text:p>0,412157773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4.5268194834566202" table:style-name="ce1">
            <text:p>4,526819483</text:p>
          </table:table-cell>
          <table:table-cell office:value-type="float" office:value="0.56268561562234898" table:style-name="ce1">
            <text:p>0,562685616</text:p>
          </table:table-cell>
          <table:table-cell office:value-type="float" office:value="-1.0858559103407699" table:style-name="ce1">
            <text:p>-1,08585591</text:p>
          </table:table-cell>
          <table:table-cell office:value-type="float" office:value="0.41696764102818501" table:style-name="ce1">
            <text:p>0,416967641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6966120727164302" table:style-name="ce1">
            <text:p>4,696612073</text:p>
          </table:table-cell>
          <table:table-cell office:value-type="float" office:value="0.55221970812385102" table:style-name="ce1">
            <text:p>0,552219708</text:p>
          </table:table-cell>
          <table:table-cell office:value-type="float" office:value="-1.13372791848948" table:style-name="ce1">
            <text:p>-1,133727918</text:p>
          </table:table-cell>
          <table:table-cell office:value-type="float" office:value="0.391200115050228" table:style-name="ce1">
            <text:p>0,391200115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4.4076691972516402" table:style-name="ce1">
            <text:p>4,407669197</text:p>
          </table:table-cell>
          <table:table-cell office:value-type="float" office:value="0.57791651809989497" table:style-name="ce1">
            <text:p>0,577916518</text:p>
          </table:table-cell>
          <table:table-cell office:value-type="float" office:value="-0.99599218255579602" table:style-name="ce1">
            <text:p>-0,995992183</text:p>
          </table:table-cell>
          <table:table-cell office:value-type="float" office:value="0.45138498406196398" table:style-name="ce1">
            <text:p>0,451384984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60446121990993" table:style-name="ce1">
            <text:p>4,60446122</text:p>
          </table:table-cell>
          <table:table-cell office:value-type="float" office:value="0.557686428237677" table:style-name="ce1">
            <text:p>0,557686428</text:p>
          </table:table-cell>
          <table:table-cell office:value-type="float" office:value="-1.09435920416657" table:style-name="ce1">
            <text:p>-1,094359204</text:p>
          </table:table-cell>
          <table:table-cell office:value-type="float" office:value="0.40552540737084303" table:style-name="ce1">
            <text:p>0,405525407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4.8088520866347197" table:style-name="ce1">
            <text:p>4,808852087</text:p>
          </table:table-cell>
          <table:table-cell office:value-type="float" office:value="0.54113836705574303" table:style-name="ce1">
            <text:p>0,541138367</text:p>
          </table:table-cell>
          <table:table-cell office:value-type="float" office:value="-1.17698975781108" table:style-name="ce1">
            <text:p>-1,176989758</text:p>
          </table:table-cell>
          <table:table-cell office:value-type="float" office:value="0.37292638534584099" table:style-name="ce1">
            <text:p>0,37292638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5767662119637302" table:style-name="ce1">
            <text:p>4,576766212</text:p>
          </table:table-cell>
          <table:table-cell office:value-type="float" office:value="0.55653498316625105" table:style-name="ce1">
            <text:p>0,556534983</text:p>
          </table:table-cell>
          <table:table-cell office:value-type="float" office:value="-1.10691147822424" table:style-name="ce1">
            <text:p>-1,106911478</text:p>
          </table:table-cell>
          <table:table-cell office:value-type="float" office:value="0.41056089240563898" table:style-name="ce1">
            <text:p>0,410560892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4.3661296126009503" table:style-name="ce1">
            <text:p>4,366129613</text:p>
          </table:table-cell>
          <table:table-cell office:value-type="float" office:value="0.580270476263407" table:style-name="ce1">
            <text:p>0,580270476</text:p>
          </table:table-cell>
          <table:table-cell office:value-type="float" office:value="-0.997480485145394" table:style-name="ce1">
            <text:p>-0,997480485</text:p>
          </table:table-cell>
          <table:table-cell office:value-type="float" office:value="0.45504733445399798" table:style-name="ce1">
            <text:p>0,455047334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4860538870791702" table:style-name="ce1">
            <text:p>4,486053887</text:p>
          </table:table-cell>
          <table:table-cell office:value-type="float" office:value="0.56836320357245296" table:style-name="ce1">
            <text:p>0,568363204</text:p>
          </table:table-cell>
          <table:table-cell office:value-type="float" office:value="-1.0683719345467599" table:style-name="ce1">
            <text:p>-1,068371935</text:p>
          </table:table-cell>
          <table:table-cell office:value-type="float" office:value="0.42207416494795802" table:style-name="ce1">
            <text:p>0,422074165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4.6548469040519302" table:style-name="ce1">
            <text:p>4,654846904</text:p>
          </table:table-cell>
          <table:table-cell office:value-type="float" office:value="0.55371486240189305" table:style-name="ce1">
            <text:p>0,553714862</text:p>
          </table:table-cell>
          <table:table-cell office:value-type="float" office:value="-1.12032619098802" table:style-name="ce1">
            <text:p>-1,120326191</text:p>
          </table:table-cell>
          <table:table-cell office:value-type="float" office:value="0.39728799220375" table:style-name="ce1">
            <text:p>0,397287992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5081332718758702" table:style-name="ce1">
            <text:p>4,508133272</text:p>
          </table:table-cell>
          <table:table-cell office:value-type="float" office:value="0.56158096951233205" table:style-name="ce1">
            <text:p>0,56158097</text:p>
          </table:table-cell>
          <table:table-cell office:value-type="float" office:value="-1.10094795068944" table:style-name="ce1">
            <text:p>-1,100947951</text:p>
          </table:table-cell>
          <table:table-cell office:value-type="float" office:value="0.40971491080040301" table:style-name="ce1">
            <text:p>0,409714911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4.74571705873828" table:style-name="ce1">
            <text:p>4,745717059</text:p>
          </table:table-cell>
          <table:table-cell office:value-type="float" office:value="0.54988281213643497" table:style-name="ce1">
            <text:p>0,549882812</text:p>
          </table:table-cell>
          <table:table-cell office:value-type="float" office:value="-1.1464471639696401" table:style-name="ce1">
            <text:p>-1,146447164</text:p>
          </table:table-cell>
          <table:table-cell office:value-type="float" office:value="0.38717392847772802" table:style-name="ce1">
            <text:p>0,387173928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6739007899549403" table:style-name="ce1">
            <text:p>4,67390079</text:p>
          </table:table-cell>
          <table:table-cell office:value-type="float" office:value="0.54943272153190004" table:style-name="ce1">
            <text:p>0,549432722</text:p>
          </table:table-cell>
          <table:table-cell office:value-type="float" office:value="-1.13490048070619" table:style-name="ce1">
            <text:p>-1,134900481</text:p>
          </table:table-cell>
          <table:table-cell office:value-type="float" office:value="0.39555506552804098" table:style-name="ce1">
            <text:p>0,395555066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4.7129646512121202" table:style-name="ce1">
            <text:p>4,712964651</text:p>
          </table:table-cell>
          <table:table-cell office:value-type="float" office:value="0.54764765525426995" table:style-name="ce1">
            <text:p>0,547647655</text:p>
          </table:table-cell>
          <table:table-cell office:value-type="float" office:value="-1.158851051653" table:style-name="ce1">
            <text:p>-1,158851052</text:p>
          </table:table-cell>
          <table:table-cell office:value-type="float" office:value="0.38376862364284098" table:style-name="ce1">
            <text:p>0,383768624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7758563387464701" table:style-name="ce1">
            <text:p>4,775856339</text:p>
          </table:table-cell>
          <table:table-cell office:value-type="float" office:value="0.54443482283892197" table:style-name="ce1">
            <text:p>0,544434823</text:p>
          </table:table-cell>
          <table:table-cell office:value-type="float" office:value="-1.1727488251840399" table:style-name="ce1">
            <text:p>-1,172748825</text:p>
          </table:table-cell>
          <table:table-cell office:value-type="float" office:value="0.37670516383241998" table:style-name="ce1">
            <text:p>0,376705164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4.5600184776577901" table:style-name="ce1">
            <text:p>4,560018478</text:p>
          </table:table-cell>
          <table:table-cell office:value-type="float" office:value="0.56413768298299405" table:style-name="ce1">
            <text:p>0,564137683</text:p>
          </table:table-cell>
          <table:table-cell office:value-type="float" office:value="-1.07718043451228" table:style-name="ce1">
            <text:p>-1,077180435</text:p>
          </table:table-cell>
          <table:table-cell office:value-type="float" office:value="0.41167377417094098" table:style-name="ce1">
            <text:p>0,411673774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.67240360924092" table:style-name="ce1">
            <text:p>4,672403609</text:p>
          </table:table-cell>
          <table:table-cell office:value-type="float" office:value="0.54956325087495295" table:style-name="ce1">
            <text:p>0,549563251</text:p>
          </table:table-cell>
          <table:table-cell office:value-type="float" office:value="-1.1456876190587899" table:style-name="ce1">
            <text:p>-1,145687619</text:p>
          </table:table-cell>
          <table:table-cell office:value-type="float" office:value="0.39152123381383402" table:style-name="ce1">
            <text:p>0,391521234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4.7524843025008501" table:style-name="ce1">
            <text:p>4,752484303</text:p>
          </table:table-cell>
          <table:table-cell office:value-type="float" office:value="0.54713835770185004" table:style-name="ce1">
            <text:p>0,547138358</text:p>
          </table:table-cell>
          <table:table-cell office:value-type="float" office:value="-1.15267990382139" table:style-name="ce1">
            <text:p>-1,152679904</text:p>
          </table:table-cell>
          <table:table-cell office:value-type="float" office:value="0.38375140632520699" table:style-name="ce1">
            <text:p>0,383751406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.7230492169692901" table:style-name="ce1">
            <text:p>4,723049217</text:p>
          </table:table-cell>
          <table:table-cell office:value-type="float" office:value="0.54963783978777603" table:style-name="ce1">
            <text:p>0,54963784</text:p>
          </table:table-cell>
          <table:table-cell office:value-type="float" office:value="-1.13455151551619" table:style-name="ce1">
            <text:p>-1,134551516</text:p>
          </table:table-cell>
          <table:table-cell office:value-type="float" office:value="0.395061870281673" table:style-name="ce1">
            <text:p>0,39506187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4.7631559618136503" table:style-name="ce1">
            <text:p>4,763155962</text:p>
          </table:table-cell>
          <table:table-cell office:value-type="float" office:value="0.54552404996640103" table:style-name="ce1">
            <text:p>0,54552405</text:p>
          </table:table-cell>
          <table:table-cell office:value-type="float" office:value="-1.16799793100486" table:style-name="ce1">
            <text:p>-1,167997931</text:p>
          </table:table-cell>
          <table:table-cell office:value-type="float" office:value="0.37587401486571098" table:style-name="ce1">
            <text:p>0,375874015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.8011027974896301" table:style-name="ce1">
            <text:p>4,801102797</text:p>
          </table:table-cell>
          <table:table-cell office:value-type="float" office:value="0.54262840324575401" table:style-name="ce1">
            <text:p>0,542628403</text:p>
          </table:table-cell>
          <table:table-cell office:value-type="float" office:value="-1.1824397403471201" table:style-name="ce1">
            <text:p>-1,18243974</text:p>
          </table:table-cell>
          <table:table-cell office:value-type="float" office:value="0.37347969554800398" table:style-name="ce1">
            <text:p>0,373479696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4.7010602495804497" table:style-name="ce1">
            <text:p>4,70106025</text:p>
          </table:table-cell>
          <table:table-cell office:value-type="float" office:value="0.54544175228748804" table:style-name="ce1">
            <text:p>0,545441752</text:p>
          </table:table-cell>
          <table:table-cell office:value-type="float" office:value="-1.1739143082497701" table:style-name="ce1">
            <text:p>-1,173914308</text:p>
          </table:table-cell>
          <table:table-cell office:value-type="float" office:value="0.37356446865000398" table:style-name="ce1">
            <text:p>0,373564469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7666189973897497" table:style-name="ce1">
            <text:p>4,766618997</text:p>
          </table:table-cell>
          <table:table-cell office:value-type="float" office:value="0.54628588441158499" table:style-name="ce1">
            <text:p>0,546285884</text:p>
          </table:table-cell>
          <table:table-cell office:value-type="float" office:value="-1.1676339118387" table:style-name="ce1">
            <text:p>-1,167633912</text:p>
          </table:table-cell>
          <table:table-cell office:value-type="float" office:value="0.37633640176933503" table:style-name="ce1">
            <text:p>0,376336402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4.8145924116598797" table:style-name="ce1">
            <text:p>4,814592412</text:p>
          </table:table-cell>
          <table:table-cell office:value-type="float" office:value="0.53950102285110701" table:style-name="ce1">
            <text:p>0,539501023</text:p>
          </table:table-cell>
          <table:table-cell office:value-type="float" office:value="-1.1965039924866301" table:style-name="ce1">
            <text:p>-1,196503992</text:p>
          </table:table-cell>
          <table:table-cell office:value-type="float" office:value="0.36793643543584398" table:style-name="ce1">
            <text:p>0,367936435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.8049751125047502" table:style-name="ce1">
            <text:p>4,804975113</text:p>
          </table:table-cell>
          <table:table-cell office:value-type="float" office:value="0.54308380233265996" table:style-name="ce1">
            <text:p>0,543083802</text:p>
          </table:table-cell>
          <table:table-cell office:value-type="float" office:value="-1.17089565790119" table:style-name="ce1">
            <text:p>-1,170895658</text:p>
          </table:table-cell>
          <table:table-cell office:value-type="float" office:value="0.37406770698901698" table:style-name="ce1">
            <text:p>0,374067707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4.8321645074410897" table:style-name="ce1">
            <text:p>4,832164507</text:p>
          </table:table-cell>
          <table:table-cell office:value-type="float" office:value="0.54187985645080705" table:style-name="ce1">
            <text:p>0,541879856</text:p>
          </table:table-cell>
          <table:table-cell office:value-type="float" office:value="-1.1837281649401801" table:style-name="ce1">
            <text:p>-1,183728165</text:p>
          </table:table-cell>
          <table:table-cell office:value-type="float" office:value="0.37123707464009997" table:style-name="ce1">
            <text:p>0,371237075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.9466093644317404" table:style-name="ce1">
            <text:p>4,946609364</text:p>
          </table:table-cell>
          <table:table-cell office:value-type="float" office:value="0.53209286313885495" table:style-name="ce1">
            <text:p>0,532092863</text:p>
          </table:table-cell>
          <table:table-cell office:value-type="float" office:value="-1.2432198540308299" table:style-name="ce1">
            <text:p>-1,243219854</text:p>
          </table:table-cell>
          <table:table-cell office:value-type="float" office:value="0.349085767270359" table:style-name="ce1">
            <text:p>0,349085767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4.8290540747382202" table:style-name="ce1">
            <text:p>4,829054075</text:p>
          </table:table-cell>
          <table:table-cell office:value-type="float" office:value="0.54070105863264495" table:style-name="ce1">
            <text:p>0,540701059</text:p>
          </table:table-cell>
          <table:table-cell office:value-type="float" office:value="-1.20366626454943" table:style-name="ce1">
            <text:p>-1,203666265</text:p>
          </table:table-cell>
          <table:table-cell office:value-type="float" office:value="0.36444976963765402" table:style-name="ce1">
            <text:p>0,36444977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.8676549534750597" table:style-name="ce1">
            <text:p>4,867654953</text:p>
          </table:table-cell>
          <table:table-cell office:value-type="float" office:value="0.53585764664515001" table:style-name="ce1">
            <text:p>0,535857647</text:p>
          </table:table-cell>
          <table:table-cell office:value-type="float" office:value="-1.20291813808918" table:style-name="ce1">
            <text:p>-1,202918138</text:p>
          </table:table-cell>
          <table:table-cell office:value-type="float" office:value="0.36238817703642701" table:style-name="ce1">
            <text:p>0,362388177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4.9231211557981496" table:style-name="ce1">
            <text:p>4,923121156</text:p>
          </table:table-cell>
          <table:table-cell office:value-type="float" office:value="0.53089870901520797" table:style-name="ce1">
            <text:p>0,530898709</text:p>
          </table:table-cell>
          <table:table-cell office:value-type="float" office:value="-1.24995707979707" table:style-name="ce1">
            <text:p>-1,24995708</text:p>
          </table:table-cell>
          <table:table-cell office:value-type="float" office:value="0.34251498750801701" table:style-name="ce1">
            <text:p>0,342514988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.9281158223226598" table:style-name="ce1">
            <text:p>4,928115822</text:p>
          </table:table-cell>
          <table:table-cell office:value-type="float" office:value="0.52978157709826901" table:style-name="ce1">
            <text:p>0,529781577</text:p>
          </table:table-cell>
          <table:table-cell office:value-type="float" office:value="-1.2473106869763599" table:style-name="ce1">
            <text:p>-1,247310687</text:p>
          </table:table-cell>
          <table:table-cell office:value-type="float" office:value="0.34462010875350302" table:style-name="ce1">
            <text:p>0,344620109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4.9254470145963598" table:style-name="ce1">
            <text:p>4,925447015</text:p>
          </table:table-cell>
          <table:table-cell office:value-type="float" office:value="0.532486725713886" table:style-name="ce1">
            <text:p>0,532486726</text:p>
          </table:table-cell>
          <table:table-cell office:value-type="float" office:value="-1.2333652713449199" table:style-name="ce1">
            <text:p>-1,233365271</text:p>
          </table:table-cell>
          <table:table-cell office:value-type="float" office:value="0.35155723212663198" table:style-name="ce1">
            <text:p>0,351557232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.8129376651525" table:style-name="ce1">
            <text:p>4,812937665</text:p>
          </table:table-cell>
          <table:table-cell office:value-type="float" office:value="0.54106957249702903" table:style-name="ce1">
            <text:p>0,541069572</text:p>
          </table:table-cell>
          <table:table-cell office:value-type="float" office:value="-1.20127096876757" table:style-name="ce1">
            <text:p>-1,201270969</text:p>
          </table:table-cell>
          <table:table-cell office:value-type="float" office:value="0.36422565711100302" table:style-name="ce1">
            <text:p>0,364225657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4.8390228563845801" table:style-name="ce1">
            <text:p>4,839022856</text:p>
          </table:table-cell>
          <table:table-cell office:value-type="float" office:value="0.53724676464945298" table:style-name="ce1">
            <text:p>0,537246765</text:p>
          </table:table-cell>
          <table:table-cell office:value-type="float" office:value="-1.1997055253070501" table:style-name="ce1">
            <text:p>-1,199705525</text:p>
          </table:table-cell>
          <table:table-cell office:value-type="float" office:value="0.36542823356563497" table:style-name="ce1">
            <text:p>0,365428234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8292769105651097" table:style-name="ce1">
            <text:p>4,829276911</text:p>
          </table:table-cell>
          <table:table-cell office:value-type="float" office:value="0.53773967271068002" table:style-name="ce1">
            <text:p>0,537739673</text:p>
          </table:table-cell>
          <table:table-cell office:value-type="float" office:value="-1.23366647924034" table:style-name="ce1">
            <text:p>-1,233666479</text:p>
          </table:table-cell>
          <table:table-cell office:value-type="float" office:value="0.35538584644516502" table:style-name="ce1">
            <text:p>0,355385846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4.9322915141289201" table:style-name="ce1">
            <text:p>4,932291514</text:p>
          </table:table-cell>
          <table:table-cell office:value-type="float" office:value="0.53216980454615803" table:style-name="ce1">
            <text:p>0,532169805</text:p>
          </table:table-cell>
          <table:table-cell office:value-type="float" office:value="-1.25132834504623" table:style-name="ce1">
            <text:p>-1,251328345</text:p>
          </table:table-cell>
          <table:table-cell office:value-type="float" office:value="0.34521430120093399" table:style-name="ce1">
            <text:p>0,345214301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.8258791437412603" table:style-name="ce1">
            <text:p>4,825879144</text:p>
          </table:table-cell>
          <table:table-cell office:value-type="float" office:value="0.53844299068806101" table:style-name="ce1">
            <text:p>0,538442991</text:p>
          </table:table-cell>
          <table:table-cell office:value-type="float" office:value="-1.21310971798097" table:style-name="ce1">
            <text:p>-1,213109718</text:p>
          </table:table-cell>
          <table:table-cell office:value-type="float" office:value="0.35615192101527399" table:style-name="ce1">
            <text:p>0,356151921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4.8195986314469801" table:style-name="ce1">
            <text:p>4,819598631</text:p>
          </table:table-cell>
          <table:table-cell office:value-type="float" office:value="0.53871412371151195" table:style-name="ce1">
            <text:p>0,538714124</text:p>
          </table:table-cell>
          <table:table-cell office:value-type="float" office:value="-1.21380000846231" table:style-name="ce1">
            <text:p>-1,213800008</text:p>
          </table:table-cell>
          <table:table-cell office:value-type="float" office:value="0.36122883232244402" table:style-name="ce1">
            <text:p>0,361228832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.9154633521442799" table:style-name="ce1">
            <text:p>4,915463352</text:p>
          </table:table-cell>
          <table:table-cell office:value-type="float" office:value="0.53341821270034495" table:style-name="ce1">
            <text:p>0,533418213</text:p>
          </table:table-cell>
          <table:table-cell office:value-type="float" office:value="-1.2346656932362401" table:style-name="ce1">
            <text:p>-1,234665693</text:p>
          </table:table-cell>
          <table:table-cell office:value-type="float" office:value="0.34957118009662802" table:style-name="ce1">
            <text:p>0,34957118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4.9165274941552104" table:style-name="ce1">
            <text:p>4,916527494</text:p>
          </table:table-cell>
          <table:table-cell office:value-type="float" office:value="0.53515597150651095" table:style-name="ce1">
            <text:p>0,535155972</text:p>
          </table:table-cell>
          <table:table-cell office:value-type="float" office:value="-1.2500621766760101" table:style-name="ce1">
            <text:p>-1,250062177</text:p>
          </table:table-cell>
          <table:table-cell office:value-type="float" office:value="0.33755546275375697" table:style-name="ce1">
            <text:p>0,337555463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.8552459905375001" table:style-name="ce1">
            <text:p>4,855245991</text:p>
          </table:table-cell>
          <table:table-cell office:value-type="float" office:value="0.53348445320936899" table:style-name="ce1">
            <text:p>0,533484453</text:p>
          </table:table-cell>
          <table:table-cell office:value-type="float" office:value="-1.2465427247827601" table:style-name="ce1">
            <text:p>-1,246542725</text:p>
          </table:table-cell>
          <table:table-cell office:value-type="float" office:value="0.34705223061891699" table:style-name="ce1">
            <text:p>0,347052231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5.0169242991494096" table:style-name="ce1">
            <text:p>5,016924299</text:p>
          </table:table-cell>
          <table:table-cell office:value-type="float" office:value="0.52466880261453597" table:style-name="ce1">
            <text:p>0,524668803</text:p>
          </table:table-cell>
          <table:table-cell office:value-type="float" office:value="-1.2764561776636301" table:style-name="ce1">
            <text:p>-1,276456178</text:p>
          </table:table-cell>
          <table:table-cell office:value-type="float" office:value="0.33479196033925301" table:style-name="ce1">
            <text:p>0,33479196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.8338724082944902" table:style-name="ce1">
            <text:p>4,833872408</text:p>
          </table:table-cell>
          <table:table-cell office:value-type="float" office:value="0.53719437362658395" table:style-name="ce1">
            <text:p>0,537194374</text:p>
          </table:table-cell>
          <table:table-cell office:value-type="float" office:value="-1.22965704372453" table:style-name="ce1">
            <text:p>-1,229657044</text:p>
          </table:table-cell>
          <table:table-cell office:value-type="float" office:value="0.35040490354491399" table:style-name="ce1">
            <text:p>0,350404904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4.9378128219367099" table:style-name="ce1">
            <text:p>4,937812822</text:p>
          </table:table-cell>
          <table:table-cell office:value-type="float" office:value="0.530356258446263" table:style-name="ce1">
            <text:p>0,530356258</text:p>
          </table:table-cell>
          <table:table-cell office:value-type="float" office:value="-1.25832602137422" table:style-name="ce1">
            <text:p>-1,258326021</text:p>
          </table:table-cell>
          <table:table-cell office:value-type="float" office:value="0.34097424214941702" table:style-name="ce1">
            <text:p>0,340974242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.7636900081471101" table:style-name="ce1">
            <text:p>4,763690008</text:p>
          </table:table-cell>
          <table:table-cell office:value-type="float" office:value="0.53908245740277205" table:style-name="ce1">
            <text:p>0,539082457</text:p>
          </table:table-cell>
          <table:table-cell office:value-type="float" office:value="-1.23048533131469" table:style-name="ce1">
            <text:p>-1,230485331</text:p>
          </table:table-cell>
          <table:table-cell office:value-type="float" office:value="0.356681692674227" table:style-name="ce1">
            <text:p>0,356681693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4.9872436353346803" table:style-name="ce1">
            <text:p>4,987243635</text:p>
          </table:table-cell>
          <table:table-cell office:value-type="float" office:value="0.52589830643606095" table:style-name="ce1">
            <text:p>0,525898306</text:p>
          </table:table-cell>
          <table:table-cell office:value-type="float" office:value="-1.2863621136735499" table:style-name="ce1">
            <text:p>-1,286362114</text:p>
          </table:table-cell>
          <table:table-cell office:value-type="float" office:value="0.32970177363463199" table:style-name="ce1">
            <text:p>0,329701774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.9347787557108802" table:style-name="ce1">
            <text:p>4,934778756</text:p>
          </table:table-cell>
          <table:table-cell office:value-type="float" office:value="0.52937882914239698" table:style-name="ce1">
            <text:p>0,529378829</text:p>
          </table:table-cell>
          <table:table-cell office:value-type="float" office:value="-1.28258610635096" table:style-name="ce1">
            <text:p>-1,282586106</text:p>
          </table:table-cell>
          <table:table-cell office:value-type="float" office:value="0.32860685150293401" table:style-name="ce1">
            <text:p>0,328606852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4.8816515487124796" table:style-name="ce1">
            <text:p>4,881651549</text:p>
          </table:table-cell>
          <table:table-cell office:value-type="float" office:value="0.53216121784209203" table:style-name="ce1">
            <text:p>0,532161218</text:p>
          </table:table-cell>
          <table:table-cell office:value-type="float" office:value="-1.2625558703752799" table:style-name="ce1">
            <text:p>-1,26255587</text:p>
          </table:table-cell>
          <table:table-cell office:value-type="float" office:value="0.34310943529180699" table:style-name="ce1">
            <text:p>0,343109435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.0155128142223298" table:style-name="ce1">
            <text:p>5,015512814</text:p>
          </table:table-cell>
          <table:table-cell office:value-type="float" office:value="0.52371894200940405" table:style-name="ce1">
            <text:p>0,523718942</text:p>
          </table:table-cell>
          <table:table-cell office:value-type="float" office:value="-1.2978630346493101" table:style-name="ce1">
            <text:p>-1,297863035</text:p>
          </table:table-cell>
          <table:table-cell office:value-type="float" office:value="0.32310377775114502" table:style-name="ce1">
            <text:p>0,323103778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4.8964637502228099" table:style-name="ce1">
            <text:p>4,89646375</text:p>
          </table:table-cell>
          <table:table-cell office:value-type="float" office:value="0.52813471482840002" table:style-name="ce1">
            <text:p>0,528134715</text:p>
          </table:table-cell>
          <table:table-cell office:value-type="float" office:value="-1.2842410926762" table:style-name="ce1">
            <text:p>-1,284241093</text:p>
          </table:table-cell>
          <table:table-cell office:value-type="float" office:value="0.32893036617917998" table:style-name="ce1">
            <text:p>0,328930366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.9890019610271397" table:style-name="ce1">
            <text:p>4,989001961</text:p>
          </table:table-cell>
          <table:table-cell office:value-type="float" office:value="0.52502627602817598" table:style-name="ce1">
            <text:p>0,525026276</text:p>
          </table:table-cell>
          <table:table-cell office:value-type="float" office:value="-1.29224335170641" table:style-name="ce1">
            <text:p>-1,292243352</text:p>
          </table:table-cell>
          <table:table-cell office:value-type="float" office:value="0.32730243059078401" table:style-name="ce1">
            <text:p>0,327302431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5.0144058984750899" table:style-name="ce1">
            <text:p>5,014405898</text:p>
          </table:table-cell>
          <table:table-cell office:value-type="float" office:value="0.52306584266229705" table:style-name="ce1">
            <text:p>0,523065843</text:p>
          </table:table-cell>
          <table:table-cell office:value-type="float" office:value="-1.2977982714199401" table:style-name="ce1">
            <text:p>-1,297798271</text:p>
          </table:table-cell>
          <table:table-cell office:value-type="float" office:value="0.32545453329664797" table:style-name="ce1">
            <text:p>0,325454533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.9803228368801999" table:style-name="ce1">
            <text:p>4,980322837</text:p>
          </table:table-cell>
          <table:table-cell office:value-type="float" office:value="0.52523782655544204" table:style-name="ce1">
            <text:p>0,525237827</text:p>
          </table:table-cell>
          <table:table-cell office:value-type="float" office:value="-1.29644253101069" table:style-name="ce1">
            <text:p>-1,296442531</text:p>
          </table:table-cell>
          <table:table-cell office:value-type="float" office:value="0.327880876255702" table:style-name="ce1">
            <text:p>0,327880876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4.96283671355053" table:style-name="ce1">
            <text:p>4,962836714</text:p>
          </table:table-cell>
          <table:table-cell office:value-type="float" office:value="0.52517694998876097" table:style-name="ce1">
            <text:p>0,52517695</text:p>
          </table:table-cell>
          <table:table-cell office:value-type="float" office:value="-1.30603374345635" table:style-name="ce1">
            <text:p>-1,306033743</text:p>
          </table:table-cell>
          <table:table-cell office:value-type="float" office:value="0.32295108153975899" table:style-name="ce1">
            <text:p>0,322951082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0141695915137401" table:style-name="ce1">
            <text:p>5,014169592</text:p>
          </table:table-cell>
          <table:table-cell office:value-type="float" office:value="0.52094090338780896" table:style-name="ce1">
            <text:p>0,520940903</text:p>
          </table:table-cell>
          <table:table-cell office:value-type="float" office:value="-1.3283974403893599" table:style-name="ce1">
            <text:p>-1,32839744</text:p>
          </table:table-cell>
          <table:table-cell office:value-type="float" office:value="0.313135920527084" table:style-name="ce1">
            <text:p>0,313135921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5.0337397473858996" table:style-name="ce1">
            <text:p>5,033739747</text:p>
          </table:table-cell>
          <table:table-cell office:value-type="float" office:value="0.52070858100598505" table:style-name="ce1">
            <text:p>0,520708581</text:p>
          </table:table-cell>
          <table:table-cell office:value-type="float" office:value="-1.3306110600418899" table:style-name="ce1">
            <text:p>-1,33061106</text:p>
          </table:table-cell>
          <table:table-cell office:value-type="float" office:value="0.31189446848026198" table:style-name="ce1">
            <text:p>0,311894468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0057590794968903" table:style-name="ce1">
            <text:p>5,005759079</text:p>
          </table:table-cell>
          <table:table-cell office:value-type="float" office:value="0.52173926702312401" table:style-name="ce1">
            <text:p>0,521739267</text:p>
          </table:table-cell>
          <table:table-cell office:value-type="float" office:value="-1.31605402114672" table:style-name="ce1">
            <text:p>-1,316054021</text:p>
          </table:table-cell>
          <table:table-cell office:value-type="float" office:value="0.31980787884275302" table:style-name="ce1">
            <text:p>0,319807879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5.0126914927451702" table:style-name="ce1">
            <text:p>5,012691493</text:p>
          </table:table-cell>
          <table:table-cell office:value-type="float" office:value="0.52234162155730401" table:style-name="ce1">
            <text:p>0,522341622</text:p>
          </table:table-cell>
          <table:table-cell office:value-type="float" office:value="-1.3155168536587101" table:style-name="ce1">
            <text:p>-1,315516854</text:p>
          </table:table-cell>
          <table:table-cell office:value-type="float" office:value="0.318818378929352" table:style-name="ce1">
            <text:p>0,318818379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0128575050272604" table:style-name="ce1">
            <text:p>5,012857505</text:p>
          </table:table-cell>
          <table:table-cell office:value-type="float" office:value="0.521807835820991" table:style-name="ce1">
            <text:p>0,521807836</text:p>
          </table:table-cell>
          <table:table-cell office:value-type="float" office:value="-1.3161683228999801" table:style-name="ce1">
            <text:p>-1,316168323</text:p>
          </table:table-cell>
          <table:table-cell office:value-type="float" office:value="0.32057700624040097" table:style-name="ce1">
            <text:p>0,320577006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4.9323691611215699" table:style-name="ce1">
            <text:p>4,932369161</text:p>
          </table:table-cell>
          <table:table-cell office:value-type="float" office:value="0.52617918081030102" table:style-name="ce1">
            <text:p>0,526179181</text:p>
          </table:table-cell>
          <table:table-cell office:value-type="float" office:value="-1.2973535432263199" table:style-name="ce1">
            <text:p>-1,297353543</text:p>
          </table:table-cell>
          <table:table-cell office:value-type="float" office:value="0.32572180460480499" table:style-name="ce1">
            <text:p>0,325721805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.94095395262931" table:style-name="ce1">
            <text:p>4,940953953</text:p>
          </table:table-cell>
          <table:table-cell office:value-type="float" office:value="0.52469151508703804" table:style-name="ce1">
            <text:p>0,524691515</text:p>
          </table:table-cell>
          <table:table-cell office:value-type="float" office:value="-1.3221063090160701" table:style-name="ce1">
            <text:p>-1,322106309</text:p>
          </table:table-cell>
          <table:table-cell office:value-type="float" office:value="0.316380614033622" table:style-name="ce1">
            <text:p>0,316380614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5.02541490990283" table:style-name="ce1">
            <text:p>5,02541491</text:p>
          </table:table-cell>
          <table:table-cell office:value-type="float" office:value="0.52078621812018" table:style-name="ce1">
            <text:p>0,520786218</text:p>
          </table:table-cell>
          <table:table-cell office:value-type="float" office:value="-1.32723318049165" table:style-name="ce1">
            <text:p>-1,32723318</text:p>
          </table:table-cell>
          <table:table-cell office:value-type="float" office:value="0.31408214000762302" table:style-name="ce1">
            <text:p>0,31408214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.9765606924197199" table:style-name="ce1">
            <text:p>4,976560692</text:p>
          </table:table-cell>
          <table:table-cell office:value-type="float" office:value="0.52275705124050698" table:style-name="ce1">
            <text:p>0,522757051</text:p>
          </table:table-cell>
          <table:table-cell office:value-type="float" office:value="-1.3067122979947901" table:style-name="ce1">
            <text:p>-1,306712298</text:p>
          </table:table-cell>
          <table:table-cell office:value-type="float" office:value="0.31903291179696303" table:style-name="ce1">
            <text:p>0,319032912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4.97738382115823" table:style-name="ce1">
            <text:p>4,977383821</text:p>
          </table:table-cell>
          <table:table-cell office:value-type="float" office:value="0.52281716044153703" table:style-name="ce1">
            <text:p>0,52281716</text:p>
          </table:table-cell>
          <table:table-cell office:value-type="float" office:value="-1.32173582310307" table:style-name="ce1">
            <text:p>-1,321735823</text:p>
          </table:table-cell>
          <table:table-cell office:value-type="float" office:value="0.313578745051042" table:style-name="ce1">
            <text:p>0,313578745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.9687304329213902" table:style-name="ce1">
            <text:p>4,968730433</text:p>
          </table:table-cell>
          <table:table-cell office:value-type="float" office:value="0.52305883629624605" table:style-name="ce1">
            <text:p>0,523058836</text:p>
          </table:table-cell>
          <table:table-cell office:value-type="float" office:value="-1.31513560720497" table:style-name="ce1">
            <text:p>-1,315135607</text:p>
          </table:table-cell>
          <table:table-cell office:value-type="float" office:value="0.32026607447271499" table:style-name="ce1">
            <text:p>0,320266074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5.0158070198444298" table:style-name="ce1">
            <text:p>5,01580702</text:p>
          </table:table-cell>
          <table:table-cell office:value-type="float" office:value="0.52120883558972197" table:style-name="ce1">
            <text:p>0,521208836</text:p>
          </table:table-cell>
          <table:table-cell office:value-type="float" office:value="-1.3277338352369501" table:style-name="ce1">
            <text:p>-1,327733835</text:p>
          </table:table-cell>
          <table:table-cell office:value-type="float" office:value="0.31051053707404402" table:style-name="ce1">
            <text:p>0,310510537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.0011396331321798" table:style-name="ce1">
            <text:p>5,001139633</text:p>
          </table:table-cell>
          <table:table-cell office:value-type="float" office:value="0.52030965934604401" table:style-name="ce1">
            <text:p>0,520309659</text:p>
          </table:table-cell>
          <table:table-cell office:value-type="float" office:value="-1.3387350260673201" table:style-name="ce1">
            <text:p>-1,338735026</text:p>
          </table:table-cell>
          <table:table-cell office:value-type="float" office:value="0.30695337078269702" table:style-name="ce1">
            <text:p>0,306953371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5.0018324673035801" table:style-name="ce1">
            <text:p>5,001832467</text:p>
          </table:table-cell>
          <table:table-cell office:value-type="float" office:value="0.52016722698684603" table:style-name="ce1">
            <text:p>0,520167227</text:p>
          </table:table-cell>
          <table:table-cell office:value-type="float" office:value="-1.3422645717862001" table:style-name="ce1">
            <text:p>-1,342264572</text:p>
          </table:table-cell>
          <table:table-cell office:value-type="float" office:value="0.30723106549677798" table:style-name="ce1">
            <text:p>0,307231065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.9390428137156004" table:style-name="ce1">
            <text:p>4,939042814</text:p>
          </table:table-cell>
          <table:table-cell office:value-type="float" office:value="0.52272997030985502" table:style-name="ce1">
            <text:p>0,52272997</text:p>
          </table:table-cell>
          <table:table-cell office:value-type="float" office:value="-1.3284095196919199" table:style-name="ce1">
            <text:p>-1,32840952</text:p>
          </table:table-cell>
          <table:table-cell office:value-type="float" office:value="0.31262249719794799" table:style-name="ce1">
            <text:p>0,312622497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4.9401380672814996" table:style-name="ce1">
            <text:p>4,940138067</text:p>
          </table:table-cell>
          <table:table-cell office:value-type="float" office:value="0.52275956225866105" table:style-name="ce1">
            <text:p>0,522759562</text:p>
          </table:table-cell>
          <table:table-cell office:value-type="float" office:value="-1.3322883670655701" table:style-name="ce1">
            <text:p>-1,332288367</text:p>
          </table:table-cell>
          <table:table-cell office:value-type="float" office:value="0.31278355091061799" table:style-name="ce1">
            <text:p>0,312783551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.98673988989656" table:style-name="ce1">
            <text:p>4,98673989</text:p>
          </table:table-cell>
          <table:table-cell office:value-type="float" office:value="0.52111408441654705" table:style-name="ce1">
            <text:p>0,521114084</text:p>
          </table:table-cell>
          <table:table-cell office:value-type="float" office:value="-1.3501201917528101" table:style-name="ce1">
            <text:p>-1,350120192</text:p>
          </table:table-cell>
          <table:table-cell office:value-type="float" office:value="0.30266646435709799" table:style-name="ce1">
            <text:p>0,302666464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4.9971500135454203" table:style-name="ce1">
            <text:p>4,997150014</text:p>
          </table:table-cell>
          <table:table-cell office:value-type="float" office:value="0.51986251260928296" table:style-name="ce1">
            <text:p>0,519862513</text:p>
          </table:table-cell>
          <table:table-cell office:value-type="float" office:value="-1.3319954464792501" table:style-name="ce1">
            <text:p>-1,331995446</text:p>
          </table:table-cell>
          <table:table-cell office:value-type="float" office:value="0.31248869598571799" table:style-name="ce1">
            <text:p>0,312488696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.9243554081454999" table:style-name="ce1">
            <text:p>4,924355408</text:p>
          </table:table-cell>
          <table:table-cell office:value-type="float" office:value="0.52326540871497895" table:style-name="ce1">
            <text:p>0,523265409</text:p>
          </table:table-cell>
          <table:table-cell office:value-type="float" office:value="-1.3410749202082299" table:style-name="ce1">
            <text:p>-1,34107492</text:p>
          </table:table-cell>
          <table:table-cell office:value-type="float" office:value="0.31014873823308797" table:style-name="ce1">
            <text:p>0,310148738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4.9626118616295702" table:style-name="ce1">
            <text:p>4,962611862</text:p>
          </table:table-cell>
          <table:table-cell office:value-type="float" office:value="0.522206612002865" table:style-name="ce1">
            <text:p>0,522206612</text:p>
          </table:table-cell>
          <table:table-cell office:value-type="float" office:value="-1.33432238263792" table:style-name="ce1">
            <text:p>-1,334322383</text:p>
          </table:table-cell>
          <table:table-cell office:value-type="float" office:value="0.31140357235222499" table:style-name="ce1">
            <text:p>0,311403572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.9870843702269703" table:style-name="ce1">
            <text:p>4,98708437</text:p>
          </table:table-cell>
          <table:table-cell office:value-type="float" office:value="0.52131743777381401" table:style-name="ce1">
            <text:p>0,521317438</text:p>
          </table:table-cell>
          <table:table-cell office:value-type="float" office:value="-1.34496788276666" table:style-name="ce1">
            <text:p>-1,344967883</text:p>
          </table:table-cell>
          <table:table-cell office:value-type="float" office:value="0.30705842440603898" table:style-name="ce1">
            <text:p>0,307058424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4.9667585166675199" table:style-name="ce1">
            <text:p>4,966758517</text:p>
          </table:table-cell>
          <table:table-cell office:value-type="float" office:value="0.52071324164025501" table:style-name="ce1">
            <text:p>0,520713242</text:p>
          </table:table-cell>
          <table:table-cell office:value-type="float" office:value="-1.34279669075414" table:style-name="ce1">
            <text:p>-1,342796691</text:p>
          </table:table-cell>
          <table:table-cell office:value-type="float" office:value="0.30748806737193501" table:style-name="ce1">
            <text:p>0,307488067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4.9547893256785001" table:style-name="ce1">
            <text:p>4,954789326</text:p>
          </table:table-cell>
          <table:table-cell office:value-type="float" office:value="0.52135728285587901" table:style-name="ce1">
            <text:p>0,521357283</text:p>
          </table:table-cell>
          <table:table-cell office:value-type="float" office:value="-1.3374735143259999" table:style-name="ce1">
            <text:p>-1,337473514</text:p>
          </table:table-cell>
          <table:table-cell office:value-type="float" office:value="0.30821624904117201" table:style-name="ce1">
            <text:p>0,308216249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4.9297467769134702" table:style-name="ce1">
            <text:p>4,929746777</text:p>
          </table:table-cell>
          <table:table-cell office:value-type="float" office:value="0.52224578016668199" table:style-name="ce1">
            <text:p>0,52224578</text:p>
          </table:table-cell>
          <table:table-cell office:value-type="float" office:value="-1.3437215095164701" table:style-name="ce1">
            <text:p>-1,34372151</text:p>
          </table:table-cell>
          <table:table-cell office:value-type="float" office:value="0.30938684431258501" table:style-name="ce1">
            <text:p>0,309386844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.9156337679473801" table:style-name="ce1">
            <text:p>4,915633768</text:p>
          </table:table-cell>
          <table:table-cell office:value-type="float" office:value="0.52168328662964003" table:style-name="ce1">
            <text:p>0,521683287</text:p>
          </table:table-cell>
          <table:table-cell office:value-type="float" office:value="-1.3450169617993899" table:style-name="ce1">
            <text:p>-1,345016962</text:p>
          </table:table-cell>
          <table:table-cell office:value-type="float" office:value="0.306000001118024" table:style-name="ce1">
            <text:p>0,306000001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4.9203089797297803" table:style-name="ce1">
            <text:p>4,92030898</text:p>
          </table:table-cell>
          <table:table-cell office:value-type="float" office:value="0.52316717604516705" table:style-name="ce1">
            <text:p>0,523167176</text:p>
          </table:table-cell>
          <table:table-cell office:value-type="float" office:value="-1.34024695885182" table:style-name="ce1">
            <text:p>-1,340246959</text:p>
          </table:table-cell>
          <table:table-cell office:value-type="float" office:value="0.31039014356621802" table:style-name="ce1">
            <text:p>0,310390144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.9144076629422599" table:style-name="ce1">
            <text:p>4,914407663</text:p>
          </table:table-cell>
          <table:table-cell office:value-type="float" office:value="0.52197677664364395" table:style-name="ce1">
            <text:p>0,521976777</text:p>
          </table:table-cell>
          <table:table-cell office:value-type="float" office:value="-1.34642783871184" table:style-name="ce1">
            <text:p>-1,346427839</text:p>
          </table:table-cell>
          <table:table-cell office:value-type="float" office:value="0.30408723665003801" table:style-name="ce1">
            <text:p>0,304087237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4.9366855030688503" table:style-name="ce1">
            <text:p>4,936685503</text:p>
          </table:table-cell>
          <table:table-cell office:value-type="float" office:value="0.51996568639570895" table:style-name="ce1">
            <text:p>0,519965686</text:p>
          </table:table-cell>
          <table:table-cell office:value-type="float" office:value="-1.3545114005233101" table:style-name="ce1">
            <text:p>-1,354511401</text:p>
          </table:table-cell>
          <table:table-cell office:value-type="float" office:value="0.30150152764383997" table:style-name="ce1">
            <text:p>0,301501528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.9246593109213501" table:style-name="ce1">
            <text:p>4,924659311</text:p>
          </table:table-cell>
          <table:table-cell office:value-type="float" office:value="0.52094500064606797" table:style-name="ce1">
            <text:p>0,520945001</text:p>
          </table:table-cell>
          <table:table-cell office:value-type="float" office:value="-1.3516817185365899" table:style-name="ce1">
            <text:p>-1,351681719</text:p>
          </table:table-cell>
          <table:table-cell office:value-type="float" office:value="0.30534777411931402" table:style-name="ce1">
            <text:p>0,305347774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4.9783505761366396" table:style-name="ce1">
            <text:p>4,978350576</text:p>
          </table:table-cell>
          <table:table-cell office:value-type="float" office:value="0.51899763505036201" table:style-name="ce1">
            <text:p>0,518997635</text:p>
          </table:table-cell>
          <table:table-cell office:value-type="float" office:value="-1.3625765051191301" table:style-name="ce1">
            <text:p>-1,362576505</text:p>
          </table:table-cell>
          <table:table-cell office:value-type="float" office:value="0.29706780749843198" table:style-name="ce1">
            <text:p>0,297067807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9356644862227999" table:style-name="ce1">
            <text:p>4,935664486</text:p>
          </table:table-cell>
          <table:table-cell office:value-type="float" office:value="0.52056635440705901" table:style-name="ce1">
            <text:p>0,520566354</text:p>
          </table:table-cell>
          <table:table-cell office:value-type="float" office:value="-1.36875293675133" table:style-name="ce1">
            <text:p>-1,368752937</text:p>
          </table:table-cell>
          <table:table-cell office:value-type="float" office:value="0.29086531045998298" table:style-name="ce1">
            <text:p>0,29086531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4.8971458475708101" table:style-name="ce1">
            <text:p>4,897145848</text:p>
          </table:table-cell>
          <table:table-cell office:value-type="float" office:value="0.52295375551135803" table:style-name="ce1">
            <text:p>0,522953756</text:p>
          </table:table-cell>
          <table:table-cell office:value-type="float" office:value="-1.3433022673614401" table:style-name="ce1">
            <text:p>-1,343302267</text:p>
          </table:table-cell>
          <table:table-cell office:value-type="float" office:value="0.308713966148362" table:style-name="ce1">
            <text:p>0,308713966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8893757718508697" table:style-name="ce1">
            <text:p>4,889375772</text:p>
          </table:table-cell>
          <table:table-cell office:value-type="float" office:value="0.52221097757039403" table:style-name="ce1">
            <text:p>0,522210978</text:p>
          </table:table-cell>
          <table:table-cell office:value-type="float" office:value="-1.3464635944990799" table:style-name="ce1">
            <text:p>-1,346463594</text:p>
          </table:table-cell>
          <table:table-cell office:value-type="float" office:value="0.309041503102504" table:style-name="ce1">
            <text:p>0,309041503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4.8946755396400503" table:style-name="ce1">
            <text:p>4,89467554</text:p>
          </table:table-cell>
          <table:table-cell office:value-type="float" office:value="0.52264835121793696" table:style-name="ce1">
            <text:p>0,522648351</text:p>
          </table:table-cell>
          <table:table-cell office:value-type="float" office:value="-1.36472330116323" table:style-name="ce1">
            <text:p>-1,364723301</text:p>
          </table:table-cell>
          <table:table-cell office:value-type="float" office:value="0.30155398941331102" table:style-name="ce1">
            <text:p>0,301553989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4.8648262974774301" table:style-name="ce1">
            <text:p>4,864826297</text:p>
          </table:table-cell>
          <table:table-cell office:value-type="float" office:value="0.52359617534968494" table:style-name="ce1">
            <text:p>0,523596175</text:p>
          </table:table-cell>
          <table:table-cell office:value-type="float" office:value="-1.35408082511254" table:style-name="ce1">
            <text:p>-1,354080825</text:p>
          </table:table-cell>
          <table:table-cell office:value-type="float" office:value="0.30311970848318398" table:style-name="ce1">
            <text:p>0,303119708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4.8903410095986697" table:style-name="ce1">
            <text:p>4,89034101</text:p>
          </table:table-cell>
          <table:table-cell office:value-type="float" office:value="0.52272052770875999" table:style-name="ce1">
            <text:p>0,522720528</text:p>
          </table:table-cell>
          <table:table-cell office:value-type="float" office:value="-1.3501465230807199" table:style-name="ce1">
            <text:p>-1,350146523</text:p>
          </table:table-cell>
          <table:table-cell office:value-type="float" office:value="0.307004042612605" table:style-name="ce1">
            <text:p>0,307004043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.8600566218843797" table:style-name="ce1">
            <text:p>4,860056622</text:p>
          </table:table-cell>
          <table:table-cell office:value-type="float" office:value="0.52317693477918803" table:style-name="ce1">
            <text:p>0,523176935</text:p>
          </table:table-cell>
          <table:table-cell office:value-type="float" office:value="-1.3407442477815299" table:style-name="ce1">
            <text:p>-1,340744248</text:p>
          </table:table-cell>
          <table:table-cell office:value-type="float" office:value="0.31117940374138398" table:style-name="ce1">
            <text:p>0,311179404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4.9294845320772396" table:style-name="ce1">
            <text:p>4,929484532</text:p>
          </table:table-cell>
          <table:table-cell office:value-type="float" office:value="0.52169074988368103" table:style-name="ce1">
            <text:p>0,52169075</text:p>
          </table:table-cell>
          <table:table-cell office:value-type="float" office:value="-1.36335095961442" table:style-name="ce1">
            <text:p>-1,36335096</text:p>
          </table:table-cell>
          <table:table-cell office:value-type="float" office:value="0.30105835935911102" table:style-name="ce1">
            <text:p>0,30105835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8765264354059301" table:style-name="ce1">
            <text:p>4,876526435</text:p>
          </table:table-cell>
          <table:table-cell office:value-type="float" office:value="0.52420280175946499" table:style-name="ce1">
            <text:p>0,524202802</text:p>
          </table:table-cell>
          <table:table-cell office:value-type="float" office:value="-1.3618982495721701" table:style-name="ce1">
            <text:p>-1,36189825</text:p>
          </table:table-cell>
          <table:table-cell office:value-type="float" office:value="0.29993844442873402" table:style-name="ce1">
            <text:p>0,299938444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4.8758355953664303" table:style-name="ce1">
            <text:p>4,875835595</text:p>
          </table:table-cell>
          <table:table-cell office:value-type="float" office:value="0.52263129989128698" table:style-name="ce1">
            <text:p>0,5226313</text:p>
          </table:table-cell>
          <table:table-cell office:value-type="float" office:value="-1.3479867829402099" table:style-name="ce1">
            <text:p>-1,347986783</text:p>
          </table:table-cell>
          <table:table-cell office:value-type="float" office:value="0.30342999057611397" table:style-name="ce1">
            <text:p>0,303429991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.8378083514630399" table:style-name="ce1">
            <text:p>4,837808351</text:p>
          </table:table-cell>
          <table:table-cell office:value-type="float" office:value="0.52354597383338097" table:style-name="ce1">
            <text:p>0,523545974</text:p>
          </table:table-cell>
          <table:table-cell office:value-type="float" office:value="-1.3506469416168501" table:style-name="ce1">
            <text:p>-1,350646942</text:p>
          </table:table-cell>
          <table:table-cell office:value-type="float" office:value="0.30419213637972797" table:style-name="ce1">
            <text:p>0,304192136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4.8621870763102502" table:style-name="ce1">
            <text:p>4,862187076</text:p>
          </table:table-cell>
          <table:table-cell office:value-type="float" office:value="0.52238291839545903" table:style-name="ce1">
            <text:p>0,522382918</text:p>
          </table:table-cell>
          <table:table-cell office:value-type="float" office:value="-1.3562296314190201" table:style-name="ce1">
            <text:p>-1,356229631</text:p>
          </table:table-cell>
          <table:table-cell office:value-type="float" office:value="0.30202798615145099" table:style-name="ce1">
            <text:p>0,30202798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.8615367438890003" table:style-name="ce1">
            <text:p>4,861536744</text:p>
          </table:table-cell>
          <table:table-cell office:value-type="float" office:value="0.52223113147347699" table:style-name="ce1">
            <text:p>0,522231131</text:p>
          </table:table-cell>
          <table:table-cell office:value-type="float" office:value="-1.3493469079181" table:style-name="ce1">
            <text:p>-1,349346908</text:p>
          </table:table-cell>
          <table:table-cell office:value-type="float" office:value="0.30328890573906198" table:style-name="ce1">
            <text:p>0,303288906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4.8517064721886403" table:style-name="ce1">
            <text:p>4,851706472</text:p>
          </table:table-cell>
          <table:table-cell office:value-type="float" office:value="0.52391342349747405" table:style-name="ce1">
            <text:p>0,523913423</text:p>
          </table:table-cell>
          <table:table-cell office:value-type="float" office:value="-1.34476534447098" table:style-name="ce1">
            <text:p>-1,344765344</text:p>
          </table:table-cell>
          <table:table-cell office:value-type="float" office:value="0.30854354914703602" table:style-name="ce1">
            <text:p>0,308543549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86536979770014" table:style-name="ce1">
            <text:p>4,865369798</text:p>
          </table:table-cell>
          <table:table-cell office:value-type="float" office:value="0.52329987865204397" table:style-name="ce1">
            <text:p>0,523299879</text:p>
          </table:table-cell>
          <table:table-cell office:value-type="float" office:value="-1.3686173563100601" table:style-name="ce1">
            <text:p>-1,368617356</text:p>
          </table:table-cell>
          <table:table-cell office:value-type="float" office:value="0.29703560255635297" table:style-name="ce1">
            <text:p>0,297035603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4.8423168198998603" table:style-name="ce1">
            <text:p>4,84231682</text:p>
          </table:table-cell>
          <table:table-cell office:value-type="float" office:value="0.52418092669272398" table:style-name="ce1">
            <text:p>0,524180927</text:p>
          </table:table-cell>
          <table:table-cell office:value-type="float" office:value="-1.3616821211724" table:style-name="ce1">
            <text:p>-1,361682121</text:p>
          </table:table-cell>
          <table:table-cell office:value-type="float" office:value="0.30397701924304499" table:style-name="ce1">
            <text:p>0,303977019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8469049036679603" table:style-name="ce1">
            <text:p>4,846904904</text:p>
          </table:table-cell>
          <table:table-cell office:value-type="float" office:value="0.52275261053739897" table:style-name="ce1">
            <text:p>0,522752611</text:p>
          </table:table-cell>
          <table:table-cell office:value-type="float" office:value="-1.3634543394348599" table:style-name="ce1">
            <text:p>-1,363454339</text:p>
          </table:table-cell>
          <table:table-cell office:value-type="float" office:value="0.30073713553175702" table:style-name="ce1">
            <text:p>0,300737136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4.8161856750113499" table:style-name="ce1">
            <text:p>4,816185675</text:p>
          </table:table-cell>
          <table:table-cell office:value-type="float" office:value="0.52411851238302298" table:style-name="ce1">
            <text:p>0,524118512</text:p>
          </table:table-cell>
          <table:table-cell office:value-type="float" office:value="-1.34883149157884" table:style-name="ce1">
            <text:p>-1,348831492</text:p>
          </table:table-cell>
          <table:table-cell office:value-type="float" office:value="0.305819579581453" table:style-name="ce1">
            <text:p>0,30581958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4.8537223791173298" table:style-name="ce1">
            <text:p>4,853722379</text:p>
          </table:table-cell>
          <table:table-cell office:value-type="float" office:value="0.52464358779537101" table:style-name="ce1">
            <text:p>0,524643588</text:p>
          </table:table-cell>
          <table:table-cell office:value-type="float" office:value="-1.36933307653275" table:style-name="ce1">
            <text:p>-1,369333077</text:p>
          </table:table-cell>
          <table:table-cell office:value-type="float" office:value="0.29880414848034698" table:style-name="ce1">
            <text:p>0,298804148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4.8366771799352" table:style-name="ce1">
            <text:p>4,83667718</text:p>
          </table:table-cell>
          <table:table-cell office:value-type="float" office:value="0.52406209414183902" table:style-name="ce1">
            <text:p>0,524062094</text:p>
          </table:table-cell>
          <table:table-cell office:value-type="float" office:value="-1.3739357033928199" table:style-name="ce1">
            <text:p>-1,373935703</text:p>
          </table:table-cell>
          <table:table-cell office:value-type="float" office:value="0.29519991434640203" table:style-name="ce1">
            <text:p>0,295199914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8309492198736503" table:style-name="ce1">
            <text:p>4,83094922</text:p>
          </table:table-cell>
          <table:table-cell office:value-type="float" office:value="0.523230500566784" table:style-name="ce1">
            <text:p>0,523230501</text:p>
          </table:table-cell>
          <table:table-cell office:value-type="float" office:value="-1.36556707026725" table:style-name="ce1">
            <text:p>-1,36556707</text:p>
          </table:table-cell>
          <table:table-cell office:value-type="float" office:value="0.29969549986454103" table:style-name="ce1">
            <text:p>0,2996955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4.8080271884514403" table:style-name="ce1">
            <text:p>4,808027188</text:p>
          </table:table-cell>
          <table:table-cell office:value-type="float" office:value="0.52265911117191099" table:style-name="ce1">
            <text:p>0,522659111</text:p>
          </table:table-cell>
          <table:table-cell office:value-type="float" office:value="-1.3569252922594" table:style-name="ce1">
            <text:p>-1,356925292</text:p>
          </table:table-cell>
          <table:table-cell office:value-type="float" office:value="0.29782541773913801" table:style-name="ce1">
            <text:p>0,297825418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.8221191789205697" table:style-name="ce1">
            <text:p>4,822119179</text:p>
          </table:table-cell>
          <table:table-cell office:value-type="float" office:value="0.52337680335333303" table:style-name="ce1">
            <text:p>0,523376803</text:p>
          </table:table-cell>
          <table:table-cell office:value-type="float" office:value="-1.35333179728236" table:style-name="ce1">
            <text:p>-1,353331797</text:p>
          </table:table-cell>
          <table:table-cell office:value-type="float" office:value="0.30628989826702102" table:style-name="ce1">
            <text:p>0,306289898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4.8013304171448601" table:style-name="ce1">
            <text:p>4,801330417</text:p>
          </table:table-cell>
          <table:table-cell office:value-type="float" office:value="0.524569670807572" table:style-name="ce1">
            <text:p>0,524569671</text:p>
          </table:table-cell>
          <table:table-cell office:value-type="float" office:value="-1.3701058003220901" table:style-name="ce1">
            <text:p>-1,3701058</text:p>
          </table:table-cell>
          <table:table-cell office:value-type="float" office:value="0.29809975397997701" table:style-name="ce1">
            <text:p>0,298099754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8109008252291998" table:style-name="ce1">
            <text:p>4,810900825</text:p>
          </table:table-cell>
          <table:table-cell office:value-type="float" office:value="0.52481052727157795" table:style-name="ce1">
            <text:p>0,524810527</text:p>
          </table:table-cell>
          <table:table-cell office:value-type="float" office:value="-1.36469394991497" table:style-name="ce1">
            <text:p>-1,36469395</text:p>
          </table:table-cell>
          <table:table-cell office:value-type="float" office:value="0.298824945869825" table:style-name="ce1">
            <text:p>0,298824946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4.81692847443448" table:style-name="ce1">
            <text:p>4,816928474</text:p>
          </table:table-cell>
          <table:table-cell office:value-type="float" office:value="0.52386481902832205" table:style-name="ce1">
            <text:p>0,523864819</text:p>
          </table:table-cell>
          <table:table-cell office:value-type="float" office:value="-1.36181578541106" table:style-name="ce1">
            <text:p>-1,361815785</text:p>
          </table:table-cell>
          <table:table-cell office:value-type="float" office:value="0.29930308403003197" table:style-name="ce1">
            <text:p>0,299303084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.7759518653153901" table:style-name="ce1">
            <text:p>4,775951865</text:p>
          </table:table-cell>
          <table:table-cell office:value-type="float" office:value="0.52523330776367505" table:style-name="ce1">
            <text:p>0,525233308</text:p>
          </table:table-cell>
          <table:table-cell office:value-type="float" office:value="-1.3576757569197699" table:style-name="ce1">
            <text:p>-1,357675757</text:p>
          </table:table-cell>
          <table:table-cell office:value-type="float" office:value="0.30192681087991602" table:style-name="ce1">
            <text:p>0,301926811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4.7707925701031799" table:style-name="ce1">
            <text:p>4,77079257</text:p>
          </table:table-cell>
          <table:table-cell office:value-type="float" office:value="0.52660583306046305" table:style-name="ce1">
            <text:p>0,526605833</text:p>
          </table:table-cell>
          <table:table-cell office:value-type="float" office:value="-1.3604073437612501" table:style-name="ce1">
            <text:p>-1,360407344</text:p>
          </table:table-cell>
          <table:table-cell office:value-type="float" office:value="0.30531661232526902" table:style-name="ce1">
            <text:p>0,305316612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7286848431938804" table:style-name="ce1">
            <text:p>4,728684843</text:p>
          </table:table-cell>
          <table:table-cell office:value-type="float" office:value="0.52721890507823499" table:style-name="ce1">
            <text:p>0,527218905</text:p>
          </table:table-cell>
          <table:table-cell office:value-type="float" office:value="-1.35236720416289" table:style-name="ce1">
            <text:p>-1,352367204</text:p>
          </table:table-cell>
          <table:table-cell office:value-type="float" office:value="0.30422334966570203" table:style-name="ce1">
            <text:p>0,30422335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4.7823817350188396" table:style-name="ce1">
            <text:p>4,782381735</text:p>
          </table:table-cell>
          <table:table-cell office:value-type="float" office:value="0.52546565397712697" table:style-name="ce1">
            <text:p>0,525465654</text:p>
          </table:table-cell>
          <table:table-cell office:value-type="float" office:value="-1.3602559266107801" table:style-name="ce1">
            <text:p>-1,360255927</text:p>
          </table:table-cell>
          <table:table-cell office:value-type="float" office:value="0.30173084171258902" table:style-name="ce1">
            <text:p>0,301730842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.7658296349226301" table:style-name="ce1">
            <text:p>4,765829635</text:p>
          </table:table-cell>
          <table:table-cell office:value-type="float" office:value="0.52606846398139095" table:style-name="ce1">
            <text:p>0,526068464</text:p>
          </table:table-cell>
          <table:table-cell office:value-type="float" office:value="-1.35831530133668" table:style-name="ce1">
            <text:p>-1,358315301</text:p>
          </table:table-cell>
          <table:table-cell office:value-type="float" office:value="0.30734773671409199" table:style-name="ce1">
            <text:p>0,307347737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4.7579259284589499" table:style-name="ce1">
            <text:p>4,757925928</text:p>
          </table:table-cell>
          <table:table-cell office:value-type="float" office:value="0.525785262584472" table:style-name="ce1">
            <text:p>0,525785263</text:p>
          </table:table-cell>
          <table:table-cell office:value-type="float" office:value="-1.36308714908036" table:style-name="ce1">
            <text:p>-1,363087149</text:p>
          </table:table-cell>
          <table:table-cell office:value-type="float" office:value="0.303708502520184" table:style-name="ce1">
            <text:p>0,303708503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7644330990352302" table:style-name="ce1">
            <text:p>4,764433099</text:p>
          </table:table-cell>
          <table:table-cell office:value-type="float" office:value="0.52647417405375596" table:style-name="ce1">
            <text:p>0,526474174</text:p>
          </table:table-cell>
          <table:table-cell office:value-type="float" office:value="-1.3647824669592801" table:style-name="ce1">
            <text:p>-1,364782467</text:p>
          </table:table-cell>
          <table:table-cell office:value-type="float" office:value="0.30015510430065301" table:style-name="ce1">
            <text:p>0,300155104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4.7561994339837197" table:style-name="ce1">
            <text:p>4,756199434</text:p>
          </table:table-cell>
          <table:table-cell office:value-type="float" office:value="0.52644205555620005" table:style-name="ce1">
            <text:p>0,526442056</text:p>
          </table:table-cell>
          <table:table-cell office:value-type="float" office:value="-1.37052680630613" table:style-name="ce1">
            <text:p>-1,370526806</text:p>
          </table:table-cell>
          <table:table-cell office:value-type="float" office:value="0.30320919299798399" table:style-name="ce1">
            <text:p>0,303209193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.73680827334816" table:style-name="ce1">
            <text:p>4,736808273</text:p>
          </table:table-cell>
          <table:table-cell office:value-type="float" office:value="0.52518166336458305" table:style-name="ce1">
            <text:p>0,525181663</text:p>
          </table:table-cell>
          <table:table-cell office:value-type="float" office:value="-1.3611452023513" table:style-name="ce1">
            <text:p>-1,361145202</text:p>
          </table:table-cell>
          <table:table-cell office:value-type="float" office:value="0.30010750620952897" table:style-name="ce1">
            <text:p>0,300107506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4.7502348520424897" table:style-name="ce1">
            <text:p>4,750234852</text:p>
          </table:table-cell>
          <table:table-cell office:value-type="float" office:value="0.52533408821396299" table:style-name="ce1">
            <text:p>0,525334088</text:p>
          </table:table-cell>
          <table:table-cell office:value-type="float" office:value="-1.3590149772684299" table:style-name="ce1">
            <text:p>-1,359014977</text:p>
          </table:table-cell>
          <table:table-cell office:value-type="float" office:value="0.30335177687575199" table:style-name="ce1">
            <text:p>0,303351777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.7478556364881603" table:style-name="ce1">
            <text:p>4,747855636</text:p>
          </table:table-cell>
          <table:table-cell office:value-type="float" office:value="0.52530995044269901" table:style-name="ce1">
            <text:p>0,52530995</text:p>
          </table:table-cell>
          <table:table-cell office:value-type="float" office:value="-1.36054168080375" table:style-name="ce1">
            <text:p>-1,360541681</text:p>
          </table:table-cell>
          <table:table-cell office:value-type="float" office:value="0.30156819872092899" table:style-name="ce1">
            <text:p>0,301568199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4.7287057019983996" table:style-name="ce1">
            <text:p>4,728705702</text:p>
          </table:table-cell>
          <table:table-cell office:value-type="float" office:value="0.52767784881621804" table:style-name="ce1">
            <text:p>0,527677849</text:p>
          </table:table-cell>
          <table:table-cell office:value-type="float" office:value="-1.36547133471002" table:style-name="ce1">
            <text:p>-1,365471335</text:p>
          </table:table-cell>
          <table:table-cell office:value-type="float" office:value="0.30368890151635097" table:style-name="ce1">
            <text:p>0,30368890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4.7407709676012901" table:style-name="ce1">
            <text:p>4,740770968</text:p>
          </table:table-cell>
          <table:table-cell office:value-type="float" office:value="0.525820128190434" table:style-name="ce1">
            <text:p>0,525820128</text:p>
          </table:table-cell>
          <table:table-cell office:value-type="float" office:value="-1.3658412873308601" table:style-name="ce1">
            <text:p>-1,365841287</text:p>
          </table:table-cell>
          <table:table-cell office:value-type="float" office:value="0.29676129671944801" table:style-name="ce1">
            <text:p>0,296761297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4.7642841480394997" table:style-name="ce1">
            <text:p>4,764284148</text:p>
          </table:table-cell>
          <table:table-cell office:value-type="float" office:value="0.52433661524779496" table:style-name="ce1">
            <text:p>0,524336615</text:p>
          </table:table-cell>
          <table:table-cell office:value-type="float" office:value="-1.35775231128814" table:style-name="ce1">
            <text:p>-1,357752311</text:p>
          </table:table-cell>
          <table:table-cell office:value-type="float" office:value="0.30256412329190602" table:style-name="ce1">
            <text:p>0,30256412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.7414752591425202" table:style-name="ce1">
            <text:p>4,741475259</text:p>
          </table:table-cell>
          <table:table-cell office:value-type="float" office:value="0.52660035293563801" table:style-name="ce1">
            <text:p>0,526600353</text:p>
          </table:table-cell>
          <table:table-cell office:value-type="float" office:value="-1.37209149689142" table:style-name="ce1">
            <text:p>-1,372091497</text:p>
          </table:table-cell>
          <table:table-cell office:value-type="float" office:value="0.29623399708269399" table:style-name="ce1">
            <text:p>0,296233997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4.8024515105891297" table:style-name="ce1">
            <text:p>4,802451511</text:p>
          </table:table-cell>
          <table:table-cell office:value-type="float" office:value="0.52624134409493795" table:style-name="ce1">
            <text:p>0,526241344</text:p>
          </table:table-cell>
          <table:table-cell office:value-type="float" office:value="-1.37362194738607" table:style-name="ce1">
            <text:p>-1,373621947</text:p>
          </table:table-cell>
          <table:table-cell office:value-type="float" office:value="0.29852174380916202" table:style-name="ce1">
            <text:p>0,298521744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.7254642049562401" table:style-name="ce1">
            <text:p>4,725464205</text:p>
          </table:table-cell>
          <table:table-cell office:value-type="float" office:value="0.52761611311964796" table:style-name="ce1">
            <text:p>0,527616113</text:p>
          </table:table-cell>
          <table:table-cell office:value-type="float" office:value="-1.3561553052538" table:style-name="ce1">
            <text:p>-1,356155305</text:p>
          </table:table-cell>
          <table:table-cell office:value-type="float" office:value="0.31189718084440299" table:style-name="ce1">
            <text:p>0,311897181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4.7748814699182196" table:style-name="ce1">
            <text:p>4,77488147</text:p>
          </table:table-cell>
          <table:table-cell office:value-type="float" office:value="0.52609387727211299" table:style-name="ce1">
            <text:p>0,526093877</text:p>
          </table:table-cell>
          <table:table-cell office:value-type="float" office:value="-1.3634001640293001" table:style-name="ce1">
            <text:p>-1,363400164</text:p>
          </table:table-cell>
          <table:table-cell office:value-type="float" office:value="0.30338645371082701" table:style-name="ce1">
            <text:p>0,303386454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.7244061046543404" table:style-name="ce1">
            <text:p>4,724406105</text:p>
          </table:table-cell>
          <table:table-cell office:value-type="float" office:value="0.52816933681104306" table:style-name="ce1">
            <text:p>0,528169337</text:p>
          </table:table-cell>
          <table:table-cell office:value-type="float" office:value="-1.3702674508977" table:style-name="ce1">
            <text:p>-1,370267451</text:p>
          </table:table-cell>
          <table:table-cell office:value-type="float" office:value="0.304593339016686" table:style-name="ce1">
            <text:p>0,304593339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4.7379372432343203" table:style-name="ce1">
            <text:p>4,737937243</text:p>
          </table:table-cell>
          <table:table-cell office:value-type="float" office:value="0.52577845476131102" table:style-name="ce1">
            <text:p>0,525778455</text:p>
          </table:table-cell>
          <table:table-cell office:value-type="float" office:value="-1.3563268644711901" table:style-name="ce1">
            <text:p>-1,356326864</text:p>
          </table:table-cell>
          <table:table-cell office:value-type="float" office:value="0.30604583339407099" table:style-name="ce1">
            <text:p>0,306045833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7591237417832302" table:style-name="ce1">
            <text:p>4,759123742</text:p>
          </table:table-cell>
          <table:table-cell office:value-type="float" office:value="0.52815020785897704" table:style-name="ce1">
            <text:p>0,528150208</text:p>
          </table:table-cell>
          <table:table-cell office:value-type="float" office:value="-1.3635879124811301" table:style-name="ce1">
            <text:p>-1,363587912</text:p>
          </table:table-cell>
          <table:table-cell office:value-type="float" office:value="0.303186938861634" table:style-name="ce1">
            <text:p>0,303186939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4.7604986130688198" table:style-name="ce1">
            <text:p>4,760498613</text:p>
          </table:table-cell>
          <table:table-cell office:value-type="float" office:value="0.52584987217185897" table:style-name="ce1">
            <text:p>0,525849872</text:p>
          </table:table-cell>
          <table:table-cell office:value-type="float" office:value="-1.35164169396219" table:style-name="ce1">
            <text:p>-1,351641694</text:p>
          </table:table-cell>
          <table:table-cell office:value-type="float" office:value="0.30844607907858101" table:style-name="ce1">
            <text:p>0,308446079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4.7756424845655099" table:style-name="ce1">
            <text:p>4,775642485</text:p>
          </table:table-cell>
          <table:table-cell office:value-type="float" office:value="0.52587077632887302" table:style-name="ce1">
            <text:p>0,525870776</text:p>
          </table:table-cell>
          <table:table-cell office:value-type="float" office:value="-1.37629684869644" table:style-name="ce1">
            <text:p>-1,376296849</text:p>
          </table:table-cell>
          <table:table-cell office:value-type="float" office:value="0.29761869849893802" table:style-name="ce1">
            <text:p>0,297618698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4.7565626083611496" table:style-name="ce1">
            <text:p>4,756562608</text:p>
          </table:table-cell>
          <table:table-cell office:value-type="float" office:value="0.52606250875726002" table:style-name="ce1">
            <text:p>0,526062509</text:p>
          </table:table-cell>
          <table:table-cell office:value-type="float" office:value="-1.3626472202565301" table:style-name="ce1">
            <text:p>-1,36264722</text:p>
          </table:table-cell>
          <table:table-cell office:value-type="float" office:value="0.30273611129148198" table:style-name="ce1">
            <text:p>0,302736111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4.7509885546386998" table:style-name="ce1">
            <text:p>4,750988555</text:p>
          </table:table-cell>
          <table:table-cell office:value-type="float" office:value="0.52641100813771402" table:style-name="ce1">
            <text:p>0,526411008</text:p>
          </table:table-cell>
          <table:table-cell office:value-type="float" office:value="-1.36460388075672" table:style-name="ce1">
            <text:p>-1,364603881</text:p>
          </table:table-cell>
          <table:table-cell office:value-type="float" office:value="0.29970185922286202" table:style-name="ce1">
            <text:p>0,299701859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4.7430716355169196" table:style-name="ce1">
            <text:p>4,743071636</text:p>
          </table:table-cell>
          <table:table-cell office:value-type="float" office:value="0.52511863922697" table:style-name="ce1">
            <text:p>0,525118639</text:p>
          </table:table-cell>
          <table:table-cell office:value-type="float" office:value="-1.3569556693426399" table:style-name="ce1">
            <text:p>-1,356955669</text:p>
          </table:table-cell>
          <table:table-cell office:value-type="float" office:value="0.304046433116542" table:style-name="ce1">
            <text:p>0,304046433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.75740587912499" table:style-name="ce1">
            <text:p>4,757405879</text:p>
          </table:table-cell>
          <table:table-cell office:value-type="float" office:value="0.52492800270973605" table:style-name="ce1">
            <text:p>0,524928003</text:p>
          </table:table-cell>
          <table:table-cell office:value-type="float" office:value="-1.35731250398053" table:style-name="ce1">
            <text:p>-1,357312504</text:p>
          </table:table-cell>
          <table:table-cell office:value-type="float" office:value="0.30039329503879397" table:style-name="ce1">
            <text:p>0,300393295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4.7648926078159404" table:style-name="ce1">
            <text:p>4,764892608</text:p>
          </table:table-cell>
          <table:table-cell office:value-type="float" office:value="0.52633550737265" table:style-name="ce1">
            <text:p>0,526335507</text:p>
          </table:table-cell>
          <table:table-cell office:value-type="float" office:value="-1.3592101449628899" table:style-name="ce1">
            <text:p>-1,359210145</text:p>
          </table:table-cell>
          <table:table-cell office:value-type="float" office:value="0.30542250351198502" table:style-name="ce1">
            <text:p>0,305422504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.7214882068222801" table:style-name="ce1">
            <text:p>4,721488207</text:p>
          </table:table-cell>
          <table:table-cell office:value-type="float" office:value="0.52783423751088199" table:style-name="ce1">
            <text:p>0,527834238</text:p>
          </table:table-cell>
          <table:table-cell office:value-type="float" office:value="-1.36013979425664" table:style-name="ce1">
            <text:p>-1,360139794</text:p>
          </table:table-cell>
          <table:table-cell office:value-type="float" office:value="0.302873827909305" table:style-name="ce1">
            <text:p>0,302873828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4.7545937886144998" table:style-name="ce1">
            <text:p>4,754593789</text:p>
          </table:table-cell>
          <table:table-cell office:value-type="float" office:value="0.52702213281505395" table:style-name="ce1">
            <text:p>0,527022133</text:p>
          </table:table-cell>
          <table:table-cell office:value-type="float" office:value="-1.36457382183922" table:style-name="ce1">
            <text:p>-1,364573822</text:p>
          </table:table-cell>
          <table:table-cell office:value-type="float" office:value="0.30481475808689601" table:style-name="ce1">
            <text:p>0,30481475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4.7702393511739603" table:style-name="ce1">
            <text:p>4,770239351</text:p>
          </table:table-cell>
          <table:table-cell office:value-type="float" office:value="0.52621992144523699" table:style-name="ce1">
            <text:p>0,526219921</text:p>
          </table:table-cell>
          <table:table-cell office:value-type="float" office:value="-1.35677257263434" table:style-name="ce1">
            <text:p>-1,356772573</text:p>
          </table:table-cell>
          <table:table-cell office:value-type="float" office:value="0.307643720984279" table:style-name="ce1">
            <text:p>0,307643721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4.7812298328608902" table:style-name="ce1">
            <text:p>4,781229833</text:p>
          </table:table-cell>
          <table:table-cell office:value-type="float" office:value="0.52597769502108105" table:style-name="ce1">
            <text:p>0,525977695</text:p>
          </table:table-cell>
          <table:table-cell office:value-type="float" office:value="-1.36654889050819" table:style-name="ce1">
            <text:p>-1,366548891</text:p>
          </table:table-cell>
          <table:table-cell office:value-type="float" office:value="0.301012327071706" table:style-name="ce1">
            <text:p>0,301012327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.7237995715705097" table:style-name="ce1">
            <text:p>4,723799572</text:p>
          </table:table-cell>
          <table:table-cell office:value-type="float" office:value="0.52874405308852601" table:style-name="ce1">
            <text:p>0,528744053</text:p>
          </table:table-cell>
          <table:table-cell office:value-type="float" office:value="-1.35392900105647" table:style-name="ce1">
            <text:p>-1,353929001</text:p>
          </table:table-cell>
          <table:table-cell office:value-type="float" office:value="0.30460164112955901" table:style-name="ce1">
            <text:p>0,304601641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4.7478510311364399" table:style-name="ce1">
            <text:p>4,747851031</text:p>
          </table:table-cell>
          <table:table-cell office:value-type="float" office:value="0.52672522047093695" table:style-name="ce1">
            <text:p>0,52672522</text:p>
          </table:table-cell>
          <table:table-cell office:value-type="float" office:value="-1.3564798462548899" table:style-name="ce1">
            <text:p>-1,356479846</text:p>
          </table:table-cell>
          <table:table-cell office:value-type="float" office:value="0.30536408988343799" table:style-name="ce1">
            <text:p>0,30536409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.7684096280083903" table:style-name="ce1">
            <text:p>4,768409628</text:p>
          </table:table-cell>
          <table:table-cell office:value-type="float" office:value="0.52578181888063202" table:style-name="ce1">
            <text:p>0,525781819</text:p>
          </table:table-cell>
          <table:table-cell office:value-type="float" office:value="-1.36745831927644" table:style-name="ce1">
            <text:p>-1,367458319</text:p>
          </table:table-cell>
          <table:table-cell office:value-type="float" office:value="0.29814985499744401" table:style-name="ce1">
            <text:p>0,298149855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4.7572985092759801" table:style-name="ce1">
            <text:p>4,757298509</text:p>
          </table:table-cell>
          <table:table-cell office:value-type="float" office:value="0.52738068465926602" table:style-name="ce1">
            <text:p>0,527380685</text:p>
          </table:table-cell>
          <table:table-cell office:value-type="float" office:value="-1.3615100817077399" table:style-name="ce1">
            <text:p>-1,361510082</text:p>
          </table:table-cell>
          <table:table-cell office:value-type="float" office:value="0.30391843172945199" table:style-name="ce1">
            <text:p>0,303918432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.7241751970273098" table:style-name="ce1">
            <text:p>4,724175197</text:p>
          </table:table-cell>
          <table:table-cell office:value-type="float" office:value="0.52798559119486099" table:style-name="ce1">
            <text:p>0,527985591</text:p>
          </table:table-cell>
          <table:table-cell office:value-type="float" office:value="-1.3477042051311099" table:style-name="ce1">
            <text:p>-1,347704205</text:p>
          </table:table-cell>
          <table:table-cell office:value-type="float" office:value="0.31028385690339499" table:style-name="ce1">
            <text:p>0,310283857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4.7657385466873698" table:style-name="ce1">
            <text:p>4,765738547</text:p>
          </table:table-cell>
          <table:table-cell office:value-type="float" office:value="0.52530234887573701" table:style-name="ce1">
            <text:p>0,525302349</text:p>
          </table:table-cell>
          <table:table-cell office:value-type="float" office:value="-1.3588858251773499" table:style-name="ce1">
            <text:p>-1,358885825</text:p>
          </table:table-cell>
          <table:table-cell office:value-type="float" office:value="0.29996892119128099" table:style-name="ce1">
            <text:p>0,29996892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4.7146393799445203" table:style-name="ce1">
            <text:p>4,71463938</text:p>
          </table:table-cell>
          <table:table-cell office:value-type="float" office:value="0.52807993504813899" table:style-name="ce1">
            <text:p>0,528079935</text:p>
          </table:table-cell>
          <table:table-cell office:value-type="float" office:value="-1.3366648252500299" table:style-name="ce1">
            <text:p>-1,336664825</text:p>
          </table:table-cell>
          <table:table-cell office:value-type="float" office:value="0.31267712038101397" table:style-name="ce1">
            <text:p>0,31267712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4.7258691629434004" table:style-name="ce1">
            <text:p>4,725869163</text:p>
          </table:table-cell>
          <table:table-cell office:value-type="float" office:value="0.52941194553566695" table:style-name="ce1">
            <text:p>0,529411946</text:p>
          </table:table-cell>
          <table:table-cell office:value-type="float" office:value="-1.3543503493190601" table:style-name="ce1">
            <text:p>-1,354350349</text:p>
          </table:table-cell>
          <table:table-cell office:value-type="float" office:value="0.30592174544088102" table:style-name="ce1">
            <text:p>0,305921745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.7497583182188201" table:style-name="ce1">
            <text:p>4,749758318</text:p>
          </table:table-cell>
          <table:table-cell office:value-type="float" office:value="0.52725440118606104" table:style-name="ce1">
            <text:p>0,527254401</text:p>
          </table:table-cell>
          <table:table-cell office:value-type="float" office:value="-1.3702565909739799" table:style-name="ce1">
            <text:p>-1,370256591</text:p>
          </table:table-cell>
          <table:table-cell office:value-type="float" office:value="0.29976520098151699" table:style-name="ce1">
            <text:p>0,299765201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4.7350050773552503" table:style-name="ce1">
            <text:p>4,735005077</text:p>
          </table:table-cell>
          <table:table-cell office:value-type="float" office:value="0.528272440534303" table:style-name="ce1">
            <text:p>0,528272441</text:p>
          </table:table-cell>
          <table:table-cell office:value-type="float" office:value="-1.35878994205" table:style-name="ce1">
            <text:p>-1,358789942</text:p>
          </table:table-cell>
          <table:table-cell office:value-type="float" office:value="0.30264307304402099" table:style-name="ce1">
            <text:p>0,302643073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.7265975074948603" table:style-name="ce1">
            <text:p>4,726597507</text:p>
          </table:table-cell>
          <table:table-cell office:value-type="float" office:value="0.52657831951079503" table:style-name="ce1">
            <text:p>0,52657832</text:p>
          </table:table-cell>
          <table:table-cell office:value-type="float" office:value="-1.3433001740441299" table:style-name="ce1">
            <text:p>-1,343300174</text:p>
          </table:table-cell>
          <table:table-cell office:value-type="float" office:value="0.305099604828801" table:style-name="ce1">
            <text:p>0,305099605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4.7153426097439697" table:style-name="ce1">
            <text:p>4,71534261</text:p>
          </table:table-cell>
          <table:table-cell office:value-type="float" office:value="0.52963068367327204" table:style-name="ce1">
            <text:p>0,529630684</text:p>
          </table:table-cell>
          <table:table-cell office:value-type="float" office:value="-1.3564781190572801" table:style-name="ce1">
            <text:p>-1,356478119</text:p>
          </table:table-cell>
          <table:table-cell office:value-type="float" office:value="0.30637611782728102" table:style-name="ce1">
            <text:p>0,306376118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.6638383006065203" table:style-name="ce1">
            <text:p>4,663838301</text:p>
          </table:table-cell>
          <table:table-cell office:value-type="float" office:value="0.53099533027283097" table:style-name="ce1">
            <text:p>0,53099533</text:p>
          </table:table-cell>
          <table:table-cell office:value-type="float" office:value="-1.3459002632756101" table:style-name="ce1">
            <text:p>-1,345900263</text:p>
          </table:table-cell>
          <table:table-cell office:value-type="float" office:value="0.306661173165169" table:style-name="ce1">
            <text:p>0,306661173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4.6595821417227103" table:style-name="ce1">
            <text:p>4,659582142</text:p>
          </table:table-cell>
          <table:table-cell office:value-type="float" office:value="0.53274530988431701" table:style-name="ce1">
            <text:p>0,53274531</text:p>
          </table:table-cell>
          <table:table-cell office:value-type="float" office:value="-1.32797325934332" table:style-name="ce1">
            <text:p>-1,327973259</text:p>
          </table:table-cell>
          <table:table-cell office:value-type="float" office:value="0.31442010519636898" table:style-name="ce1">
            <text:p>0,314420105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6288094750192501" table:style-name="ce1">
            <text:p>4,628809475</text:p>
          </table:table-cell>
          <table:table-cell office:value-type="float" office:value="0.53350181881916503" table:style-name="ce1">
            <text:p>0,533501819</text:p>
          </table:table-cell>
          <table:table-cell office:value-type="float" office:value="-1.3220460730897601" table:style-name="ce1">
            <text:p>-1,322046073</text:p>
          </table:table-cell>
          <table:table-cell office:value-type="float" office:value="0.31748336579560199" table:style-name="ce1">
            <text:p>0,317483366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4.5445861677730699" table:style-name="ce1">
            <text:p>4,544586168</text:p>
          </table:table-cell>
          <table:table-cell office:value-type="float" office:value="0.54092335609325104" table:style-name="ce1">
            <text:p>0,540923356</text:p>
          </table:table-cell>
          <table:table-cell office:value-type="float" office:value="-1.3142750602348801" table:style-name="ce1">
            <text:p>-1,31427506</text:p>
          </table:table-cell>
          <table:table-cell office:value-type="float" office:value="0.32456524436913198" table:style-name="ce1">
            <text:p>0,32456524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50620334842632" table:style-name="ce1">
            <text:p>4,506203348</text:p>
          </table:table-cell>
          <table:table-cell office:value-type="float" office:value="0.54435028528542695" table:style-name="ce1">
            <text:p>0,544350285</text:p>
          </table:table-cell>
          <table:table-cell office:value-type="float" office:value="-1.3052533059162399" table:style-name="ce1">
            <text:p>-1,305253306</text:p>
          </table:table-cell>
          <table:table-cell office:value-type="float" office:value="0.32783376707638201" table:style-name="ce1">
            <text:p>0,327833767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4.4875955921908597" table:style-name="ce1">
            <text:p>4,487595592</text:p>
          </table:table-cell>
          <table:table-cell office:value-type="float" office:value="0.54142936542216502" table:style-name="ce1">
            <text:p>0,541429365</text:p>
          </table:table-cell>
          <table:table-cell office:value-type="float" office:value="-1.29491122741674" table:style-name="ce1">
            <text:p>-1,294911227</text:p>
          </table:table-cell>
          <table:table-cell office:value-type="float" office:value="0.33324244602040598" table:style-name="ce1">
            <text:p>0,333242446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3005863713169497" table:style-name="ce1">
            <text:p>4,300586371</text:p>
          </table:table-cell>
          <table:table-cell office:value-type="float" office:value="0.557757523253674" table:style-name="ce1">
            <text:p>0,557757523</text:p>
          </table:table-cell>
          <table:table-cell office:value-type="float" office:value="-1.2434296731572101" table:style-name="ce1">
            <text:p>-1,243429673</text:p>
          </table:table-cell>
          <table:table-cell office:value-type="float" office:value="0.35638994358244203" table:style-name="ce1">
            <text:p>0,356389944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4.0722334114626202" table:style-name="ce1">
            <text:p>4,072233411</text:p>
          </table:table-cell>
          <table:table-cell office:value-type="float" office:value="0.57663637999018302" table:style-name="ce1">
            <text:p>0,57663638</text:p>
          </table:table-cell>
          <table:table-cell office:value-type="float" office:value="-1.1668307231858199" table:style-name="ce1">
            <text:p>-1,166830723</text:p>
          </table:table-cell>
          <table:table-cell office:value-type="float" office:value="0.39050911252654802" table:style-name="ce1">
            <text:p>0,390509113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.92764307094316" table:style-name="ce1">
            <text:p>3,927643071</text:p>
          </table:table-cell>
          <table:table-cell office:value-type="float" office:value="0.58694810129604402" table:style-name="ce1">
            <text:p>0,586948101</text:p>
          </table:table-cell>
          <table:table-cell office:value-type="float" office:value="-1.1399670103686099" table:style-name="ce1">
            <text:p>-1,13996701</text:p>
          </table:table-cell>
          <table:table-cell office:value-type="float" office:value="0.41082242755343001" table:style-name="ce1">
            <text:p>0,410822428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3.81264482090124" table:style-name="ce1">
            <text:p>3,812644821</text:p>
          </table:table-cell>
          <table:table-cell office:value-type="float" office:value="0.59300806291409902" table:style-name="ce1">
            <text:p>0,593008063</text:p>
          </table:table-cell>
          <table:table-cell office:value-type="float" office:value="-1.1216072751453701" table:style-name="ce1">
            <text:p>-1,121607275</text:p>
          </table:table-cell>
          <table:table-cell office:value-type="float" office:value="0.413900616306906" table:style-name="ce1">
            <text:p>0,413900616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.7271023281404099" table:style-name="ce1">
            <text:p>3,727102328</text:p>
          </table:table-cell>
          <table:table-cell office:value-type="float" office:value="0.59704475351458797" table:style-name="ce1">
            <text:p>0,597044754</text:p>
          </table:table-cell>
          <table:table-cell office:value-type="float" office:value="-1.12252348572137" table:style-name="ce1">
            <text:p>-1,122523486</text:p>
          </table:table-cell>
          <table:table-cell office:value-type="float" office:value="0.41160535324120801" table:style-name="ce1">
            <text:p>0,411605353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3.3580974371050201" table:style-name="ce1">
            <text:p>3,358097437</text:p>
          </table:table-cell>
          <table:table-cell office:value-type="float" office:value="0.62690306287331998" table:style-name="ce1">
            <text:p>0,626903063</text:p>
          </table:table-cell>
          <table:table-cell office:value-type="float" office:value="-1.0110310227200801" table:style-name="ce1">
            <text:p>-1,011031023</text:p>
          </table:table-cell>
          <table:table-cell office:value-type="float" office:value="0.468192630099451" table:style-name="ce1">
            <text:p>0,46819263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.9455065045800199" table:style-name="ce1">
            <text:p>2,945506505</text:p>
          </table:table-cell>
          <table:table-cell office:value-type="float" office:value="0.67025075742146201" table:style-name="ce1">
            <text:p>0,670250757</text:p>
          </table:table-cell>
          <table:table-cell office:value-type="float" office:value="-0.79191415573504698" table:style-name="ce1">
            <text:p>-0,791914156</text:p>
          </table:table-cell>
          <table:table-cell office:value-type="float" office:value="0.555106224542392" table:style-name="ce1">
            <text:p>0,555106225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2.5477895924362399" table:style-name="ce1">
            <text:p>2,547789592</text:p>
          </table:table-cell>
          <table:table-cell office:value-type="float" office:value="0.71737794885654704" table:style-name="ce1">
            <text:p>0,717377949</text:p>
          </table:table-cell>
          <table:table-cell office:value-type="float" office:value="-0.63741432228476402" table:style-name="ce1">
            <text:p>-0,637414322</text:p>
          </table:table-cell>
          <table:table-cell office:value-type="float" office:value="0.62202771628911002" table:style-name="ce1">
            <text:p>0,622027716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.08389973459408" table:style-name="ce1">
            <text:p>2,083899735</text:p>
          </table:table-cell>
          <table:table-cell office:value-type="float" office:value="0.78157088051514501" table:style-name="ce1">
            <text:p>0,781570881</text:p>
          </table:table-cell>
          <table:table-cell office:value-type="float" office:value="-0.491916974547983" table:style-name="ce1">
            <text:p>-0,491916975</text:p>
          </table:table-cell>
          <table:table-cell office:value-type="float" office:value="0.68379482673625902" table:style-name="ce1">
            <text:p>0,683794827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1.8369417876060701" table:style-name="ce1">
            <text:p>1,836941788</text:p>
          </table:table-cell>
          <table:table-cell office:value-type="float" office:value="0.82391108147728098" table:style-name="ce1">
            <text:p>0,823911081</text:p>
          </table:table-cell>
          <table:table-cell office:value-type="float" office:value="-0.31994872765104199" table:style-name="ce1">
            <text:p>-0,319948728</text:p>
          </table:table-cell>
          <table:table-cell office:value-type="float" office:value="0.74162018372665495" table:style-name="ce1">
            <text:p>0,741620184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4327798482555101" table:style-name="ce1">
            <text:p>1,432779848</text:p>
          </table:table-cell>
          <table:table-cell office:value-type="float" office:value="0.89282337460661998" table:style-name="ce1">
            <text:p>0,892823375</text:p>
          </table:table-cell>
          <table:table-cell office:value-type="float" office:value="-0.28151132513411797" table:style-name="ce1">
            <text:p>-0,281511325</text:p>
          </table:table-cell>
          <table:table-cell office:value-type="float" office:value="0.74693697895483502" table:style-name="ce1">
            <text:p>0,746936979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1.07041365015093" table:style-name="ce1">
            <text:p>1,07041365</text:p>
          </table:table-cell>
          <table:table-cell office:value-type="float" office:value="1.05081053620716" table:style-name="ce1">
            <text:p>1,050810536</text:p>
          </table:table-cell>
          <table:table-cell office:value-type="float" office:value="0.45533455385708299" table:style-name="ce1">
            <text:p>0,455334554</text:p>
          </table:table-cell>
          <table:table-cell office:value-type="float" office:value="0.94424460490388595" table:style-name="ce1">
            <text:p>0,944244605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.68192091782997599" table:style-name="ce1">
            <text:p>0,681920918</text:p>
          </table:table-cell>
          <table:table-cell office:value-type="float" office:value="1.3270270227496199" table:style-name="ce1">
            <text:p>1,327027023</text:p>
          </table:table-cell>
          <table:table-cell office:value-type="float" office:value="1.5092136388428701" table:style-name="ce1">
            <text:p>1,509213639</text:p>
          </table:table-cell>
          <table:table-cell office:value-type="float" office:value="1.12599215320039" table:style-name="ce1">
            <text:p>1,125992153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0.39303881651403899" table:style-name="ce1">
            <text:p>0,393038817</text:p>
          </table:table-cell>
          <table:table-cell office:value-type="float" office:value="1.75826140223065" table:style-name="ce1">
            <text:p>1,758261402</text:p>
          </table:table-cell>
          <table:table-cell office:value-type="float" office:value="1.26357585675132" table:style-name="ce1">
            <text:p>1,263575857</text:p>
          </table:table-cell>
          <table:table-cell office:value-type="float" office:value="0.96752159401538795" table:style-name="ce1">
            <text:p>0,967521594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4:55Z</dc:date>
    <meta:editing-cycles>8</meta:editing-cycles>
    <meta:editing-duration>PT0S</meta:editing-duration>
  </office:meta>
</office:document-meta>
</file>